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42.63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25.08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photores">
      <style:table-properties table:display="true" style:writing-mode="lr-tb"/>
    </style:style>
    <style:style style:name="ta2" style:family="table" style:master-page-name="PageStyle_5f_0.5_20__28_100_29_">
      <style:table-properties table:display="true" style:writing-mode="lr-tb"/>
    </style:style>
    <style:style style:name="ta3" style:family="table" style:master-page-name="PageStyle_5f_0.5">
      <style:table-properties table:display="true" style:writing-mode="lr-tb"/>
    </style:style>
    <style:style style:name="ta4" style:family="table" style:master-page-name="PageStyle_5f_0.4">
      <style:table-properties table:display="true" style:writing-mode="lr-tb"/>
    </style:style>
    <style:style style:name="ta5" style:family="table" style:master-page-name="PageStyle_5f_0.3">
      <style:table-properties table:display="true" style:writing-mode="lr-tb"/>
    </style:style>
    <style:style style:name="ta6" style:family="table" style:master-page-name="PageStyle_5f_0.2">
      <style:table-properties table:display="true" style:writing-mode="lr-tb"/>
    </style:style>
    <style:style style:name="ta7" style:family="table" style:master-page-name="PageStyle_5f_Sheet6">
      <style:table-properties table:display="true" style:writing-mode="lr-tb"/>
    </style:style>
    <style:style style:name="ta8" style:family="table" style:master-page-name="PageStyle_5f_0.5_20_UV_20_01.csv">
      <style:table-properties table:display="true" style:writing-mode="lr-tb"/>
    </style:style>
    <style:style style:name="ta9" style:family="table" style:master-page-name="PageStyle_5f_Sheet1">
      <style:table-properties table:display="true" style:writing-mode="lr-tb"/>
    </style:style>
    <style:style style:name="ta10" style:family="table" style:master-page-name="PageStyle_5f_0.3_20__28_100_29_">
      <style:table-properties table:display="true" style:writing-mode="lr-tb"/>
    </style:style>
    <style:style style:name="ta11" style:family="table" style:master-page-name="PageStyle_5f_0.2_20__28_100_29_">
      <style:table-properties table:display="true" style:writing-mode="lr-tb"/>
    </style:style>
    <style:style style:name="ta12" style:family="table" style:master-page-name="PageStyle_5f_width_20__28_100_29_">
      <style:table-properties table:display="true" style:writing-mode="lr-tb"/>
    </style:style>
    <style:style style:name="ta1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hotore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14" calcext:value-type="float">
            <text:p>0.114</text:p>
          </table:table-cell>
          <table:table-cell table:formula="of:=1/[.C3]" office:value-type="float" office:value="8.7719298245614" calcext:value-type="float">
            <text:p>8.77192982456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table:formula="of:=1/[.C4]" office:value-type="float" office:value="22.7272727272727" calcext:value-type="float">
            <text:p>22.727272727272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4" calcext:value-type="float">
            <text:p>0.044</text:p>
          </table:table-cell>
          <table:table-cell table:formula="of:=1/[.C5]" office:value-type="float" office:value="22.7272727272727" calcext:value-type="float">
            <text:p>22.72727272727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8" calcext:value-type="float">
            <text:p>0.048</text:p>
          </table:table-cell>
          <table:table-cell table:formula="of:=1/[.C6]" office:value-type="float" office:value="20.8333333333333" calcext:value-type="float">
            <text:p>20.83333333333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61" calcext:value-type="float">
            <text:p>0.061</text:p>
          </table:table-cell>
          <table:table-cell table:formula="of:=1/[.C7]" office:value-type="float" office:value="16.3934426229508" calcext:value-type="float">
            <text:p>16.39344262295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 table:formula="of:=1/[.C8]" office:value-type="float" office:value="12.5" calcext:value-type="float">
            <text:p>12.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92" calcext:value-type="float">
            <text:p>0.092</text:p>
          </table:table-cell>
          <table:table-cell table:formula="of:=1/[.C9]" office:value-type="float" office:value="10.8695652173913" calcext:value-type="float">
            <text:p>10.869565217391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2" calcext:value-type="float">
            <text:p>0.12</text:p>
          </table:table-cell>
          <table:table-cell table:formula="of:=1/[.C10]" office:value-type="float" office:value="8.33333333333333" calcext:value-type="float">
            <text:p>8.333333333333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35" calcext:value-type="float">
            <text:p>0.135</text:p>
          </table:table-cell>
          <table:table-cell table:formula="of:=1/[.C11]" office:value-type="float" office:value="7.40740740740741" calcext:value-type="float">
            <text:p>7.4074074074074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58" calcext:value-type="float">
            <text:p>0.158</text:p>
          </table:table-cell>
          <table:table-cell table:formula="of:=1/[.C12]" office:value-type="float" office:value="6.32911392405063" calcext:value-type="float">
            <text:p>6.329113924050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93" calcext:value-type="float">
            <text:p>0.193</text:p>
          </table:table-cell>
          <table:table-cell table:formula="of:=1/[.C13]" office:value-type="float" office:value="5.18134715025907" calcext:value-type="float">
            <text:p>5.1813471502590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2" calcext:value-type="float">
            <text:p>0.42</text:p>
          </table:table-cell>
          <table:table-cell table:formula="of:=1/[.C14]" office:value-type="float" office:value="2.38095238095238" calcext:value-type="float">
            <text:p>2.3809523809523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66" calcext:value-type="float">
            <text:p>0.66</text:p>
          </table:table-cell>
          <table:table-cell table:formula="of:=1/[.C15]" office:value-type="float" office:value="1.51515151515152" calcext:value-type="float">
            <text:p>1.5151515151515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table:formula="of:=1/[.C16]" office:value-type="float" office:value="0.833333333333333" calcext:value-type="float">
            <text:p>0.83333333333333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 table:formula="of:=1/[.C17]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.3</text:p>
          </table:table-cell>
          <table:table-cell table:formula="of:=1/[.C18]" office:value-type="float" office:value="0.434782608695652" calcext:value-type="float">
            <text:p>0.43478260869565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3" calcext:value-type="float">
            <text:p>2.3</text:p>
          </table:table-cell>
          <table:table-cell table:formula="of:=1/[.C19]" office:value-type="float" office:value="0.434782608695652" calcext:value-type="float">
            <text:p>0.43478260869565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table:formula="of:=1/[.C20]" office:value-type="float" office:value="0.3125" calcext:value-type="float">
            <text:p>0.312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.7" calcext:value-type="float">
            <text:p>3.7</text:p>
          </table:table-cell>
          <table:table-cell table:formula="of:=1/[.C21]" office:value-type="float" office:value="0.27027027027027" calcext:value-type="float">
            <text:p>0.27027027027027</text:p>
          </table:table-cell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0.5 (100)_scaled" table:style-name="ta2">
        <office:forms form:automatic-focus="false" form:apply-design-mode="false"/>
        <table:shapes>
          <draw:frame draw:z-index="2" draw:style-name="gr1" draw:text-style-name="P1" svg:width="159.93mm" svg:height="89.95mm" svg:x="105.63mm" svg:y="137.06mm">
            <loext:p draw:notify-on-update-of-ranges="'0.5 (100)_scaled'.I1:'0.5 (100)_scaled'.I22 '0.5 (100)_scaled'.N1:'0.5 (100)_scaled'.N22 '0.5 (100)_scaled'.D1:'0.5 (100)_scaled'.D22 '0.5 (100)_scaled'.O1:'0.5 (100)_scaled'.O9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2">
          <table:table-cell/>
          <table:table-cell office:value-type="float" office:value="0.79" calcext:value-type="float">
            <text:p>0.79</text:p>
          </table:table-cell>
          <table:table-cell office:value-type="float" office:value="20" calcext:value-type="float">
            <text:p>20</text:p>
          </table:table-cell>
          <table:table-cell table:formula="of:=[.C1]/4"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formula="of:=[.E1]*70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E1]/[.G1]" office:value-type="float" office:value="1.6" calcext:value-type="float">
            <text:p>1.6</text:p>
          </table:table-cell>
          <table:table-cell table:formula="of:=[.H1]*160" office:value-type="float" office:value="256" calcext:value-type="float">
            <text:p>256</text:p>
          </table:table-cell>
          <table:table-cell table:formula="of:=[.H1]*100" office:value-type="float" office:value="160" calcext:value-type="float">
            <text:p>160</text:p>
          </table:table-cell>
          <table:table-cell table:formula="of:=3.5*[.C1]/(27.2-3.5)" office:value-type="float" office:value="2.9535864978903" calcext:value-type="float">
            <text:p>2.9535864978903</text:p>
          </table:table-cell>
          <table:table-cell table:formula="of:=[.C1]+([.K1]/2)" office:value-type="float" office:value="21.4767932489451" calcext:value-type="float">
            <text:p>21.4767932489451</text:p>
          </table:table-cell>
          <table:table-cell table:formula="of:=[.H1]/[.K1]" office:value-type="float" office:value="0.541714285714286" calcext:value-type="float">
            <text:p>0.541714285714286</text:p>
          </table:table-cell>
          <table:table-cell table:formula="of:=[.D1]*-1" office:value-type="float" office:value="-5" calcext:value-type="float">
            <text:p>-5</text:p>
          </table:table-cell>
          <table:table-cell office:value-type="float" office:value="168.17471925432" calcext:value-type="float">
            <text:p>168.1747192543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.18" calcext:value-type="float">
            <text:p>1.18</text:p>
          </table:table-cell>
          <table:table-cell office:value-type="float" office:value="30" calcext:value-type="float">
            <text:p>30</text:p>
          </table:table-cell>
          <table:table-cell table:formula="of:=[.C2]/4" office:value-type="float" office:value="7.5" calcext:value-type="float">
            <text:p>7.5</text:p>
          </table:table-cell>
          <table:table-cell office:value-type="float" office:value="4.68" calcext:value-type="float">
            <text:p>4.68</text:p>
          </table:table-cell>
          <table:table-cell table:formula="of:=[.E2]*70" office:value-type="float" office:value="327.6" calcext:value-type="float">
            <text:p>327.6</text:p>
          </table:table-cell>
          <table:table-cell office:value-type="float" office:value="1" calcext:value-type="float">
            <text:p>1</text:p>
          </table:table-cell>
          <table:table-cell table:formula="of:=[.E2]/[.G2]" office:value-type="float" office:value="4.68" calcext:value-type="float">
            <text:p>4.68</text:p>
          </table:table-cell>
          <table:table-cell table:formula="of:=[.H2]*160" office:value-type="float" office:value="748.8" calcext:value-type="float">
            <text:p>748.8</text:p>
          </table:table-cell>
          <table:table-cell table:formula="of:=[.H2]*100" office:value-type="float" office:value="468" calcext:value-type="float">
            <text:p>468</text:p>
          </table:table-cell>
          <table:table-cell table:formula="of:=3.5*[.C2]/(27.2-3.5)" office:value-type="float" office:value="4.43037974683544" calcext:value-type="float">
            <text:p>4.43037974683544</text:p>
          </table:table-cell>
          <table:table-cell table:formula="of:=[.C2]+([.K2]/2)" office:value-type="float" office:value="32.2151898734177" calcext:value-type="float">
            <text:p>32.2151898734177</text:p>
          </table:table-cell>
          <table:table-cell table:formula="of:=[.H2]/[.K2]" office:value-type="float" office:value="1.05634285714286" calcext:value-type="float">
            <text:p>1.05634285714286</text:p>
          </table:table-cell>
          <table:table-cell table:formula="of:=[.D2]*-1" office:value-type="float" office:value="-7.5" calcext:value-type="float">
            <text:p>-7.5</text:p>
          </table:table-cell>
          <table:table-cell office:value-type="float" office:value="268.837866099438" calcext:value-type="float">
            <text:p>268.837866099438</text:p>
          </table:table-cell>
          <table:table-cell table:number-columns-repeated="8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C3]/4" office:value-type="float" office:value="10.5" calcext:value-type="float">
            <text:p>10.5</text:p>
          </table:table-cell>
          <table:table-cell office:value-type="float" office:value="95.4" calcext:value-type="float">
            <text:p>95.4</text:p>
          </table:table-cell>
          <table:table-cell table:formula="of:=[.E3]*70" office:value-type="float" office:value="6678" calcext:value-type="float">
            <text:p>6678</text:p>
          </table:table-cell>
          <table:table-cell office:value-type="float" office:value="1" calcext:value-type="float">
            <text:p>1</text:p>
          </table:table-cell>
          <table:table-cell table:formula="of:=[.E3]/[.G3]" office:value-type="float" office:value="95.4" calcext:value-type="float">
            <text:p>95.4</text:p>
          </table:table-cell>
          <table:table-cell table:formula="of:=[.H3]*160" office:value-type="float" office:value="15264" calcext:value-type="float">
            <text:p>15264</text:p>
          </table:table-cell>
          <table:table-cell table:formula="of:=[.H3]*100" office:value-type="float" office:value="9540" calcext:value-type="float">
            <text:p>9540</text:p>
          </table:table-cell>
          <table:table-cell table:formula="of:=3.5*[.C3]/(27.2-3.5)" office:value-type="float" office:value="6.20253164556962" calcext:value-type="float">
            <text:p>6.20253164556962</text:p>
          </table:table-cell>
          <table:table-cell table:formula="of:=[.C3]+([.K3]/2)" office:value-type="float" office:value="45.1012658227848" calcext:value-type="float">
            <text:p>45.1012658227848</text:p>
          </table:table-cell>
          <table:table-cell table:formula="of:=[.H3]/[.K3]" office:value-type="float" office:value="15.3808163265306" calcext:value-type="float">
            <text:p>15.3808163265306</text:p>
          </table:table-cell>
          <table:table-cell table:formula="of:=[.D3]*-1" office:value-type="float" office:value="-10.5" calcext:value-type="float">
            <text:p>-10.5</text:p>
          </table:table-cell>
          <table:table-cell office:value-type="float" office:value="500.794452983734" calcext:value-type="float">
            <text:p>500.794452983734</text:p>
          </table:table-cell>
          <table:table-cell table:number-columns-repeated="8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 table:formula="of:=([.B4]*25.4) +42" office:value-type="float" office:value="54.7" calcext:value-type="float">
            <text:p>54.7</text:p>
          </table:table-cell>
          <table:table-cell table:formula="of:=[.C4]/4" office:value-type="float" office:value="13.675" calcext:value-type="float">
            <text:p>13.675</text:p>
          </table:table-cell>
          <table:table-cell office:value-type="float" office:value="164.4" calcext:value-type="float">
            <text:p>164.4</text:p>
          </table:table-cell>
          <table:table-cell table:formula="of:=[.E4]*70" office:value-type="float" office:value="11508" calcext:value-type="float">
            <text:p>11508</text:p>
          </table:table-cell>
          <table:table-cell office:value-type="float" office:value="1" calcext:value-type="float">
            <text:p>1</text:p>
          </table:table-cell>
          <table:table-cell table:formula="of:=[.E4]/[.G4]" office:value-type="float" office:value="164.4" calcext:value-type="float">
            <text:p>164.4</text:p>
          </table:table-cell>
          <table:table-cell table:formula="of:=[.H4]*160" office:value-type="float" office:value="26304" calcext:value-type="float">
            <text:p>26304</text:p>
          </table:table-cell>
          <table:table-cell table:formula="of:=[.H4]*100" office:value-type="float" office:value="16440" calcext:value-type="float">
            <text:p>16440</text:p>
          </table:table-cell>
          <table:table-cell table:formula="of:=3.5*[.C4]/(27.2-3.5)" office:value-type="float" office:value="8.07805907172996" calcext:value-type="float">
            <text:p>8.07805907172996</text:p>
          </table:table-cell>
          <table:table-cell table:formula="of:=[.C4]+([.K4]/2)" office:value-type="float" office:value="58.739029535865" calcext:value-type="float">
            <text:p>58.739029535865</text:p>
          </table:table-cell>
          <table:table-cell table:formula="of:=[.H4]/[.K4]" office:value-type="float" office:value="20.3514233481327" calcext:value-type="float">
            <text:p>20.3514233481327</text:p>
          </table:table-cell>
          <table:table-cell table:formula="of:=[.D4]*-1" office:value-type="float" office:value="-13.675" calcext:value-type="float">
            <text:p>-13.675</text:p>
          </table:table-cell>
          <table:table-cell office:value-type="float" office:value="779.437756654327" calcext:value-type="float">
            <text:p>779.43775665432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([.B5]*25.4) +42" office:value-type="float" office:value="67.4" calcext:value-type="float">
            <text:p>67.4</text:p>
          </table:table-cell>
          <table:table-cell table:formula="of:=[.C5]/4" office:value-type="float" office:value="16.85" calcext:value-type="float">
            <text:p>16.85</text:p>
          </table:table-cell>
          <table:table-cell office:value-type="float" office:value="182.4" calcext:value-type="float">
            <text:p>182.4</text:p>
          </table:table-cell>
          <table:table-cell table:formula="of:=[.E5]*70" office:value-type="float" office:value="12768" calcext:value-type="float">
            <text:p>12768</text:p>
          </table:table-cell>
          <table:table-cell office:value-type="float" office:value="1" calcext:value-type="float">
            <text:p>1</text:p>
          </table:table-cell>
          <table:table-cell table:formula="of:=[.E5]/[.G5]" office:value-type="float" office:value="182.4" calcext:value-type="float">
            <text:p>182.4</text:p>
          </table:table-cell>
          <table:table-cell table:formula="of:=[.H5]*160" office:value-type="float" office:value="29184" calcext:value-type="float">
            <text:p>29184</text:p>
          </table:table-cell>
          <table:table-cell table:formula="of:=[.H5]*100" office:value-type="float" office:value="18240" calcext:value-type="float">
            <text:p>18240</text:p>
          </table:table-cell>
          <table:table-cell table:formula="of:=3.5*[.C5]/(27.2-3.5)" office:value-type="float" office:value="9.9535864978903" calcext:value-type="float">
            <text:p>9.9535864978903</text:p>
          </table:table-cell>
          <table:table-cell table:formula="of:=[.C5]+([.K5]/2)" office:value-type="float" office:value="72.3767932489452" calcext:value-type="float">
            <text:p>72.3767932489452</text:p>
          </table:table-cell>
          <table:table-cell table:formula="of:=[.H5]/[.K5]" office:value-type="float" office:value="18.3250529885545" calcext:value-type="float">
            <text:p>18.3250529885545</text:p>
          </table:table-cell>
          <table:table-cell table:formula="of:=[.D5]*-1" office:value-type="float" office:value="-16.85" calcext:value-type="float">
            <text:p>-16.85</text:p>
          </table:table-cell>
          <table:table-cell office:value-type="float" office:value="814.291802203125" calcext:value-type="float">
            <text:p>814.291802203125</text:p>
          </table:table-cell>
          <table:table-cell table:number-columns-repeated="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([.B6]*25.4) +42" office:value-type="float" office:value="92.8" calcext:value-type="float">
            <text:p>92.8</text:p>
          </table:table-cell>
          <table:table-cell table:formula="of:=[.C6]/4" office:value-type="float" office:value="23.2" calcext:value-type="float">
            <text:p>23.2</text:p>
          </table:table-cell>
          <table:table-cell office:value-type="float" office:value="194" calcext:value-type="float">
            <text:p>194</text:p>
          </table:table-cell>
          <table:table-cell table:formula="of:=[.E6]*70" office:value-type="float" office:value="13580" calcext:value-type="float">
            <text:p>13580</text:p>
          </table:table-cell>
          <table:table-cell office:value-type="float" office:value="1" calcext:value-type="float">
            <text:p>1</text:p>
          </table:table-cell>
          <table:table-cell table:formula="of:=[.E6]/[.G6]" office:value-type="float" office:value="194" calcext:value-type="float">
            <text:p>194</text:p>
          </table:table-cell>
          <table:table-cell table:formula="of:=[.H6]*160" office:value-type="float" office:value="31040" calcext:value-type="float">
            <text:p>31040</text:p>
          </table:table-cell>
          <table:table-cell table:formula="of:=[.H6]*100" office:value-type="float" office:value="19400" calcext:value-type="float">
            <text:p>19400</text:p>
          </table:table-cell>
          <table:table-cell table:formula="of:=3.5*[.C6]/(27.2-3.5)" office:value-type="float" office:value="13.704641350211" calcext:value-type="float">
            <text:p>13.704641350211</text:p>
          </table:table-cell>
          <table:table-cell table:formula="of:=[.C6]+([.K6]/2)" office:value-type="float" office:value="99.6523206751055" calcext:value-type="float">
            <text:p>99.6523206751055</text:p>
          </table:table-cell>
          <table:table-cell table:formula="of:=[.H6]/[.K6]" office:value-type="float" office:value="14.1557881773399" calcext:value-type="float">
            <text:p>14.1557881773399</text:p>
          </table:table-cell>
          <table:table-cell table:formula="of:=[.D6]*-1" office:value-type="float" office:value="-23.2" calcext:value-type="float">
            <text:p>-23.2</text:p>
          </table:table-cell>
          <table:table-cell office:value-type="float" office:value="1162.17224599313" calcext:value-type="float">
            <text:p>1162.17224599313</text:p>
          </table:table-cell>
          <table:table-cell table:number-columns-repeated="7"/>
          <table:table-cell>
            <draw:frame table:end-cell-address="'0.5 (100)_scaled'.AF26" table:end-x="10.31mm" table:end-y="2.8mm" draw:z-index="0" draw:name="Chart 1" draw:style-name="gr2" draw:text-style-name="P2" svg:width="209.53mm" svg:height="106.16mm" svg:x="3.98mm" svg:y="2.48mm">
              <loext:p draw:notify-on-update-of-ranges="'0.5 (100)_scaled'.C1:'0.5 (100)_scaled'.C22 '0.5 (100)_scaled'.E1:'0.5 (100)_scaled'.E22 '0.5 (100)_scaled'.C1:'0.5 (100)_scaled'.C22 '0.5 (100)_scaled'.G1:'0.5 (100)_scaled'.G22"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([.B7]*25.4) +42" office:value-type="float" office:value="118.2" calcext:value-type="float">
            <text:p>118.2</text:p>
          </table:table-cell>
          <table:table-cell table:formula="of:=[.C7]/4" office:value-type="float" office:value="29.55" calcext:value-type="float">
            <text:p>29.55</text:p>
          </table:table-cell>
          <table:table-cell office:value-type="float" office:value="180" calcext:value-type="float">
            <text:p>180</text:p>
          </table:table-cell>
          <table:table-cell table:formula="of:=[.E7]*70" office:value-type="float" office:value="12600" calcext:value-type="float">
            <text:p>12600</text:p>
          </table:table-cell>
          <table:table-cell office:value-type="float" office:value="1" calcext:value-type="float">
            <text:p>1</text:p>
          </table:table-cell>
          <table:table-cell table:formula="of:=[.E7]/[.G7]" office:value-type="float" office:value="180" calcext:value-type="float">
            <text:p>180</text:p>
          </table:table-cell>
          <table:table-cell table:formula="of:=[.H7]*160" office:value-type="float" office:value="28800" calcext:value-type="float">
            <text:p>28800</text:p>
          </table:table-cell>
          <table:table-cell table:formula="of:=[.H7]*100" office:value-type="float" office:value="18000" calcext:value-type="float">
            <text:p>18000</text:p>
          </table:table-cell>
          <table:table-cell table:formula="of:=3.5*[.C7]/(27.2-3.5)" office:value-type="float" office:value="17.4556962025316" calcext:value-type="float">
            <text:p>17.4556962025316</text:p>
          </table:table-cell>
          <table:table-cell table:formula="of:=[.C7]+([.K7]/2)" office:value-type="float" office:value="126.927848101266" calcext:value-type="float">
            <text:p>126.927848101266</text:p>
          </table:table-cell>
          <table:table-cell table:formula="of:=[.H7]/[.K7]" office:value-type="float" office:value="10.3118201595359" calcext:value-type="float">
            <text:p>10.3118201595359</text:p>
          </table:table-cell>
          <table:table-cell table:formula="of:=[.D7]*-1" office:value-type="float" office:value="-29.55" calcext:value-type="float">
            <text:p>-29.55</text:p>
          </table:table-cell>
          <table:table-cell office:value-type="float" office:value="1540.34193487162" calcext:value-type="float">
            <text:p>1540.34193487162</text:p>
          </table:table-cell>
          <table:table-cell table:number-columns-repeated="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8]*25.4) +42" office:value-type="float" office:value="143.6" calcext:value-type="float">
            <text:p>143.6</text:p>
          </table:table-cell>
          <table:table-cell table:formula="of:=[.C8]/4" office:value-type="float" office:value="35.9" calcext:value-type="float">
            <text:p>35.9</text:p>
          </table:table-cell>
          <table:table-cell office:value-type="float" office:value="176.4" calcext:value-type="float">
            <text:p>176.4</text:p>
          </table:table-cell>
          <table:table-cell table:formula="of:=[.E8]*70" office:value-type="float" office:value="12348" calcext:value-type="float">
            <text:p>12348</text:p>
          </table:table-cell>
          <table:table-cell office:value-type="float" office:value="1" calcext:value-type="float">
            <text:p>1</text:p>
          </table:table-cell>
          <table:table-cell table:formula="of:=[.E8]/[.G8]" office:value-type="float" office:value="176.4" calcext:value-type="float">
            <text:p>176.4</text:p>
          </table:table-cell>
          <table:table-cell table:formula="of:=[.H8]*160" office:value-type="float" office:value="28224" calcext:value-type="float">
            <text:p>28224</text:p>
          </table:table-cell>
          <table:table-cell table:formula="of:=[.H8]*100" office:value-type="float" office:value="17640" calcext:value-type="float">
            <text:p>17640</text:p>
          </table:table-cell>
          <table:table-cell table:formula="of:=3.5*[.C8]/(27.2-3.5)" office:value-type="float" office:value="21.2067510548523" calcext:value-type="float">
            <text:p>21.2067510548523</text:p>
          </table:table-cell>
          <table:table-cell table:formula="of:=[.C8]+([.K8]/2)" office:value-type="float" office:value="154.203375527426" calcext:value-type="float">
            <text:p>154.203375527426</text:p>
          </table:table-cell>
          <table:table-cell table:formula="of:=[.H8]/[.K8]" office:value-type="float" office:value="8.31810584958217" calcext:value-type="float">
            <text:p>8.31810584958217</text:p>
          </table:table-cell>
          <table:table-cell table:formula="of:=[.D8]*-1" office:value-type="float" office:value="-35.9" calcext:value-type="float">
            <text:p>-35.9</text:p>
          </table:table-cell>
          <table:table-cell office:value-type="float" office:value="2527.36871581154" calcext:value-type="float">
            <text:p>2527.36871581154</text:p>
          </table:table-cell>
          <table:table-cell table:number-columns-repeated="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]*25.4) +42" office:value-type="float" office:value="169" calcext:value-type="float">
            <text:p>169</text:p>
          </table:table-cell>
          <table:table-cell table:formula="of:=[.C9]/4" office:value-type="float" office:value="42.25" calcext:value-type="float">
            <text:p>42.25</text:p>
          </table:table-cell>
          <table:table-cell office:value-type="float" office:value="140" calcext:value-type="float">
            <text:p>140</text:p>
          </table:table-cell>
          <table:table-cell table:formula="of:=[.E9]*70" office:value-type="float" office:value="9800" calcext:value-type="float">
            <text:p>9800</text:p>
          </table:table-cell>
          <table:table-cell office:value-type="float" office:value="1" calcext:value-type="float">
            <text:p>1</text:p>
          </table:table-cell>
          <table:table-cell table:formula="of:=[.E9]/[.G9]" office:value-type="float" office:value="140" calcext:value-type="float">
            <text:p>140</text:p>
          </table:table-cell>
          <table:table-cell table:formula="of:=[.H9]*160" office:value-type="float" office:value="22400" calcext:value-type="float">
            <text:p>22400</text:p>
          </table:table-cell>
          <table:table-cell table:formula="of:=[.H9]*100" office:value-type="float" office:value="14000" calcext:value-type="float">
            <text:p>14000</text:p>
          </table:table-cell>
          <table:table-cell table:formula="of:=3.5*[.C9]/(27.2-3.5)" office:value-type="float" office:value="24.957805907173" calcext:value-type="float">
            <text:p>24.957805907173</text:p>
          </table:table-cell>
          <table:table-cell table:formula="of:=[.C9]+([.K9]/2)" office:value-type="float" office:value="181.478902953587" calcext:value-type="float">
            <text:p>181.478902953587</text:p>
          </table:table-cell>
          <table:table-cell table:formula="of:=[.H9]/[.K9]" office:value-type="float" office:value="5.6094674556213" calcext:value-type="float">
            <text:p>5.6094674556213</text:p>
          </table:table-cell>
          <table:table-cell table:formula="of:=[.D9]*-1" office:value-type="float" office:value="-42.25" calcext:value-type="float">
            <text:p>-42.25</text:p>
          </table:table-cell>
          <table:table-cell office:value-type="float" office:value="8992.27876064158" calcext:value-type="float">
            <text:p>8992.27876064158</text:p>
          </table:table-cell>
          <table:table-cell table:number-columns-repeated="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0]*25.4) +42" office:value-type="float" office:value="194.4" calcext:value-type="float">
            <text:p>194.4</text:p>
          </table:table-cell>
          <table:table-cell table:formula="of:=[.C10]/4" office:value-type="float" office:value="48.6" calcext:value-type="float">
            <text:p>48.6</text:p>
          </table:table-cell>
          <table:table-cell office:value-type="float" office:value="122" calcext:value-type="float">
            <text:p>122</text:p>
          </table:table-cell>
          <table:table-cell table:formula="of:=[.E10]*70" office:value-type="float" office:value="8540" calcext:value-type="float">
            <text:p>8540</text:p>
          </table:table-cell>
          <table:table-cell office:value-type="float" office:value="1" calcext:value-type="float">
            <text:p>1</text:p>
          </table:table-cell>
          <table:table-cell table:formula="of:=[.E10]/[.G10]" office:value-type="float" office:value="122" calcext:value-type="float">
            <text:p>122</text:p>
          </table:table-cell>
          <table:table-cell table:formula="of:=[.H10]*160" office:value-type="float" office:value="19520" calcext:value-type="float">
            <text:p>19520</text:p>
          </table:table-cell>
          <table:table-cell table:formula="of:=[.H10]*100" office:value-type="float" office:value="12200" calcext:value-type="float">
            <text:p>12200</text:p>
          </table:table-cell>
          <table:table-cell table:formula="of:=3.5*[.C10]/(27.2-3.5)" office:value-type="float" office:value="28.7088607594937" calcext:value-type="float">
            <text:p>28.7088607594937</text:p>
          </table:table-cell>
          <table:table-cell table:formula="of:=[.C10]+([.K10]/2)" office:value-type="float" office:value="208.754430379747" calcext:value-type="float">
            <text:p>208.754430379747</text:p>
          </table:table-cell>
          <table:table-cell table:formula="of:=[.H10]/[.K10]" office:value-type="float" office:value="4.24955908289242" calcext:value-type="float">
            <text:p>4.24955908289242</text:p>
          </table:table-cell>
          <table:table-cell table:formula="of:=[.D10]*-1" office:value-type="float" office:value="-48.6" calcext:value-type="float">
            <text:p>-48.6</text:p>
          </table:table-cell>
          <table:table-cell table:number-columns-repeated="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1]*25.4) +42" office:value-type="float" office:value="219.8" calcext:value-type="float">
            <text:p>219.8</text:p>
          </table:table-cell>
          <table:table-cell table:formula="of:=[.C11]/4" office:value-type="float" office:value="54.95" calcext:value-type="float">
            <text:p>54.95</text:p>
          </table:table-cell>
          <table:table-cell office:value-type="float" office:value="90.7" calcext:value-type="float">
            <text:p>90.7</text:p>
          </table:table-cell>
          <table:table-cell table:formula="of:=[.E11]*70" office:value-type="float" office:value="6349" calcext:value-type="float">
            <text:p>6349</text:p>
          </table:table-cell>
          <table:table-cell office:value-type="float" office:value="1" calcext:value-type="float">
            <text:p>1</text:p>
          </table:table-cell>
          <table:table-cell table:formula="of:=[.E11]/[.G11]" office:value-type="float" office:value="90.7" calcext:value-type="float">
            <text:p>90.7</text:p>
          </table:table-cell>
          <table:table-cell table:formula="of:=[.H11]*160" office:value-type="float" office:value="14512" calcext:value-type="float">
            <text:p>14512</text:p>
          </table:table-cell>
          <table:table-cell table:formula="of:=[.H11]*100" office:value-type="float" office:value="9070" calcext:value-type="float">
            <text:p>9070</text:p>
          </table:table-cell>
          <table:table-cell table:formula="of:=3.5*[.C11]/(27.2-3.5)" office:value-type="float" office:value="32.4599156118143" calcext:value-type="float">
            <text:p>32.4599156118143</text:p>
          </table:table-cell>
          <table:table-cell table:formula="of:=[.C11]+([.K11]/2)" office:value-type="float" office:value="236.029957805907" calcext:value-type="float">
            <text:p>236.029957805907</text:p>
          </table:table-cell>
          <table:table-cell table:formula="of:=[.H11]/[.K11]" office:value-type="float" office:value="2.79421552060315" calcext:value-type="float">
            <text:p>2.79421552060315</text:p>
          </table:table-cell>
          <table:table-cell table:formula="of:=[.D11]*-1" office:value-type="float" office:value="-54.95" calcext:value-type="float">
            <text:p>-54.95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[.B12]*25.4) +42" office:value-type="float" office:value="245.2" calcext:value-type="float">
            <text:p>245.2</text:p>
          </table:table-cell>
          <table:table-cell table:formula="of:=[.C12]/4" office:value-type="float" office:value="61.3" calcext:value-type="float">
            <text:p>61.3</text:p>
          </table:table-cell>
          <table:table-cell office:value-type="float" office:value="79.4" calcext:value-type="float">
            <text:p>79.4</text:p>
          </table:table-cell>
          <table:table-cell table:formula="of:=[.E12]*70" office:value-type="float" office:value="5558" calcext:value-type="float">
            <text:p>5558</text:p>
          </table:table-cell>
          <table:table-cell office:value-type="float" office:value="0.999999" calcext:value-type="float">
            <text:p>0.999999</text:p>
          </table:table-cell>
          <table:table-cell table:formula="of:=[.E12]/[.G12]" office:value-type="float" office:value="79.4000794000794" calcext:value-type="float">
            <text:p>79.4000794000794</text:p>
          </table:table-cell>
          <table:table-cell table:formula="of:=[.H12]*160" office:value-type="float" office:value="12704.0127040127" calcext:value-type="float">
            <text:p>12704.0127040127</text:p>
          </table:table-cell>
          <table:table-cell table:formula="of:=[.H12]*100" office:value-type="float" office:value="7940.00794000794" calcext:value-type="float">
            <text:p>7940.00794000794</text:p>
          </table:table-cell>
          <table:table-cell table:formula="of:=3.5*[.C12]/(27.2-3.5)" office:value-type="float" office:value="36.210970464135" calcext:value-type="float">
            <text:p>36.210970464135</text:p>
          </table:table-cell>
          <table:table-cell table:formula="of:=[.C12]+([.K12]/2)" office:value-type="float" office:value="263.305485232067" calcext:value-type="float">
            <text:p>263.305485232067</text:p>
          </table:table-cell>
          <table:table-cell table:formula="of:=[.H12]/[.K12]" office:value-type="float" office:value="2.19270785572347" calcext:value-type="float">
            <text:p>2.19270785572347</text:p>
          </table:table-cell>
          <table:table-cell table:formula="of:=[.D12]*-1" office:value-type="float" office:value="-61.3" calcext:value-type="float">
            <text:p>-61.3</text:p>
          </table:table-cell>
          <table:table-cell table:number-columns-repeated="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3]*25.4) +42" office:value-type="float" office:value="270.6" calcext:value-type="float">
            <text:p>270.6</text:p>
          </table:table-cell>
          <table:table-cell table:formula="of:=[.C13]/4" office:value-type="float" office:value="67.65" calcext:value-type="float">
            <text:p>67.65</text:p>
          </table:table-cell>
          <table:table-cell office:value-type="float" office:value="66.7" calcext:value-type="float">
            <text:p>66.7</text:p>
          </table:table-cell>
          <table:table-cell table:formula="of:=[.E13]*70" office:value-type="float" office:value="4669" calcext:value-type="float">
            <text:p>4669</text:p>
          </table:table-cell>
          <table:table-cell office:value-type="float" office:value="0.999995" calcext:value-type="float">
            <text:p>0.999995</text:p>
          </table:table-cell>
          <table:table-cell table:formula="of:=[.E13]/[.G13]" office:value-type="float" office:value="66.7003335016675" calcext:value-type="float">
            <text:p>66.7003335016675</text:p>
          </table:table-cell>
          <table:table-cell table:formula="of:=[.H13]*160" office:value-type="float" office:value="10672.0533602668" calcext:value-type="float">
            <text:p>10672.0533602668</text:p>
          </table:table-cell>
          <table:table-cell table:formula="of:=[.H13]*100" office:value-type="float" office:value="6670.03335016675" calcext:value-type="float">
            <text:p>6670.03335016675</text:p>
          </table:table-cell>
          <table:table-cell table:formula="of:=3.5*[.C13]/(27.2-3.5)" office:value-type="float" office:value="39.9620253164557" calcext:value-type="float">
            <text:p>39.9620253164557</text:p>
          </table:table-cell>
          <table:table-cell table:formula="of:=[.C13]+([.K13]/2)" office:value-type="float" office:value="290.581012658228" calcext:value-type="float">
            <text:p>290.581012658228</text:p>
          </table:table-cell>
          <table:table-cell table:formula="of:=[.H13]/[.K13]" office:value-type="float" office:value="1.66909291942722" calcext:value-type="float">
            <text:p>1.66909291942722</text:p>
          </table:table-cell>
          <table:table-cell table:formula="of:=[.D13]*-1" office:value-type="float" office:value="-67.65" calcext:value-type="float">
            <text:p>-67.65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[.B14]*25.4) +42" office:value-type="float" office:value="296" calcext:value-type="float">
            <text:p>296</text:p>
          </table:table-cell>
          <table:table-cell table:formula="of:=[.C14]/4" office:value-type="float" office:value="74" calcext:value-type="float">
            <text:p>74</text:p>
          </table:table-cell>
          <table:table-cell office:value-type="float" office:value="56.2" calcext:value-type="float">
            <text:p>56.2</text:p>
          </table:table-cell>
          <table:table-cell table:formula="of:=[.E14]*70" office:value-type="float" office:value="3934" calcext:value-type="float">
            <text:p>3934</text:p>
          </table:table-cell>
          <table:table-cell office:value-type="float" office:value="0.999969" calcext:value-type="float">
            <text:p>0.999969</text:p>
          </table:table-cell>
          <table:table-cell table:formula="of:=[.E14]/[.G14]" office:value-type="float" office:value="56.2017422540099" calcext:value-type="float">
            <text:p>56.2017422540099</text:p>
          </table:table-cell>
          <table:table-cell table:formula="of:=[.H14]*160" office:value-type="float" office:value="8992.27876064158" calcext:value-type="float">
            <text:p>8992.27876064158</text:p>
          </table:table-cell>
          <table:table-cell table:formula="of:=[.H14]*100" office:value-type="float" office:value="5620.17422540099" calcext:value-type="float">
            <text:p>5620.17422540099</text:p>
          </table:table-cell>
          <table:table-cell table:formula="of:=3.5*[.C14]/(27.2-3.5)" office:value-type="float" office:value="43.7130801687764" calcext:value-type="float">
            <text:p>43.7130801687764</text:p>
          </table:table-cell>
          <table:table-cell table:formula="of:=[.C14]+([.K14]/2)" office:value-type="float" office:value="317.856540084388" calcext:value-type="float">
            <text:p>317.856540084388</text:p>
          </table:table-cell>
          <table:table-cell table:formula="of:=[.H14]/[.K14]" office:value-type="float" office:value="1.28569622723942" calcext:value-type="float">
            <text:p>1.28569622723942</text:p>
          </table:table-cell>
          <table:table-cell table:formula="of:=[.D14]*-1" office:value-type="float" office:value="-74" calcext:value-type="float">
            <text:p>-74</text:p>
          </table:table-cell>
          <table:table-cell table:number-columns-repeated="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15]*25.4) +42" office:value-type="float" office:value="550" calcext:value-type="float">
            <text:p>550</text:p>
          </table:table-cell>
          <table:table-cell table:formula="of:=[.C15]/4" office:value-type="float" office:value="137.5" calcext:value-type="float">
            <text:p>137.5</text:p>
          </table:table-cell>
          <table:table-cell office:value-type="float" office:value="15.4" calcext:value-type="float">
            <text:p>15.4</text:p>
          </table:table-cell>
          <table:table-cell table:formula="of:=[.E15]*70" office:value-type="float" office:value="1078" calcext:value-type="float">
            <text:p>1078</text:p>
          </table:table-cell>
          <table:table-cell office:value-type="float" office:value="0.974927" calcext:value-type="float">
            <text:p>0.974927</text:p>
          </table:table-cell>
          <table:table-cell table:formula="of:=[.E15]/[.G15]" office:value-type="float" office:value="15.7960544738221" calcext:value-type="float">
            <text:p>15.7960544738221</text:p>
          </table:table-cell>
          <table:table-cell table:formula="of:=[.H15]*160" office:value-type="float" office:value="2527.36871581154" calcext:value-type="float">
            <text:p>2527.36871581154</text:p>
          </table:table-cell>
          <table:table-cell table:formula="of:=[.H15]*100" office:value-type="float" office:value="1579.60544738221" calcext:value-type="float">
            <text:p>1579.60544738221</text:p>
          </table:table-cell>
          <table:table-cell table:formula="of:=3.5*[.C15]/(27.2-3.5)" office:value-type="float" office:value="81.2236286919831" calcext:value-type="float">
            <text:p>81.2236286919831</text:p>
          </table:table-cell>
          <table:table-cell table:formula="of:=[.C15]+([.K15]/2)" office:value-type="float" office:value="590.611814345992" calcext:value-type="float">
            <text:p>590.611814345992</text:p>
          </table:table-cell>
          <table:table-cell table:formula="of:=[.H15]/[.K15]" office:value-type="float" office:value="0.194476099236148" calcext:value-type="float">
            <text:p>0.194476099236148</text:p>
          </table:table-cell>
          <table:table-cell table:formula="of:=[.D15]*-1" office:value-type="float" office:value="-137.5" calcext:value-type="float">
            <text:p>-137.5</text:p>
          </table:table-cell>
          <table:table-cell table:number-columns-repeated="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16]*25.4) +42" office:value-type="float" office:value="804" calcext:value-type="float">
            <text:p>804</text:p>
          </table:table-cell>
          <table:table-cell table:formula="of:=[.C16]/4" office:value-type="float" office:value="201" calcext:value-type="float">
            <text:p>201</text:p>
          </table:table-cell>
          <table:table-cell office:value-type="float" office:value="8.42" calcext:value-type="float">
            <text:p>8.42</text:p>
          </table:table-cell>
          <table:table-cell table:formula="of:=[.E16]*70" office:value-type="float" office:value="589.4" calcext:value-type="float">
            <text:p>589.4</text:p>
          </table:table-cell>
          <table:table-cell office:value-type="float" office:value="0.874611" calcext:value-type="float">
            <text:p>0.874611</text:p>
          </table:table-cell>
          <table:table-cell table:formula="of:=[.E16]/[.G16]" office:value-type="float" office:value="9.62713709294761" calcext:value-type="float">
            <text:p>9.62713709294761</text:p>
          </table:table-cell>
          <table:table-cell table:formula="of:=[.H16]*160" office:value-type="float" office:value="1540.34193487162" calcext:value-type="float">
            <text:p>1540.34193487162</text:p>
          </table:table-cell>
          <table:table-cell table:formula="of:=[.H16]*100" office:value-type="float" office:value="962.713709294761" calcext:value-type="float">
            <text:p>962.713709294761</text:p>
          </table:table-cell>
          <table:table-cell table:formula="of:=3.5*[.C16]/(27.2-3.5)" office:value-type="float" office:value="118.73417721519" calcext:value-type="float">
            <text:p>118.73417721519</text:p>
          </table:table-cell>
          <table:table-cell table:formula="of:=[.C16]+([.K16]/2)" office:value-type="float" office:value="863.367088607595" calcext:value-type="float">
            <text:p>863.367088607595</text:p>
          </table:table-cell>
          <table:table-cell table:formula="of:=[.H16]/[.K16]" office:value-type="float" office:value="0.0810814318062752" calcext:value-type="float">
            <text:p>0.081081431806275</text:p>
          </table:table-cell>
          <table:table-cell table:formula="of:=[.D16]*-1" office:value-type="float" office:value="-201" calcext:value-type="float">
            <text:p>-201</text:p>
          </table:table-cell>
          <table:table-cell table:number-columns-repeated="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formula="of:=([.B17]*25.4) +42" office:value-type="float" office:value="1058" calcext:value-type="float">
            <text:p>1058</text:p>
          </table:table-cell>
          <table:table-cell table:formula="of:=[.C17]/4" office:value-type="float" office:value="264.5" calcext:value-type="float">
            <text:p>264.5</text:p>
          </table:table-cell>
          <table:table-cell office:value-type="float" office:value="5.49" calcext:value-type="float">
            <text:p>5.49</text:p>
          </table:table-cell>
          <table:table-cell table:formula="of:=[.E17]*70" office:value-type="float" office:value="384.3" calcext:value-type="float">
            <text:p>384.3</text:p>
          </table:table-cell>
          <table:table-cell office:value-type="float" office:value="0.755826" calcext:value-type="float">
            <text:p>0.755826</text:p>
          </table:table-cell>
          <table:table-cell table:formula="of:=[.E17]/[.G17]" office:value-type="float" office:value="7.26357653745703" calcext:value-type="float">
            <text:p>7.26357653745703</text:p>
          </table:table-cell>
          <table:table-cell table:formula="of:=[.H17]*160" office:value-type="float" office:value="1162.17224599313" calcext:value-type="float">
            <text:p>1162.17224599313</text:p>
          </table:table-cell>
          <table:table-cell table:formula="of:=[.H17]*100" office:value-type="float" office:value="726.357653745703" calcext:value-type="float">
            <text:p>726.357653745703</text:p>
          </table:table-cell>
          <table:table-cell table:formula="of:=3.5*[.C17]/(27.2-3.5)" office:value-type="float" office:value="156.244725738397" calcext:value-type="float">
            <text:p>156.244725738397</text:p>
          </table:table-cell>
          <table:table-cell table:formula="of:=[.C17]+([.K17]/2)" office:value-type="float" office:value="1136.1223628692" calcext:value-type="float">
            <text:p>1136.1223628692</text:p>
          </table:table-cell>
          <table:table-cell table:formula="of:=[.H17]/[.K17]" office:value-type="float" office:value="0.0464884590704109" calcext:value-type="float">
            <text:p>0.046488459070411</text:p>
          </table:table-cell>
          <table:table-cell table:formula="of:=[.D17]*-1" office:value-type="float" office:value="-264.5" calcext:value-type="float">
            <text:p>-264.5</text:p>
          </table:table-cell>
          <table:table-cell table:number-columns-repeated="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8]*25.4) +42" office:value-type="float" office:value="1312" calcext:value-type="float">
            <text:p>1312</text:p>
          </table:table-cell>
          <table:table-cell table:formula="of:=[.C18]/4" office:value-type="float" office:value="328" calcext:value-type="float">
            <text:p>328</text:p>
          </table:table-cell>
          <table:table-cell office:value-type="float" office:value="3.32" calcext:value-type="float">
            <text:p>3.32</text:p>
          </table:table-cell>
          <table:table-cell table:formula="of:=[.E18]*70" office:value-type="float" office:value="232.4" calcext:value-type="float">
            <text:p>232.4</text:p>
          </table:table-cell>
          <table:table-cell office:value-type="float" office:value="0.652346" calcext:value-type="float">
            <text:p>0.652346</text:p>
          </table:table-cell>
          <table:table-cell table:formula="of:=[.E18]/[.G18]" office:value-type="float" office:value="5.08932376376953" calcext:value-type="float">
            <text:p>5.08932376376953</text:p>
          </table:table-cell>
          <table:table-cell table:formula="of:=[.H18]*160" office:value-type="float" office:value="814.291802203125" calcext:value-type="float">
            <text:p>814.291802203125</text:p>
          </table:table-cell>
          <table:table-cell table:formula="of:=[.H18]*100" office:value-type="float" office:value="508.932376376953" calcext:value-type="float">
            <text:p>508.932376376953</text:p>
          </table:table-cell>
          <table:table-cell table:formula="of:=3.5*[.C18]/(27.2-3.5)" office:value-type="float" office:value="193.755274261603" calcext:value-type="float">
            <text:p>193.755274261603</text:p>
          </table:table-cell>
          <table:table-cell table:formula="of:=[.C18]+([.K18]/2)" office:value-type="float" office:value="1408.8776371308" calcext:value-type="float">
            <text:p>1408.8776371308</text:p>
          </table:table-cell>
          <table:table-cell table:formula="of:=[.H18]/[.K18]" office:value-type="float" office:value="0.0262667624567374" calcext:value-type="float">
            <text:p>0.026266762456737</text:p>
          </table:table-cell>
          <table:table-cell table:formula="of:=[.D18]*-1" office:value-type="float" office:value="-328" calcext:value-type="float">
            <text:p>-328</text:p>
          </table:table-cell>
          <table:table-cell table:number-columns-repeated="9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19]*25.4) +42" office:value-type="float" office:value="1566" calcext:value-type="float">
            <text:p>1566</text:p>
          </table:table-cell>
          <table:table-cell table:formula="of:=[.C19]/4" office:value-type="float" office:value="391.5" calcext:value-type="float">
            <text:p>391.5</text:p>
          </table:table-cell>
          <table:table-cell office:value-type="float" office:value="2.77" calcext:value-type="float">
            <text:p>2.77</text:p>
          </table:table-cell>
          <table:table-cell table:formula="of:=[.E19]*70" office:value-type="float" office:value="193.9" calcext:value-type="float">
            <text:p>193.9</text:p>
          </table:table-cell>
          <table:table-cell office:value-type="float" office:value="0.568615" calcext:value-type="float">
            <text:p>0.568615</text:p>
          </table:table-cell>
          <table:table-cell table:formula="of:=[.E19]/[.G19]" office:value-type="float" office:value="4.87148597908954" calcext:value-type="float">
            <text:p>4.87148597908954</text:p>
          </table:table-cell>
          <table:table-cell table:formula="of:=[.H19]*160" office:value-type="float" office:value="779.437756654327" calcext:value-type="float">
            <text:p>779.437756654327</text:p>
          </table:table-cell>
          <table:table-cell table:formula="of:=[.H19]*100" office:value-type="float" office:value="487.148597908954" calcext:value-type="float">
            <text:p>487.148597908954</text:p>
          </table:table-cell>
          <table:table-cell table:formula="of:=3.5*[.C19]/(27.2-3.5)" office:value-type="float" office:value="231.26582278481" calcext:value-type="float">
            <text:p>231.26582278481</text:p>
          </table:table-cell>
          <table:table-cell table:formula="of:=[.C19]+([.K19]/2)" office:value-type="float" office:value="1681.63291139241" calcext:value-type="float">
            <text:p>1681.63291139241</text:p>
          </table:table-cell>
          <table:table-cell table:formula="of:=[.H19]/[.K19]" office:value-type="float" office:value="0.0210644440256198" calcext:value-type="float">
            <text:p>0.02106444402562</text:p>
          </table:table-cell>
          <table:table-cell table:formula="of:=[.D19]*-1" office:value-type="float" office:value="-391.5" calcext:value-type="float">
            <text:p>-391.5</text:p>
          </table:table-cell>
          <table:table-cell table:number-columns-repeated="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0]*25.4) +42" office:value-type="float" office:value="1820" calcext:value-type="float">
            <text:p>1820</text:p>
          </table:table-cell>
          <table:table-cell table:formula="of:=[.C20]/4" office:value-type="float" office:value="455" calcext:value-type="float">
            <text:p>455</text:p>
          </table:table-cell>
          <table:table-cell office:value-type="float" office:value="1.57" calcext:value-type="float">
            <text:p>1.57</text:p>
          </table:table-cell>
          <table:table-cell table:formula="of:=[.E20]*70" office:value-type="float" office:value="109.9" calcext:value-type="float">
            <text:p>109.9</text:p>
          </table:table-cell>
          <table:table-cell office:value-type="float" office:value="0.501603" calcext:value-type="float">
            <text:p>0.501603</text:p>
          </table:table-cell>
          <table:table-cell table:formula="of:=[.E20]/[.G20]" office:value-type="float" office:value="3.12996533114834" calcext:value-type="float">
            <text:p>3.12996533114834</text:p>
          </table:table-cell>
          <table:table-cell table:formula="of:=[.H20]*160" office:value-type="float" office:value="500.794452983734" calcext:value-type="float">
            <text:p>500.794452983734</text:p>
          </table:table-cell>
          <table:table-cell table:formula="of:=[.H20]*100" office:value-type="float" office:value="312.996533114834" calcext:value-type="float">
            <text:p>312.996533114834</text:p>
          </table:table-cell>
          <table:table-cell table:formula="of:=3.5*[.C20]/(27.2-3.5)" office:value-type="float" office:value="268.776371308017" calcext:value-type="float">
            <text:p>268.776371308017</text:p>
          </table:table-cell>
          <table:table-cell table:formula="of:=[.C20]+([.K20]/2)" office:value-type="float" office:value="1954.38818565401" calcext:value-type="float">
            <text:p>1954.38818565401</text:p>
          </table:table-cell>
          <table:table-cell table:formula="of:=[.H20]/[.K20]" office:value-type="float" office:value="0.0116452399290762" calcext:value-type="float">
            <text:p>0.011645239929076</text:p>
          </table:table-cell>
          <table:table-cell table:formula="of:=[.D20]*-1" office:value-type="float" office:value="-455" calcext:value-type="float">
            <text:p>-455</text:p>
          </table:table-cell>
          <table:table-cell table:number-columns-repeated="9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formula="of:=([.B21]*25.4) +42" office:value-type="float" office:value="2074" calcext:value-type="float">
            <text:p>2074</text:p>
          </table:table-cell>
          <table:table-cell table:formula="of:=[.C21]/4" office:value-type="float" office:value="518.5" calcext:value-type="float">
            <text:p>518.5</text:p>
          </table:table-cell>
          <table:table-cell office:value-type="float" office:value="0.752" calcext:value-type="float">
            <text:p>0.752</text:p>
          </table:table-cell>
          <table:table-cell table:formula="of:=[.E21]*70" office:value-type="float" office:value="52.64" calcext:value-type="float">
            <text:p>52.64</text:p>
          </table:table-cell>
          <table:table-cell office:value-type="float" office:value="0.447556" calcext:value-type="float">
            <text:p>0.447556</text:p>
          </table:table-cell>
          <table:table-cell table:formula="of:=[.E21]/[.G21]" office:value-type="float" office:value="1.68023666312149" calcext:value-type="float">
            <text:p>1.68023666312149</text:p>
          </table:table-cell>
          <table:table-cell table:formula="of:=[.H21]*160" office:value-type="float" office:value="268.837866099438" calcext:value-type="float">
            <text:p>268.837866099438</text:p>
          </table:table-cell>
          <table:table-cell table:formula="of:=[.H21]*100" office:value-type="float" office:value="168.023666312149" calcext:value-type="float">
            <text:p>168.023666312149</text:p>
          </table:table-cell>
          <table:table-cell table:formula="of:=3.5*[.C21]/(27.2-3.5)" office:value-type="float" office:value="306.286919831224" calcext:value-type="float">
            <text:p>306.286919831224</text:p>
          </table:table-cell>
          <table:table-cell table:formula="of:=[.C21]+([.K21]/2)" office:value-type="float" office:value="2227.14345991561" calcext:value-type="float">
            <text:p>2227.14345991561</text:p>
          </table:table-cell>
          <table:table-cell table:formula="of:=[.H21]/[.K21]" office:value-type="float" office:value="0.00548582572199742" calcext:value-type="float">
            <text:p>0.005485825721997</text:p>
          </table:table-cell>
          <table:table-cell table:formula="of:=[.D21]*-1" office:value-type="float" office:value="-518.5" calcext:value-type="float">
            <text:p>-518.5</text:p>
          </table:table-cell>
          <table:table-cell table:number-columns-repeated="9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formula="of:=([.B22]*25.4) +42" office:value-type="float" office:value="2328" calcext:value-type="float">
            <text:p>2328</text:p>
          </table:table-cell>
          <table:table-cell table:formula="of:=[.C22]/4" office:value-type="float" office:value="582" calcext:value-type="float">
            <text:p>582</text:p>
          </table:table-cell>
          <table:table-cell office:value-type="float" office:value="0.424" calcext:value-type="float">
            <text:p>0.424</text:p>
          </table:table-cell>
          <table:table-cell table:formula="of:=[.E22]*70" office:value-type="float" office:value="29.68" calcext:value-type="float">
            <text:p>29.68</text:p>
          </table:table-cell>
          <table:table-cell office:value-type="float" office:value="0.40339" calcext:value-type="float">
            <text:p>0.40339</text:p>
          </table:table-cell>
          <table:table-cell table:formula="of:=[.E22]/[.G22]" office:value-type="float" office:value="1.0510919953395" calcext:value-type="float">
            <text:p>1.0510919953395</text:p>
          </table:table-cell>
          <table:table-cell table:formula="of:=[.H22]*160" office:value-type="float" office:value="168.17471925432" calcext:value-type="float">
            <text:p>168.17471925432</text:p>
          </table:table-cell>
          <table:table-cell table:formula="of:=[.H22]*100" office:value-type="float" office:value="105.10919953395" calcext:value-type="float">
            <text:p>105.10919953395</text:p>
          </table:table-cell>
          <table:table-cell table:formula="of:=3.5*[.C22]/(27.2-3.5)" office:value-type="float" office:value="343.79746835443" calcext:value-type="float">
            <text:p>343.79746835443</text:p>
          </table:table-cell>
          <table:table-cell table:formula="of:=[.C22]+([.K22]/2)" office:value-type="float" office:value="2499.89873417722" calcext:value-type="float">
            <text:p>2499.89873417722</text:p>
          </table:table-cell>
          <table:table-cell table:formula="of:=[.H22]/[.K22]" office:value-type="float" office:value="0.00305729998644405" calcext:value-type="float">
            <text:p>0.003057299986444</text:p>
          </table:table-cell>
          <table:table-cell table:formula="of:=[.D22]*-1" office:value-type="float" office:value="-582" calcext:value-type="float">
            <text:p>-582</text:p>
          </table:table-cell>
          <table:table-cell table:number-columns-repeated="9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12"/>
          <table:table-cell>
            <draw:frame table:end-cell-address="'0.5 (100)_scaled'.U44" table:end-x="5.72mm" table:end-y="0.68mm" draw:z-index="1" draw:name="Chart 2" draw:style-name="gr2" draw:text-style-name="P2" svg:width="184.58mm" svg:height="105.26mm" svg:x="1.78mm" svg:y="1.26mm">
              <loext:p draw:notify-on-update-of-ranges="'0.5 (100)_scaled'.K1:'0.5 (100)_scaled'.K22 '0.5 (100)_scaled'.L1:'0.5 (100)_scaled'.L22"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27.2mm</text:p>
          </table:table-cell>
          <table:table-cell table:number-columns-repeated="20"/>
        </table:table-row>
        <table:table-row table:style-name="ro2" table:number-rows-repeated="10">
          <table:table-cell table:number-columns-repeated="23"/>
        </table:table-row>
        <table:table-row table:style-name="ro2">
          <table:table-cell table:number-columns-repeated="14"/>
          <table:table-cell office:value-type="string" calcext:value-type="string">
            <text:p><text:s text:c="14"/></text:p>
          </table:table-cell>
          <table:table-cell table:number-columns-repeated="8"/>
        </table:table-row>
        <table:table-row table:style-name="ro2" table:number-rows-repeated="1048537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0.5" table:style-name="ta3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2]*2.54) +42" office:value-type="float" office:value="42" calcext:value-type="float">
            <text:p>42</text:p>
          </table:table-cell>
          <table:table-cell office:value-type="float" office:value="30.97" calcext:value-type="float">
            <text:p>30.97</text:p>
          </table:table-cell>
          <table:table-cell office:value-type="float" office:value="20.05" calcext:value-type="float">
            <text:p>20.05</text:p>
          </table:table-cell>
          <table:table-cell table:formula="of:=[.E2]*[.$G$6]" office:value-type="float" office:value="24.4103462266703" calcext:value-type="float">
            <text:p>24.41034622667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([.B3]*2.54) +42" office:value-type="float" office:value="43.27" calcext:value-type="float">
            <text:p>43.27</text:p>
          </table:table-cell>
          <table:table-cell office:value-type="float" office:value="249.27" calcext:value-type="float">
            <text:p>249.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4]*2.54) +42" office:value-type="float" office:value="44.54" calcext:value-type="float">
            <text:p>44.54</text:p>
          </table:table-cell>
          <table:table-cell office:value-type="float" office:value="356.13" calcext:value-type="float">
            <text:p>356.13</text:p>
          </table:table-cell>
          <table:table-cell office:value-type="float" office:value="299.24" calcext:value-type="float">
            <text:p>299.24</text:p>
          </table:table-cell>
          <table:table-cell table:formula="of:=[.E4]*[.$G$6]" office:value-type="float" office:value="364.316808222883" calcext:value-type="float">
            <text:p>364.3168082228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([.B5]*2.54) +42" office:value-type="float" office:value="45.81" calcext:value-type="float">
            <text:p>45.81</text:p>
          </table:table-cell>
          <table:table-cell/>
          <table:table-cell office:value-type="float" office:value="335.6" calcext:value-type="float">
            <text:p>335.6</text:p>
          </table:table-cell>
          <table:table-cell table:formula="of:=[.E5]*[.$G$6]" office:value-type="float" office:value="408.584149310252" calcext:value-type="float">
            <text:p>408.584149310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6]*2.54) +42" office:value-type="float" office:value="47.08" calcext:value-type="float">
            <text:p>47.08</text:p>
          </table:table-cell>
          <table:table-cell office:value-type="float" office:value="450.1" calcext:value-type="float">
            <text:p>450.1</text:p>
          </table:table-cell>
          <table:table-cell office:value-type="float" office:value="369.7" calcext:value-type="float">
            <text:p>369.7</text:p>
          </table:table-cell>
          <table:table-cell table:formula="of:=[.E6]*[.$G$6]" office:value-type="float" office:value="450.1" calcext:value-type="float">
            <text:p>450.1</text:p>
          </table:table-cell>
          <table:table-cell table:formula="of:=[.D6]/[.E6]" office:value-type="float" office:value="1.21747362726535" calcext:value-type="float">
            <text:p>1.21747362726535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([.B7]*2.54) +42" office:value-type="float" office:value="48.35" calcext:value-type="float">
            <text:p>48.35</text:p>
          </table:table-cell>
          <table:table-cell/>
          <table:table-cell office:value-type="float" office:value="349.92" calcext:value-type="float">
            <text:p>349.92</text:p>
          </table:table-cell>
          <table:table-cell table:formula="of:=[.E7]*[.$G$6]" office:value-type="float" office:value="426.018371652691" calcext:value-type="float">
            <text:p>426.0183716526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B8]*2.54) +42" office:value-type="float" office:value="49.62" calcext:value-type="float">
            <text:p>49.62</text:p>
          </table:table-cell>
          <table:table-cell office:value-type="float" office:value="409.7" calcext:value-type="float">
            <text:p>409.7</text:p>
          </table:table-cell>
          <table:table-cell office:value-type="float" office:value="350.07" calcext:value-type="float">
            <text:p>350.07</text:p>
          </table:table-cell>
          <table:table-cell table:formula="of:=[.E8]*[.$G$6]" office:value-type="float" office:value="426.200992696781" calcext:value-type="float">
            <text:p>426.2009926967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([.B9]*2.54) +42" office:value-type="float" office:value="50.89" calcext:value-type="float">
            <text:p>50.89</text:p>
          </table:table-cell>
          <table:table-cell/>
          <table:table-cell office:value-type="float" office:value="333.87" calcext:value-type="float">
            <text:p>333.87</text:p>
          </table:table-cell>
          <table:table-cell table:formula="of:=[.E9]*[.$G$6]" office:value-type="float" office:value="406.477919935083" calcext:value-type="float">
            <text:p>406.477919935083</text:p>
          </table:table-cell>
          <table:table-cell/>
          <table:table-cell>
            <draw:frame table:end-cell-address="'0.5'.P27" table:end-x="12.68mm" table:end-y="3.51mm" draw:z-index="0" draw:name="Chart 1" draw:style-name="gr2" draw:text-style-name="P2" svg:width="185.21mm" svg:height="101.93mm" svg:x="8.11mm" svg:y="3.2mm">
              <loext:p draw:notify-on-update-of-ranges="'0.5'.C2:'0.5'.C24 '0.5'.D2:'0.5'.D24 '0.5'.B2:'0.5'.B24 '0.5'.E2:'0.5'.E2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10]*2.54) +42" office:value-type="float" office:value="52.16" calcext:value-type="float">
            <text:p>52.16</text:p>
          </table:table-cell>
          <table:table-cell office:value-type="float" office:value="383.87" calcext:value-type="float">
            <text:p>383.87</text:p>
          </table:table-cell>
          <table:table-cell office:value-type="float" office:value="320.5" calcext:value-type="float">
            <text:p>320.5</text:p>
          </table:table-cell>
          <table:table-cell table:formula="of:=[.E10]*[.$G$6]" office:value-type="float" office:value="390.200297538545" calcext:value-type="float">
            <text:p>390.200297538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1]*2.54) +42" office:value-type="float" office:value="54.7" calcext:value-type="float">
            <text:p>54.7</text:p>
          </table:table-cell>
          <table:table-cell office:value-type="float" office:value="341.87" calcext:value-type="float">
            <text:p>341.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12]*2.54) +42" office:value-type="float" office:value="57.24" calcext:value-type="float">
            <text:p>57.24</text:p>
          </table:table-cell>
          <table:table-cell office:value-type="float" office:value="317.27" calcext:value-type="float">
            <text:p>317.27</text:p>
          </table:table-cell>
          <table:table-cell office:value-type="float" office:value="248.33" calcext:value-type="float">
            <text:p>248.33</text:p>
          </table:table-cell>
          <table:table-cell table:formula="of:=[.E12]*[.$G$6]" office:value-type="float" office:value="302.335225858804" calcext:value-type="float">
            <text:p>302.3352258588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13]*2.54) +42" office:value-type="float" office:value="59.78" calcext:value-type="float">
            <text:p>59.78</text:p>
          </table:table-cell>
          <table:table-cell office:value-type="float" office:value="258.78" calcext:value-type="float">
            <text:p>258.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14]*2.54) +42" office:value-type="float" office:value="62.32" calcext:value-type="float">
            <text:p>62.32</text:p>
          </table:table-cell>
          <table:table-cell office:value-type="float" office:value="196.66" calcext:value-type="float">
            <text:p>196.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15]*2.54) +42" office:value-type="float" office:value="64.86" calcext:value-type="float">
            <text:p>64.86</text:p>
          </table:table-cell>
          <table:table-cell office:value-type="float" office:value="237.67" calcext:value-type="float">
            <text:p>237.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6]*2.54) +42" office:value-type="float" office:value="67.4" calcext:value-type="float">
            <text:p>67.4</text:p>
          </table:table-cell>
          <table:table-cell office:value-type="float" office:value="175.53" calcext:value-type="float">
            <text:p>175.53</text:p>
          </table:table-cell>
          <table:table-cell office:value-type="float" office:value="118.4" calcext:value-type="float">
            <text:p>118.4</text:p>
          </table:table-cell>
          <table:table-cell table:formula="of:=[.E16]*[.$G$6]" office:value-type="float" office:value="144.148877468217" calcext:value-type="float">
            <text:p>144.1488774682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7]*2.54) +42" office:value-type="float" office:value="92.8" calcext:value-type="float">
            <text:p>92.8</text:p>
          </table:table-cell>
          <table:table-cell office:value-type="float" office:value="78.99" calcext:value-type="float">
            <text:p>78.99</text:p>
          </table:table-cell>
          <table:table-cell office:value-type="float" office:value="53.39" calcext:value-type="float">
            <text:p>53.39</text:p>
          </table:table-cell>
          <table:table-cell table:formula="of:=[.E17]*[.$G$6]" office:value-type="float" office:value="65.0009169596971" calcext:value-type="float">
            <text:p>65.00091695969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*2.54) +42" office:value-type="float" office:value="118.2" calcext:value-type="float">
            <text:p>118.2</text:p>
          </table:table-cell>
          <table:table-cell office:value-type="float" office:value="35.55" calcext:value-type="float">
            <text:p>35.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19]*2.54) +42" office:value-type="float" office:value="143.6" calcext:value-type="float">
            <text:p>143.6</text:p>
          </table:table-cell>
          <table:table-cell office:value-type="float" office:value="26.42" calcext:value-type="float">
            <text:p>26.42</text:p>
          </table:table-cell>
          <table:table-cell office:value-type="float" office:value="17.99" calcext:value-type="float">
            <text:p>17.99</text:p>
          </table:table-cell>
          <table:table-cell table:formula="of:=[.E19]*[.$G$6]" office:value-type="float" office:value="21.9023505545037" calcext:value-type="float">
            <text:p>21.90235055450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0]*2.54) +42" office:value-type="float" office:value="169" calcext:value-type="float">
            <text:p>169</text:p>
          </table:table-cell>
          <table:table-cell office:value-type="float" office:value="16.41" calcext:value-type="float">
            <text:p>16.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21]*2.54) +42" office:value-type="float" office:value="194.4" calcext:value-type="float">
            <text:p>194.4</text:p>
          </table:table-cell>
          <table:table-cell office:value-type="float" office:value="12.693" calcext:value-type="float">
            <text:p>12.693</text:p>
          </table:table-cell>
          <table:table-cell office:value-type="float" office:value="8.906" calcext:value-type="float">
            <text:p>8.906</text:p>
          </table:table-cell>
          <table:table-cell table:formula="of:=[.E21]*[.$G$6]" office:value-type="float" office:value="10.8428201244252" calcext:value-type="float">
            <text:p>10.8428201244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22]*2.54) +42" office:value-type="float" office:value="219.8" calcext:value-type="float">
            <text:p>219.8</text:p>
          </table:table-cell>
          <table:table-cell office:value-type="float" office:value="9.137" calcext:value-type="float">
            <text:p>9.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B23]*2.54) +42" office:value-type="float" office:value="245.2" calcext:value-type="float">
            <text:p>245.2</text:p>
          </table:table-cell>
          <table:table-cell office:value-type="float" office:value="8.103" calcext:value-type="float">
            <text:p>8.103</text:p>
          </table:table-cell>
          <table:table-cell office:value-type="float" office:value="5.187" calcext:value-type="float">
            <text:p>5.187</text:p>
          </table:table-cell>
          <table:table-cell table:formula="of:=[.E23]*[.$G$6]" office:value-type="float" office:value="6.31503570462537" calcext:value-type="float">
            <text:p>6.315035704625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B24]*2.54) +42" office:value-type="float" office:value="270.6" calcext:value-type="float">
            <text:p>270.6</text:p>
          </table:table-cell>
          <table:table-cell office:value-type="float" office:value="6.041" calcext:value-type="float">
            <text:p>6.041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5"/>
          <table:table-cell>
            <draw:frame table:end-cell-address="'0.5'.O48" table:end-x="6.33mm" table:end-y="4.56mm" draw:z-index="1" draw:name="Chart 2" draw:style-name="gr2" draw:text-style-name="P2" svg:width="206mm" svg:height="95.24mm" svg:x="3.55mm" svg:y="5.29mm">
              <loext:p draw:notify-on-update-of-ranges="'0.5'.B2:'0.5'.B17 '0.5'.D2:'0.5'.D17 '0.5'.B2:'0.5'.B17 '0.5'.E2:'0.5'.E17 '0.5'.B2:'0.5'.B17 '0.5'.F2:'0.5'.F1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0.4" table:style-name="ta4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 table:number-rows-repeated="22"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7.227" calcext:value-type="float">
            <text:p>127.2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7.91" calcext:value-type="float">
            <text:p>37.9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.92" calcext:value-type="float">
            <text:p>19.9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.837" calcext:value-type="float">
            <text:p>11.83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.644" calcext:value-type="float">
            <text:p>8.64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.622" calcext:value-type="float">
            <text:p>5.62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.776" calcext:value-type="float">
            <text:p>4.77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.854" calcext:value-type="float">
            <text:p>4.85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.611" calcext:value-type="float">
            <text:p>4.611</text:p>
          </table:table-cell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0.3" table:style-name="ta5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distance 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3]*2.54) +4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([.B4]*2.54) +42" office:value-type="float" office:value="43.27" calcext:value-type="float">
            <text:p>43.27</text:p>
          </table:table-cell>
          <table:table-cell office:value-type="float" office:value="69.4" calcext:value-type="float">
            <text:p>69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5]*2.54) +42" office:value-type="float" office:value="44.54" calcext:value-type="float">
            <text:p>44.54</text:p>
          </table:table-cell>
          <table:table-cell office:value-type="float" office:value="249.6" calcext:value-type="float">
            <text:p>249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([.B6]*2.54) +42" office:value-type="float" office:value="45.81" calcext:value-type="float">
            <text:p>45.81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>
            <draw:frame table:end-cell-address="'0.3'.O27" table:end-x="12.68mm" table:end-y="1.74mm" draw:z-index="0" draw:name="Chart 1" draw:style-name="gr2" draw:text-style-name="P2" svg:width="183.07mm" svg:height="117.82mm" svg:x="10.25mm" svg:y="2.47mm">
              <loext:p draw:notify-on-update-of-ranges="'0.3'.C3:'0.3'.C26 '0.3'.D3:'0.3'.D2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7]*2.54) +42" office:value-type="float" office:value="47.08" calcext:value-type="float">
            <text:p>47.08</text:p>
          </table:table-cell>
          <table:table-cell office:value-type="float" office:value="336.8" calcext:value-type="float">
            <text:p>336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([.B8]*2.54) +42" office:value-type="float" office:value="48.35" calcext:value-type="float">
            <text:p>48.35</text:p>
          </table:table-cell>
          <table:table-cell office:value-type="float" office:value="352.8" calcext:value-type="float">
            <text:p>352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B9]*2.54) +42" office:value-type="float" office:value="49.62" calcext:value-type="float">
            <text:p>49.62</text:p>
          </table:table-cell>
          <table:table-cell office:value-type="float" office:value="344" calcext:value-type="float">
            <text:p>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([.B10]*2.54) +42" office:value-type="float" office:value="50.89" calcext:value-type="float">
            <text:p>50.89</text:p>
          </table:table-cell>
          <table:table-cell office:value-type="float" office:value="341.6" calcext:value-type="float">
            <text:p>341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11]*2.54) +42" office:value-type="float" office:value="52.16" calcext:value-type="float">
            <text:p>52.16</text:p>
          </table:table-cell>
          <table:table-cell office:value-type="float" office:value="317.2" calcext:value-type="float">
            <text:p>317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([.B12]*2.54) +42" office:value-type="float" office:value="53.43" calcext:value-type="float">
            <text:p>53.43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*2.54) +42" office:value-type="float" office:value="54.7" calcext:value-type="float">
            <text:p>54.7</text:p>
          </table:table-cell>
          <table:table-cell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14]*2.54) +42" office:value-type="float" office:value="57.24" calcext:value-type="float">
            <text:p>57.24</text:p>
          </table:table-cell>
          <table:table-cell office:value-type="float" office:value="249.6" calcext:value-type="float">
            <text:p>249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15]*2.54) +42" office:value-type="float" office:value="59.78" calcext:value-type="float">
            <text:p>59.78</text:p>
          </table:table-cell>
          <table:table-cell office:value-type="float" office:value="201.6" calcext:value-type="float">
            <text:p>201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16]*2.54) +42" office:value-type="float" office:value="62.32" calcext:value-type="float">
            <text:p>62.32</text:p>
          </table:table-cell>
          <table:table-cell office:value-type="float" office:value="163.6" calcext:value-type="float">
            <text:p>163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17]*2.54) +42" office:value-type="float" office:value="64.86" calcext:value-type="float">
            <text:p>64.86</text:p>
          </table:table-cell>
          <table:table-cell office:value-type="float" office:value="139.6" calcext:value-type="float">
            <text:p>139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8]*2.54) +42" office:value-type="float" office:value="67.4" calcext:value-type="float">
            <text:p>67.4</text:p>
          </table:table-cell>
          <table:table-cell office:value-type="float" office:value="101.4" calcext:value-type="float">
            <text:p>101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9]*2.54) +42" office:value-type="float" office:value="92.8" calcext:value-type="float">
            <text:p>92.8</text:p>
          </table:table-cell>
          <table:table-cell office:value-type="float" office:value="43.3" calcext:value-type="float">
            <text:p>43.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20]*2.54) +42" office:value-type="float" office:value="118.2" calcext:value-type="float">
            <text:p>118.2</text:p>
          </table:table-cell>
          <table:table-cell office:value-type="float" office:value="13.8" calcext:value-type="float">
            <text:p>13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1]*2.54) +42" office:value-type="float" office:value="143.6" calcext:value-type="float">
            <text:p>143.6</text:p>
          </table:table-cell>
          <table:table-cell office:value-type="float" office:value="8.8" calcext:value-type="float">
            <text:p>8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*2.54) +42"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23]*2.54) +42" office:value-type="float" office:value="194.4" calcext:value-type="float">
            <text:p>194.4</text:p>
          </table:table-cell>
          <table:table-cell office:value-type="float" office:value="3.8" calcext:value-type="float">
            <text:p>3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24]*2.54) +42" office:value-type="float" office:value="219.8" calcext:value-type="float">
            <text:p>219.8</text:p>
          </table:table-cell>
          <table:table-cell office:value-type="float" office:value="2.9" calcext:value-type="float">
            <text:p>2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B25]*2.54) +42" office:value-type="float" office:value="245.2" calcext:value-type="float">
            <text:p>245.2</text:p>
          </table:table-cell>
          <table:table-cell office:value-type="float" office:value="2.7" calcext:value-type="float">
            <text:p>2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B26]*2.54) +42" office:value-type="float" office:value="270.6" calcext:value-type="float">
            <text:p>270.6</text:p>
          </table:table-cell>
          <table:table-cell office:value-type="float" office:value="1.8" calcext:value-type="float">
            <text:p>1.8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'0.3'.R51" table:end-x="17.62mm" table:end-y="5.62mm" draw:z-index="1" draw:name="Chart 2" draw:style-name="gr2" draw:text-style-name="P2" svg:width="183.07mm" svg:height="117.8mm" svg:x="15.17mm" svg:y="0.71mm">
              <loext:p draw:notify-on-update-of-ranges="'0.3'.C3:'0.3'.C18 '0.3'.D3:'0.3'.D18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/>
          <table:table-cell>
            <draw:frame table:end-cell-address="'0.3'.J52" table:end-x="11.27mm" table:end-y="4.92mm" draw:z-index="2" draw:name="Chart 3" draw:style-name="gr2" draw:text-style-name="P2" svg:width="183.06mm" svg:height="117.81mm" svg:x="8.84mm" svg:y="0.02mm">
              <loext:p draw:notify-on-update-of-ranges="'0.3'.C3:'0.3'.C18 '0.3'.D3:'0.3'.D18 '0.2'.C3:'0.2'.C18 '0.2'.D3:'0.2'.D18 '0.5'.C2:'0.5'.C16 '0.5'.E2:'0.5'.E16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.2" table:style-name="ta6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3]*2.54)+42"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([.B4]*2.54)+42" office:value-type="float" office:value="43.27" calcext:value-type="float">
            <text:p>43.27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5]*2.54)+42" office:value-type="float" office:value="44.54" calcext:value-type="float">
            <text:p>44.54</text:p>
          </table:table-cell>
          <table:table-cell office:value-type="float" office:value="21.2" calcext:value-type="float">
            <text:p>21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([.B6]*2.54)+42" office:value-type="float" office:value="45.81" calcext:value-type="float">
            <text:p>45.81</text:p>
          </table:table-cell>
          <table:table-cell office:value-type="float" office:value="117.1" calcext:value-type="float">
            <text:p>117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7]*2.54)+42" office:value-type="float" office:value="47.08" calcext:value-type="float">
            <text:p>47.08</text:p>
          </table:table-cell>
          <table:table-cell office:value-type="float" office:value="210.4" calcext:value-type="float">
            <text:p>210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([.B8]*2.54)+42" office:value-type="float" office:value="48.35" calcext:value-type="float">
            <text:p>48.35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>
            <draw:frame table:end-cell-address="'0.2'.P27" table:end-x="3.86mm" table:end-y="4.57mm" draw:z-index="0" draw:name="Chart 1" draw:style-name="gr2" draw:text-style-name="P2" svg:width="184.15mm" svg:height="110.77mm" svg:x="0.35mm" svg:y="1.06mm">
              <loext:p draw:notify-on-update-of-ranges="'0.2'.C3:'0.2'.C26 '0.2'.D3:'0.2'.D26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B9]*2.54)+42" office:value-type="float" office:value="49.62" calcext:value-type="float">
            <text:p>49.62</text:p>
          </table:table-cell>
          <table:table-cell office:value-type="float" office:value="267.2" calcext:value-type="float">
            <text:p>267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([.B10]*2.54)+42" office:value-type="float" office:value="50.89" calcext:value-type="float">
            <text:p>50.89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11]*2.54)+42" office:value-type="float" office:value="52.16" calcext:value-type="float">
            <text:p>52.16</text:p>
          </table:table-cell>
          <table:table-cell office:value-type="float" office:value="273.6" calcext:value-type="float">
            <text:p>273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([.B12]*2.54)+42" office:value-type="float" office:value="53.43" calcext:value-type="float">
            <text:p>53.43</text:p>
          </table:table-cell>
          <table:table-cell office:value-type="float" office:value="260.4" calcext:value-type="float">
            <text:p>260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*2.54)+42" office:value-type="float" office:value="54.7" calcext:value-type="float">
            <text:p>54.7</text:p>
          </table:table-cell>
          <table:table-cell office:value-type="float" office:value="261.6" calcext:value-type="float">
            <text:p>261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14]*2.54)+42" office:value-type="float" office:value="57.24" calcext:value-type="float">
            <text:p>57.24</text:p>
          </table:table-cell>
          <table:table-cell office:value-type="float" office:value="261.2" calcext:value-type="float">
            <text:p>261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15]*2.54)+42" office:value-type="float" office:value="59.78" calcext:value-type="float">
            <text:p>59.78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16]*2.54)+42" office:value-type="float" office:value="62.32" calcext:value-type="float">
            <text:p>62.32</text:p>
          </table:table-cell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17]*2.54)+42" office:value-type="float" office:value="64.86" calcext:value-type="float">
            <text:p>64.86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8]*2.54)+42" office:value-type="float" office:value="67.4" calcext:value-type="float">
            <text:p>67.4</text:p>
          </table:table-cell>
          <table:table-cell office:value-type="float" office:value="164.4" calcext:value-type="float">
            <text:p>164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9]*2.54)+42" office:value-type="float" office:value="92.8" calcext:value-type="float">
            <text:p>92.8</text:p>
          </table:table-cell>
          <table:table-cell office:value-type="float" office:value="63.6" calcext:value-type="float">
            <text:p>63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20]*2.54)+42" office:value-type="float" office:value="118.2" calcext:value-type="float">
            <text:p>118.2</text:p>
          </table:table-cell>
          <table:table-cell office:value-type="float" office:value="29.36" calcext:value-type="float">
            <text:p>29.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1]*2.54)+42" office:value-type="float" office:value="143.6" calcext:value-type="float">
            <text:p>143.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*2.54)+42" office:value-type="float" office:value="169" calcext:value-type="float">
            <text:p>169</text:p>
          </table:table-cell>
          <table:table-cell office:value-type="float" office:value="11.04" calcext:value-type="float">
            <text:p>11.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23]*2.54)+42" office:value-type="float" office:value="194.4" calcext:value-type="float">
            <text:p>194.4</text:p>
          </table:table-cell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24]*2.54)+42" office:value-type="float" office:value="219.8" calcext:value-type="float">
            <text:p>219.8</text:p>
          </table:table-cell>
          <table:table-cell office:value-type="float" office:value="3.752" calcext:value-type="float">
            <text:p>3.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B25]*2.54)+42" office:value-type="float" office:value="245.2" calcext:value-type="float">
            <text:p>245.2</text:p>
          </table:table-cell>
          <table:table-cell office:value-type="float" office:value="3.664" calcext:value-type="float">
            <text:p>3.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B26]*2.54)+42" office:value-type="float" office:value="270.6" calcext:value-type="float">
            <text:p>270.6</text:p>
          </table:table-cell>
          <table:table-cell office:value-type="float" office:value="3.264" calcext:value-type="float">
            <text:p>3.264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>
            <draw:frame table:end-cell-address="'0.2'.N50" table:end-x="2.45mm" table:end-y="0.68mm" draw:z-index="1" draw:name="Chart 3" draw:style-name="gr2" draw:text-style-name="P2" svg:width="183.78mm" svg:height="110.75mm" svg:x="21.87mm" svg:y="2.84mm">
              <loext:p draw:notify-on-update-of-ranges="'0.2'.C3:'0.2'.C19 '0.2'.D3:'0.2'.D19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6" table:style-name="ta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Distance in x </text:p>
          </table:table-cell>
          <table:table-cell table:style-name="ce1" office:value-type="string" calcext:value-type="string">
            <text:p>60 inches</text:p>
          </table:table-cell>
          <table:table-cell table:style-name="ce1" office:value-type="string" calcext:value-type="string">
            <text:p>80 inches </text:p>
          </table:table-cell>
          <table:table-cell table:style-name="ce1" office:value-type="string" calcext:value-type="string">
            <text:p>80 inches, rod shifted </text:p>
          </table:table-cell>
          <table:table-cell table:style-name="ce1" office:value-type="string" calcext:value-type="string">
            <text:p>40 inches 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58" calcext:value-type="float">
            <text:p>0.58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0.9" calcext:value-type="float">
            <text:p>0.9</text:p>
          </table:table-cell>
          <table:table-cell>
            <draw:frame table:end-cell-address="Sheet6.R26" table:end-x="21.5mm" table:end-y="3.16mm" draw:z-index="0" draw:name="Chart 1" draw:style-name="gr2" draw:text-style-name="P2" svg:width="263.52mm" svg:height="118.5mm" svg:x="6.35mm" svg:y="3.2mm">
              <loext:p draw:notify-on-update-of-ranges="Sheet6.B1:Sheet6.B19 Sheet6.C1:Sheet6.C19 Sheet6.B2:Sheet6.B12 Sheet6.D2:Sheet6.D12 Sheet6.B2:Sheet6.B12 Sheet6.F2:Sheet6.F12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48" calcext:value-type="float">
            <text:p>0.248</text:p>
          </table:table-cell>
          <table:table-cell office:value-type="float" office:value="2.152" calcext:value-type="float">
            <text:p>2.15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.94" calcext:value-type="float">
            <text:p>2.9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352" calcext:value-type="float">
            <text:p>0.352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1.04" calcext:value-type="float">
            <text:p>1.04</text:p>
          </table:table-cell>
          <table:table-cell office:value-type="float" office:value="1.232" calcext:value-type="float">
            <text:p>1.232</text:p>
          </table:table-cell>
          <table:table-cell office:value-type="float" office:value="0.168" calcext:value-type="float">
            <text:p>0.16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0.216" calcext:value-type="float">
            <text:p>0.21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.5 UV 01.csv" table:style-name="ta8">
        <office:forms form:automatic-focus="false" form:apply-design-mode="false"/>
        <table:table-column table:style-name="co4" table:number-columns-repeated="4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istance in x </text:p>
          </table:table-cell>
          <table:table-cell table:style-name="ce1" table:number-columns-repeated="3"/>
          <table:table-cell table:style-name="ce1" office:value-type="string" calcext:value-type="string">
            <text:p>80 inches 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2]-1.859" office:value-type="float" office:value="-9.859" calcext:value-type="float">
            <text:p>-9.859</text:p>
          </table:table-cell>
          <table:table-cell table:formula="of:=[.B2]/((80*25.4)+42)" office:value-type="float" office:value="-0.00475361620057859" calcext:value-type="float">
            <text:p>-0.004753616200579</text:p>
          </table:table-cell>
          <table:table-cell table:formula="of:=ATAN([.C2])*180/PI()" office:value-type="float" office:value="-0.272360094235589" calcext:value-type="float">
            <text:p>-0.272360094235589</text:p>
          </table:table-cell>
          <table:table-cell office:value-type="float" office:value="0.52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A3]-1.859" office:value-type="float" office:value="-7.859" calcext:value-type="float">
            <text:p>-7.859</text:p>
          </table:table-cell>
          <table:table-cell table:formula="of:=[.B3]/((80*25.4)+42)" office:value-type="float" office:value="-0.00378929604628737" calcext:value-type="float">
            <text:p>-0.003789296046287</text:p>
          </table:table-cell>
          <table:table-cell table:formula="of:=ATAN([.C3])*180/PI()" office:value-type="float" office:value="-0.217109631639829" calcext:value-type="float">
            <text:p>-0.217109631639829</text:p>
          </table:table-cell>
          <table:table-cell office:value-type="float" office:value="0.856" calcext:value-type="float">
            <text:p>0.856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A4]-1.859" office:value-type="float" office:value="-5.859" calcext:value-type="float">
            <text:p>-5.859</text:p>
          </table:table-cell>
          <table:table-cell table:formula="of:=[.B4]/((80*25.4)+42)" office:value-type="float" office:value="-0.00282497589199614" calcext:value-type="float">
            <text:p>-0.002824975891996</text:p>
          </table:table-cell>
          <table:table-cell table:formula="of:=ATAN([.C4])*180/PI()" office:value-type="float" office:value="-0.161858765267813" calcext:value-type="float">
            <text:p>-0.161858765267813</text:p>
          </table:table-cell>
          <table:table-cell office:value-type="float" office:value="1.368" calcext:value-type="float">
            <text:p>1.368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5]-1.859" office:value-type="float" office:value="-3.859" calcext:value-type="float">
            <text:p>-3.859</text:p>
          </table:table-cell>
          <table:table-cell table:formula="of:=[.B5]/((80*25.4)+42)" office:value-type="float" office:value="-0.00186065573770492" calcext:value-type="float">
            <text:p>-0.001860655737705</text:p>
          </table:table-cell>
          <table:table-cell table:formula="of:=ATAN([.C5])*180/PI()" office:value-type="float" office:value="-0.106607597870825" calcext:value-type="float">
            <text:p>-0.106607597870825</text:p>
          </table:table-cell>
          <table:table-cell office:value-type="float" office:value="1.624" calcext:value-type="float">
            <text:p>1.624</text:p>
          </table:table-cell>
          <table:table-cell table:number-columns-repeated="3"/>
          <table:table-cell>
            <draw:frame table:end-cell-address="'0.5 UV 01.csv'.R25" table:end-x="2.8mm" table:end-y="3.51mm" draw:z-index="0" draw:name="Chart 1" draw:style-name="gr2" draw:text-style-name="P2" svg:width="198.77mm" svg:height="112.87mm" svg:x="7.25mm" svg:y="3.55mm">
              <loext:p draw:notify-on-update-of-ranges="'0.5 UV 01.csv'.B2:'0.5 UV 01.csv'.B17 '0.5 UV 01.csv'.E2:'0.5 UV 01.csv'.E17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6]-1.859" office:value-type="float" office:value="-2.859" calcext:value-type="float">
            <text:p>-2.859</text:p>
          </table:table-cell>
          <table:table-cell table:formula="of:=[.B6]/((80*25.4)+42)" office:value-type="float" office:value="-0.00137849566055931" calcext:value-type="float">
            <text:p>-0.001378495660559</text:p>
          </table:table-cell>
          <table:table-cell table:formula="of:=ATAN([.C6])*180/PI()" office:value-type="float" office:value="-0.0789819333986916" calcext:value-type="float">
            <text:p>-0.078981933398692</text:p>
          </table:table-cell>
          <table:table-cell office:value-type="float" office:value="2.12" calcext:value-type="float">
            <text:p>2.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]-1.859" office:value-type="float" office:value="-1.859" calcext:value-type="float">
            <text:p>-1.859</text:p>
          </table:table-cell>
          <table:table-cell table:formula="of:=[.B7]/((80*25.4)+42)" office:value-type="float" office:value="-0.000896335583413693" calcext:value-type="float">
            <text:p>-0.000896335583414</text:p>
          </table:table-cell>
          <table:table-cell table:formula="of:=ATAN([.C7])*180/PI()" office:value-type="float" office:value="-0.0513562322035058" calcext:value-type="float">
            <text:p>-0.051356232203506</text:p>
          </table:table-cell>
          <table:table-cell office:value-type="float" office:value="3.872" calcext:value-type="float">
            <text:p>3.8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]-1.859" office:value-type="float" office:value="-1.859" calcext:value-type="float">
            <text:p>-1.859</text:p>
          </table:table-cell>
          <table:table-cell table:formula="of:=[.B8]/((80*25.4)+42)" office:value-type="float" office:value="-0.000896335583413693" calcext:value-type="float">
            <text:p>-0.000896335583414</text:p>
          </table:table-cell>
          <table:table-cell table:formula="of:=ATAN([.C8])*180/PI()" office:value-type="float" office:value="-0.0513562322035058" calcext:value-type="float">
            <text:p>-0.051356232203506</text:p>
          </table:table-cell>
          <table:table-cell office:value-type="float" office:value="3.264" calcext:value-type="float">
            <text:p>3.264</text:p>
          </table:table-cell>
          <table:table-cell office:value-type="string" calcext:value-type="string">
            <text:p>different z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]-1.859" office:value-type="float" office:value="-1.859" calcext:value-type="float">
            <text:p>-1.859</text:p>
          </table:table-cell>
          <table:table-cell table:formula="of:=[.B9]/((80*25.4)+42)" office:value-type="float" office:value="-0.000896335583413693" calcext:value-type="float">
            <text:p>-0.000896335583414</text:p>
          </table:table-cell>
          <table:table-cell table:formula="of:=ATAN([.C9])*180/PI()" office:value-type="float" office:value="-0.0513562322035058" calcext:value-type="float">
            <text:p>-0.051356232203506</text:p>
          </table:table-cell>
          <table:table-cell office:value-type="float" office:value="3.608" calcext:value-type="float">
            <text:p>3.6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-1.859" office:value-type="float" office:value="-0.859" calcext:value-type="float">
            <text:p>-0.859</text:p>
          </table:table-cell>
          <table:table-cell table:formula="of:=[.B10]/((80*25.4)+42)" office:value-type="float" office:value="-0.000414175506268081" calcext:value-type="float">
            <text:p>-0.000414175506268</text:p>
          </table:table-cell>
          <table:table-cell table:formula="of:=ATAN([.C10])*180/PI()" office:value-type="float" office:value="-0.0237305071299342" calcext:value-type="float">
            <text:p>-0.023730507129934</text:p>
          </table:table-cell>
          <table:table-cell office:value-type="float" office:value="2.992" calcext:value-type="float">
            <text:p>2.9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]-1.859" office:value-type="float" office:value="0.141" calcext:value-type="float">
            <text:p>0.141</text:p>
          </table:table-cell>
          <table:table-cell table:formula="of:=[.B11]/((80*25.4)+42)" office:value-type="float" office:value="0.0000679845708775313" calcext:value-type="float">
            <text:p>6.79845708775313E-05</text:p>
          </table:table-cell>
          <table:table-cell table:formula="of:=ATAN([.C11])*180/PI()" office:value-type="float" office:value="0.00389522897728943" calcext:value-type="float">
            <text:p>0.003895228977289</text:p>
          </table:table-cell>
          <table:table-cell office:value-type="float" office:value="2.144" calcext:value-type="float">
            <text:p>2.1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-1.859" office:value-type="float" office:value="0.141" calcext:value-type="float">
            <text:p>0.141</text:p>
          </table:table-cell>
          <table:table-cell table:formula="of:=[.B12]/((80*25.4)+42)" office:value-type="float" office:value="0.0000679845708775313" calcext:value-type="float">
            <text:p>6.79845708775313E-05</text:p>
          </table:table-cell>
          <table:table-cell table:formula="of:=ATAN([.C12])*180/PI()" office:value-type="float" office:value="0.00389522897728943" calcext:value-type="float">
            <text:p>0.003895228977289</text:p>
          </table:table-cell>
          <table:table-cell office:value-type="float" office:value="2.368" calcext:value-type="float">
            <text:p>2.3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3]-1.859" office:value-type="float" office:value="1.141" calcext:value-type="float">
            <text:p>1.141</text:p>
          </table:table-cell>
          <table:table-cell table:formula="of:=[.B13]/((80*25.4)+42)" office:value-type="float" office:value="0.000550144648023144" calcext:value-type="float">
            <text:p>0.000550144648023</text:p>
          </table:table-cell>
          <table:table-cell table:formula="of:=ATAN([.C13])*180/PI()" office:value-type="float" office:value="0.0315209632734008" calcext:value-type="float">
            <text:p>0.031520963273401</text:p>
          </table:table-cell>
          <table:table-cell office:value-type="float" office:value="3.024" calcext:value-type="float">
            <text:p>3.0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]-1.859" office:value-type="float" office:value="2.141" calcext:value-type="float">
            <text:p>2.141</text:p>
          </table:table-cell>
          <table:table-cell table:formula="of:=[.B14]/((80*25.4)+42)" office:value-type="float" office:value="0.00103230472516876" calcext:value-type="float">
            <text:p>0.001032304725169</text:p>
          </table:table-cell>
          <table:table-cell table:formula="of:=ATAN([.C14])*180/PI()" office:value-type="float" office:value="0.0591466829136405" calcext:value-type="float">
            <text:p>0.059146682913641</text:p>
          </table:table-cell>
          <table:table-cell office:value-type="float" office:value="2.96" calcext:value-type="float">
            <text:p>2.9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5]-1.859" office:value-type="float" office:value="4.141" calcext:value-type="float">
            <text:p>4.141</text:p>
          </table:table-cell>
          <table:table-cell table:formula="of:=[.B15]/((80*25.4)+42)" office:value-type="float" office:value="0.00199662487945998" calcext:value-type="float">
            <text:p>0.00199662487946</text:p>
          </table:table-cell>
          <table:table-cell table:formula="of:=ATAN([.C15])*180/PI()" office:value-type="float" office:value="0.114398026847708" calcext:value-type="float">
            <text:p>0.114398026847708</text:p>
          </table:table-cell>
          <table:table-cell office:value-type="float" office:value="2.232" calcext:value-type="float">
            <text:p>2.23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6]-1.859" office:value-type="float" office:value="6.141" calcext:value-type="float">
            <text:p>6.141</text:p>
          </table:table-cell>
          <table:table-cell table:formula="of:=[.B16]/((80*25.4)+42)" office:value-type="float" office:value="0.00296094503375121" calcext:value-type="float">
            <text:p>0.002960945033751</text:p>
          </table:table-cell>
          <table:table-cell table:formula="of:=ATAN([.C16])*180/PI()" office:value-type="float" office:value="0.16964915802288" calcext:value-type="float">
            <text:p>0.16964915802288</text:p>
          </table:table-cell>
          <table:table-cell office:value-type="float" office:value="1.464" calcext:value-type="float">
            <text:p>1.46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7]-1.859" office:value-type="float" office:value="8.141" calcext:value-type="float">
            <text:p>8.141</text:p>
          </table:table-cell>
          <table:table-cell table:formula="of:=[.B17]/((80*25.4)+42)" office:value-type="float" office:value="0.00392526518804243" calcext:value-type="float">
            <text:p>0.003925265188042</text:p>
          </table:table-cell>
          <table:table-cell table:formula="of:=ATAN([.C17])*180/PI()" office:value-type="float" office:value="0.224899973684918" calcext:value-type="float">
            <text:p>0.224899973684918</text:p>
          </table:table-cell>
          <table:table-cell office:value-type="float" office:value="0.84" calcext:value-type="float">
            <text:p>0.84</text:p>
          </table:table-cell>
          <table:table-cell table:number-columns-repeated="4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'0.5 UV 01.csv'.Q46" table:end-x="20.8mm" table:end-y="4.57mm" draw:z-index="1" draw:name="Chart 2" draw:style-name="gr2" draw:text-style-name="P2" svg:width="192.07mm" svg:height="114.99mm" svg:x="9.37mm" svg:y="2.47mm">
              <loext:p draw:notify-on-update-of-ranges="'0.5 UV 01.csv'.D2:'0.5 UV 01.csv'.D17 '0.5 UV 01.csv'.E2:'0.5 UV 01.csv'.E17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1" table:style-name="ta9">
        <office:forms form:automatic-focus="false" form:apply-design-mode="false"/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0.5 (100)" table:style-name="ta2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/>
          <table:table-cell office:value-type="float" office:value="0.79" calcext:value-type="float">
            <text:p>0.79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[.D1]/[.E1]" office:value-type="float" office:value="1.6" calcext:value-type="float">
            <text:p>1.6</text:p>
          </table:table-cell>
          <table:table-cell table:formula="of:=3.5*[.C1]/(27.2-3.5)" office:value-type="float" office:value="2.9535864978903" calcext:value-type="float">
            <text:p>2.9535864978903</text:p>
          </table:table-cell>
          <table:table-cell table:formula="of:=[.C1]+([.G1]/2)" office:value-type="float" office:value="21.4767932489451" calcext:value-type="float">
            <text:p>21.4767932489451</text:p>
          </table:table-cell>
          <table:table-cell table:formula="of:=[.F1]/[.G1]" office:value-type="float" office:value="0.541714285714286" calcext:value-type="float">
            <text:p>0.541714285714286</text:p>
          </table:table-cell>
          <table:table-cell>
            <draw:frame table:end-cell-address="'0.5 (100)'.S21" table:end-x="20.79mm" table:end-y="4.92mm" draw:z-index="0" draw:name="Chart 1" draw:style-name="gr2" draw:text-style-name="P2" svg:width="209.53mm" svg:height="113.23mm" svg:x="14.46mm" svg:y="4.59mm">
              <loext:p draw:notify-on-update-of-ranges="'0.5 (100)'.C1:'0.5 (100)'.C22 '0.5 (100)'.D1:'0.5 (100)'.D22 '0.5 (100)'.C1:'0.5 (100)'.C22 '0.5 (100)'.F1:'0.5 (100)'.F22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1.18" calcext:value-type="float">
            <text:p>1.18</text:p>
          </table:table-cell>
          <table:table-cell office:value-type="float" office:value="30" calcext:value-type="float">
            <text:p>30</text:p>
          </table:table-cell>
          <table:table-cell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table:formula="of:=[.D2]/[.E2]" office:value-type="float" office:value="4.68" calcext:value-type="float">
            <text:p>4.68</text:p>
          </table:table-cell>
          <table:table-cell table:formula="of:=3.5*[.C2]/(27.2-3.5)" office:value-type="float" office:value="4.43037974683544" calcext:value-type="float">
            <text:p>4.43037974683544</text:p>
          </table:table-cell>
          <table:table-cell table:formula="of:=[.C2]+([.G2]/2)" office:value-type="float" office:value="32.2151898734177" calcext:value-type="float">
            <text:p>32.2151898734177</text:p>
          </table:table-cell>
          <table:table-cell table:formula="of:=[.F2]/[.G2]" office:value-type="float" office:value="1.05634285714286" calcext:value-type="float">
            <text:p>1.05634285714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5.4" calcext:value-type="float">
            <text:p>95.4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95.4" calcext:value-type="float">
            <text:p>95.4</text:p>
          </table:table-cell>
          <table:table-cell table:formula="of:=3.5*[.C3]/(27.2-3.5)" office:value-type="float" office:value="6.20253164556962" calcext:value-type="float">
            <text:p>6.20253164556962</text:p>
          </table:table-cell>
          <table:table-cell table:formula="of:=[.C3]+([.G3]/2)" office:value-type="float" office:value="45.1012658227848" calcext:value-type="float">
            <text:p>45.1012658227848</text:p>
          </table:table-cell>
          <table:table-cell table:formula="of:=[.F3]/[.G3]" office:value-type="float" office:value="15.3808163265306" calcext:value-type="float">
            <text:p>15.38081632653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([.B4]*25.4) +42" office:value-type="float" office:value="54.7" calcext:value-type="float">
            <text:p>54.7</text:p>
          </table:table-cell>
          <table:table-cell office:value-type="float" office:value="164.4" calcext:value-type="float">
            <text:p>164.4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164.4" calcext:value-type="float">
            <text:p>164.4</text:p>
          </table:table-cell>
          <table:table-cell table:formula="of:=3.5*[.C4]/(27.2-3.5)" office:value-type="float" office:value="8.07805907172996" calcext:value-type="float">
            <text:p>8.07805907172996</text:p>
          </table:table-cell>
          <table:table-cell table:formula="of:=[.C4]+([.G4]/2)" office:value-type="float" office:value="58.739029535865" calcext:value-type="float">
            <text:p>58.739029535865</text:p>
          </table:table-cell>
          <table:table-cell table:formula="of:=[.F4]/[.G4]" office:value-type="float" office:value="20.3514233481327" calcext:value-type="float">
            <text:p>20.35142334813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5]*25.4) +42" office:value-type="float" office:value="67.4" calcext:value-type="float">
            <text:p>67.4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182.4" calcext:value-type="float">
            <text:p>182.4</text:p>
          </table:table-cell>
          <table:table-cell table:formula="of:=3.5*[.C5]/(27.2-3.5)" office:value-type="float" office:value="9.9535864978903" calcext:value-type="float">
            <text:p>9.9535864978903</text:p>
          </table:table-cell>
          <table:table-cell table:formula="of:=[.C5]+([.G5]/2)" office:value-type="float" office:value="72.3767932489452" calcext:value-type="float">
            <text:p>72.3767932489452</text:p>
          </table:table-cell>
          <table:table-cell table:formula="of:=[.F5]/[.G5]" office:value-type="float" office:value="18.3250529885545" calcext:value-type="float">
            <text:p>18.3250529885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6]*25.4) +42" office:value-type="float" office:value="92.8" calcext:value-type="float">
            <text:p>92.8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formula="of:=[.D6]/[.E6]" office:value-type="float" office:value="194" calcext:value-type="float">
            <text:p>194</text:p>
          </table:table-cell>
          <table:table-cell table:formula="of:=3.5*[.C6]/(27.2-3.5)" office:value-type="float" office:value="13.704641350211" calcext:value-type="float">
            <text:p>13.704641350211</text:p>
          </table:table-cell>
          <table:table-cell table:formula="of:=[.C6]+([.G6]/2)" office:value-type="float" office:value="99.6523206751055" calcext:value-type="float">
            <text:p>99.6523206751055</text:p>
          </table:table-cell>
          <table:table-cell table:formula="of:=[.F6]/[.G6]" office:value-type="float" office:value="14.1557881773399" calcext:value-type="float">
            <text:p>14.15578817733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B7]*25.4) +42" office:value-type="float" office:value="118.2" calcext:value-type="float">
            <text:p>118.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D7]/[.E7]" office:value-type="float" office:value="180" calcext:value-type="float">
            <text:p>180</text:p>
          </table:table-cell>
          <table:table-cell table:formula="of:=3.5*[.C7]/(27.2-3.5)" office:value-type="float" office:value="17.4556962025316" calcext:value-type="float">
            <text:p>17.4556962025316</text:p>
          </table:table-cell>
          <table:table-cell table:formula="of:=[.C7]+([.G7]/2)" office:value-type="float" office:value="126.927848101266" calcext:value-type="float">
            <text:p>126.927848101266</text:p>
          </table:table-cell>
          <table:table-cell table:formula="of:=[.F7]/[.G7]" office:value-type="float" office:value="10.3118201595359" calcext:value-type="float">
            <text:p>10.31182015953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8]*25.4) +42" office:value-type="float" office:value="143.6" calcext:value-type="float">
            <text:p>143.6</text:p>
          </table:table-cell>
          <table:table-cell office:value-type="float" office:value="176.4" calcext:value-type="float">
            <text:p>176.4</text:p>
          </table:table-cell>
          <table:table-cell office:value-type="float" office:value="1" calcext:value-type="float">
            <text:p>1</text:p>
          </table:table-cell>
          <table:table-cell table:formula="of:=[.D8]/[.E8]" office:value-type="float" office:value="176.4" calcext:value-type="float">
            <text:p>176.4</text:p>
          </table:table-cell>
          <table:table-cell table:formula="of:=3.5*[.C8]/(27.2-3.5)" office:value-type="float" office:value="21.2067510548523" calcext:value-type="float">
            <text:p>21.2067510548523</text:p>
          </table:table-cell>
          <table:table-cell table:formula="of:=[.C8]+([.G8]/2)" office:value-type="float" office:value="154.203375527426" calcext:value-type="float">
            <text:p>154.203375527426</text:p>
          </table:table-cell>
          <table:table-cell table:formula="of:=[.F8]/[.G8]" office:value-type="float" office:value="8.31810584958217" calcext:value-type="float">
            <text:p>8.318105849582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9]*25.4) +42" office:value-type="float" office:value="169" calcext:value-type="float">
            <text:p>169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D9]/[.E9]" office:value-type="float" office:value="140" calcext:value-type="float">
            <text:p>140</text:p>
          </table:table-cell>
          <table:table-cell table:formula="of:=3.5*[.C9]/(27.2-3.5)" office:value-type="float" office:value="24.957805907173" calcext:value-type="float">
            <text:p>24.957805907173</text:p>
          </table:table-cell>
          <table:table-cell table:formula="of:=[.C9]+([.G9]/2)" office:value-type="float" office:value="181.478902953587" calcext:value-type="float">
            <text:p>181.478902953587</text:p>
          </table:table-cell>
          <table:table-cell table:formula="of:=[.F9]/[.G9]" office:value-type="float" office:value="5.6094674556213" calcext:value-type="float">
            <text:p>5.6094674556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10]*25.4) +42" office:value-type="float" office:value="194.4" calcext:value-type="float">
            <text:p>194.4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22" calcext:value-type="float">
            <text:p>122</text:p>
          </table:table-cell>
          <table:table-cell table:formula="of:=3.5*[.C10]/(27.2-3.5)" office:value-type="float" office:value="28.7088607594937" calcext:value-type="float">
            <text:p>28.7088607594937</text:p>
          </table:table-cell>
          <table:table-cell table:formula="of:=[.C10]+([.G10]/2)" office:value-type="float" office:value="208.754430379747" calcext:value-type="float">
            <text:p>208.754430379747</text:p>
          </table:table-cell>
          <table:table-cell table:formula="of:=[.F10]/[.G10]" office:value-type="float" office:value="4.24955908289242" calcext:value-type="float">
            <text:p>4.249559082892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11]*25.4) +42" office:value-type="float" office:value="219.8" calcext:value-type="float">
            <text:p>219.8</text:p>
          </table:table-cell>
          <table:table-cell office:value-type="float" office:value="90.7" calcext:value-type="float">
            <text:p>90.7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90.7" calcext:value-type="float">
            <text:p>90.7</text:p>
          </table:table-cell>
          <table:table-cell table:formula="of:=3.5*[.C11]/(27.2-3.5)" office:value-type="float" office:value="32.4599156118143" calcext:value-type="float">
            <text:p>32.4599156118143</text:p>
          </table:table-cell>
          <table:table-cell table:formula="of:=[.C11]+([.G11]/2)" office:value-type="float" office:value="236.029957805907" calcext:value-type="float">
            <text:p>236.029957805907</text:p>
          </table:table-cell>
          <table:table-cell table:formula="of:=[.F11]/[.G11]" office:value-type="float" office:value="2.79421552060315" calcext:value-type="float">
            <text:p>2.794215520603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12]*25.4) +42" office:value-type="float" office:value="245.2" calcext:value-type="float">
            <text:p>245.2</text:p>
          </table:table-cell>
          <table:table-cell office:value-type="float" office:value="79.4" calcext:value-type="float">
            <text:p>79.4</text:p>
          </table:table-cell>
          <table:table-cell office:value-type="float" office:value="0.999999" calcext:value-type="float">
            <text:p>0.999999</text:p>
          </table:table-cell>
          <table:table-cell table:formula="of:=[.D12]/[.E12]" office:value-type="float" office:value="79.4000794000794" calcext:value-type="float">
            <text:p>79.4000794000794</text:p>
          </table:table-cell>
          <table:table-cell table:formula="of:=3.5*[.C12]/(27.2-3.5)" office:value-type="float" office:value="36.210970464135" calcext:value-type="float">
            <text:p>36.210970464135</text:p>
          </table:table-cell>
          <table:table-cell table:formula="of:=[.C12]+([.G12]/2)" office:value-type="float" office:value="263.305485232067" calcext:value-type="float">
            <text:p>263.305485232067</text:p>
          </table:table-cell>
          <table:table-cell table:formula="of:=[.F12]/[.G12]" office:value-type="float" office:value="2.19270785572347" calcext:value-type="float">
            <text:p>2.192707855723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13]*25.4) +42" office:value-type="float" office:value="270.6" calcext:value-type="float">
            <text:p>270.6</text:p>
          </table:table-cell>
          <table:table-cell office:value-type="float" office:value="66.7" calcext:value-type="float">
            <text:p>66.7</text:p>
          </table:table-cell>
          <table:table-cell office:value-type="float" office:value="0.999995" calcext:value-type="float">
            <text:p>0.999995</text:p>
          </table:table-cell>
          <table:table-cell table:formula="of:=[.D13]/[.E13]" office:value-type="float" office:value="66.7003335016675" calcext:value-type="float">
            <text:p>66.7003335016675</text:p>
          </table:table-cell>
          <table:table-cell table:formula="of:=3.5*[.C13]/(27.2-3.5)" office:value-type="float" office:value="39.9620253164557" calcext:value-type="float">
            <text:p>39.9620253164557</text:p>
          </table:table-cell>
          <table:table-cell table:formula="of:=[.C13]+([.G13]/2)" office:value-type="float" office:value="290.581012658228" calcext:value-type="float">
            <text:p>290.581012658228</text:p>
          </table:table-cell>
          <table:table-cell table:formula="of:=[.F13]/[.G13]" office:value-type="float" office:value="1.66909291942722" calcext:value-type="float">
            <text:p>1.669092919427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*25.4) +42" office:value-type="float" office:value="296" calcext:value-type="float">
            <text:p>296</text:p>
          </table:table-cell>
          <table:table-cell office:value-type="float" office:value="56.2" calcext:value-type="float">
            <text:p>56.2</text:p>
          </table:table-cell>
          <table:table-cell office:value-type="float" office:value="0.999969" calcext:value-type="float">
            <text:p>0.999969</text:p>
          </table:table-cell>
          <table:table-cell table:formula="of:=[.D14]/[.E14]" office:value-type="float" office:value="56.2017422540099" calcext:value-type="float">
            <text:p>56.2017422540099</text:p>
          </table:table-cell>
          <table:table-cell table:formula="of:=3.5*[.C14]/(27.2-3.5)" office:value-type="float" office:value="43.7130801687764" calcext:value-type="float">
            <text:p>43.7130801687764</text:p>
          </table:table-cell>
          <table:table-cell table:formula="of:=[.C14]+([.G14]/2)" office:value-type="float" office:value="317.856540084388" calcext:value-type="float">
            <text:p>317.856540084388</text:p>
          </table:table-cell>
          <table:table-cell table:formula="of:=[.F14]/[.G14]" office:value-type="float" office:value="1.28569622723942" calcext:value-type="float">
            <text:p>1.285696227239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5]*25.4) +42" office:value-type="float" office:value="550" calcext:value-type="float">
            <text:p>550</text:p>
          </table:table-cell>
          <table:table-cell office:value-type="float" office:value="15.4" calcext:value-type="float">
            <text:p>15.4</text:p>
          </table:table-cell>
          <table:table-cell office:value-type="float" office:value="0.974927" calcext:value-type="float">
            <text:p>0.974927</text:p>
          </table:table-cell>
          <table:table-cell table:formula="of:=[.D15]/[.E15]" office:value-type="float" office:value="15.7960544738221" calcext:value-type="float">
            <text:p>15.7960544738221</text:p>
          </table:table-cell>
          <table:table-cell table:formula="of:=3.5*[.C15]/(27.2-3.5)" office:value-type="float" office:value="81.2236286919831" calcext:value-type="float">
            <text:p>81.2236286919831</text:p>
          </table:table-cell>
          <table:table-cell table:formula="of:=[.C15]+([.G15]/2)" office:value-type="float" office:value="590.611814345992" calcext:value-type="float">
            <text:p>590.611814345992</text:p>
          </table:table-cell>
          <table:table-cell table:formula="of:=[.F15]/[.G15]" office:value-type="float" office:value="0.194476099236148" calcext:value-type="float">
            <text:p>0.1944760992361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6]*25.4) +42" office:value-type="float" office:value="804" calcext:value-type="float">
            <text:p>804</text:p>
          </table:table-cell>
          <table:table-cell office:value-type="float" office:value="8.42" calcext:value-type="float">
            <text:p>8.42</text:p>
          </table:table-cell>
          <table:table-cell office:value-type="float" office:value="0.874611" calcext:value-type="float">
            <text:p>0.874611</text:p>
          </table:table-cell>
          <table:table-cell table:formula="of:=[.D16]/[.E16]" office:value-type="float" office:value="9.62713709294761" calcext:value-type="float">
            <text:p>9.62713709294761</text:p>
          </table:table-cell>
          <table:table-cell table:formula="of:=3.5*[.C16]/(27.2-3.5)" office:value-type="float" office:value="118.73417721519" calcext:value-type="float">
            <text:p>118.73417721519</text:p>
          </table:table-cell>
          <table:table-cell table:formula="of:=[.C16]+([.G16]/2)" office:value-type="float" office:value="863.367088607595" calcext:value-type="float">
            <text:p>863.367088607595</text:p>
          </table:table-cell>
          <table:table-cell table:formula="of:=[.F16]/[.G16]" office:value-type="float" office:value="0.0810814318062752" calcext:value-type="float">
            <text:p>0.0810814318062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17]*25.4) +42" office:value-type="float" office:value="1058" calcext:value-type="float">
            <text:p>1058</text:p>
          </table:table-cell>
          <table:table-cell office:value-type="float" office:value="5.49" calcext:value-type="float">
            <text:p>5.49</text:p>
          </table:table-cell>
          <table:table-cell office:value-type="float" office:value="0.755826" calcext:value-type="float">
            <text:p>0.755826</text:p>
          </table:table-cell>
          <table:table-cell table:formula="of:=[.D17]/[.E17]" office:value-type="float" office:value="7.26357653745703" calcext:value-type="float">
            <text:p>7.26357653745703</text:p>
          </table:table-cell>
          <table:table-cell table:formula="of:=3.5*[.C17]/(27.2-3.5)" office:value-type="float" office:value="156.244725738397" calcext:value-type="float">
            <text:p>156.244725738397</text:p>
          </table:table-cell>
          <table:table-cell table:formula="of:=[.C17]+([.G17]/2)" office:value-type="float" office:value="1136.1223628692" calcext:value-type="float">
            <text:p>1136.1223628692</text:p>
          </table:table-cell>
          <table:table-cell table:formula="of:=[.F17]/[.G17]" office:value-type="float" office:value="0.0464884590704109" calcext:value-type="float">
            <text:p>0.046488459070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8]*25.4) +42" office:value-type="float" office:value="1312" calcext:value-type="float">
            <text:p>1312</text:p>
          </table:table-cell>
          <table:table-cell office:value-type="float" office:value="3.32" calcext:value-type="float">
            <text:p>3.32</text:p>
          </table:table-cell>
          <table:table-cell office:value-type="float" office:value="0.652346" calcext:value-type="float">
            <text:p>0.652346</text:p>
          </table:table-cell>
          <table:table-cell table:formula="of:=[.D18]/[.E18]" office:value-type="float" office:value="5.08932376376953" calcext:value-type="float">
            <text:p>5.08932376376953</text:p>
          </table:table-cell>
          <table:table-cell table:formula="of:=3.5*[.C18]/(27.2-3.5)" office:value-type="float" office:value="193.755274261603" calcext:value-type="float">
            <text:p>193.755274261603</text:p>
          </table:table-cell>
          <table:table-cell table:formula="of:=[.C18]+([.G18]/2)" office:value-type="float" office:value="1408.8776371308" calcext:value-type="float">
            <text:p>1408.8776371308</text:p>
          </table:table-cell>
          <table:table-cell table:formula="of:=[.F18]/[.G18]" office:value-type="float" office:value="0.0262667624567374" calcext:value-type="float">
            <text:p>0.0262667624567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19]*25.4) +42" office:value-type="float" office:value="1566" calcext:value-type="float">
            <text:p>1566</text:p>
          </table:table-cell>
          <table:table-cell office:value-type="float" office:value="2.77" calcext:value-type="float">
            <text:p>2.77</text:p>
          </table:table-cell>
          <table:table-cell office:value-type="float" office:value="0.568615" calcext:value-type="float">
            <text:p>0.568615</text:p>
          </table:table-cell>
          <table:table-cell table:formula="of:=[.D19]/[.E19]" office:value-type="float" office:value="4.87148597908954" calcext:value-type="float">
            <text:p>4.87148597908954</text:p>
          </table:table-cell>
          <table:table-cell table:formula="of:=3.5*[.C19]/(27.2-3.5)" office:value-type="float" office:value="231.26582278481" calcext:value-type="float">
            <text:p>231.26582278481</text:p>
          </table:table-cell>
          <table:table-cell table:formula="of:=[.C19]+([.G19]/2)" office:value-type="float" office:value="1681.63291139241" calcext:value-type="float">
            <text:p>1681.63291139241</text:p>
          </table:table-cell>
          <table:table-cell table:formula="of:=[.F19]/[.G19]" office:value-type="float" office:value="0.0210644440256198" calcext:value-type="float">
            <text:p>0.021064444025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20]*25.4) +42" office:value-type="float" office:value="1820" calcext:value-type="float">
            <text:p>1820</text:p>
          </table:table-cell>
          <table:table-cell office:value-type="float" office:value="1.57" calcext:value-type="float">
            <text:p>1.57</text:p>
          </table:table-cell>
          <table:table-cell office:value-type="float" office:value="0.501603" calcext:value-type="float">
            <text:p>0.501603</text:p>
          </table:table-cell>
          <table:table-cell table:formula="of:=[.D20]/[.E20]" office:value-type="float" office:value="3.12996533114834" calcext:value-type="float">
            <text:p>3.12996533114834</text:p>
          </table:table-cell>
          <table:table-cell table:formula="of:=3.5*[.C20]/(27.2-3.5)" office:value-type="float" office:value="268.776371308017" calcext:value-type="float">
            <text:p>268.776371308017</text:p>
          </table:table-cell>
          <table:table-cell table:formula="of:=[.C20]+([.G20]/2)" office:value-type="float" office:value="1954.38818565401" calcext:value-type="float">
            <text:p>1954.38818565401</text:p>
          </table:table-cell>
          <table:table-cell table:formula="of:=[.F20]/[.G20]" office:value-type="float" office:value="0.0116452399290762" calcext:value-type="float">
            <text:p>0.0116452399290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B21]*25.4) +42" office:value-type="float" office:value="2074" calcext:value-type="float">
            <text:p>2074</text:p>
          </table:table-cell>
          <table:table-cell office:value-type="float" office:value="0.752" calcext:value-type="float">
            <text:p>0.752</text:p>
          </table:table-cell>
          <table:table-cell office:value-type="float" office:value="0.447556" calcext:value-type="float">
            <text:p>0.447556</text:p>
          </table:table-cell>
          <table:table-cell table:formula="of:=[.D21]/[.E21]" office:value-type="float" office:value="1.68023666312149" calcext:value-type="float">
            <text:p>1.68023666312149</text:p>
          </table:table-cell>
          <table:table-cell table:formula="of:=3.5*[.C21]/(27.2-3.5)" office:value-type="float" office:value="306.286919831224" calcext:value-type="float">
            <text:p>306.286919831224</text:p>
          </table:table-cell>
          <table:table-cell table:formula="of:=[.C21]+([.G21]/2)" office:value-type="float" office:value="2227.14345991561" calcext:value-type="float">
            <text:p>2227.14345991561</text:p>
          </table:table-cell>
          <table:table-cell table:formula="of:=[.F21]/[.G21]" office:value-type="float" office:value="0.00548582572199742" calcext:value-type="float">
            <text:p>0.0054858257219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B22]*25.4) +42" office:value-type="float" office:value="2328" calcext:value-type="float">
            <text:p>2328</text:p>
          </table:table-cell>
          <table:table-cell office:value-type="float" office:value="0.424" calcext:value-type="float">
            <text:p>0.424</text:p>
          </table:table-cell>
          <table:table-cell office:value-type="float" office:value="0.40339" calcext:value-type="float">
            <text:p>0.40339</text:p>
          </table:table-cell>
          <table:table-cell table:formula="of:=[.D22]/[.E22]" office:value-type="float" office:value="1.0510919953395" calcext:value-type="float">
            <text:p>1.0510919953395</text:p>
          </table:table-cell>
          <table:table-cell table:formula="of:=3.5*[.C22]/(27.2-3.5)" office:value-type="float" office:value="343.79746835443" calcext:value-type="float">
            <text:p>343.79746835443</text:p>
          </table:table-cell>
          <table:table-cell table:formula="of:=[.C22]+([.G22]/2)" office:value-type="float" office:value="2499.89873417722" calcext:value-type="float">
            <text:p>2499.89873417722</text:p>
          </table:table-cell>
          <table:table-cell table:formula="of:=[.F22]/[.G22]" office:value-type="float" office:value="0.00305729998644405" calcext:value-type="float">
            <text:p>0.00305729998644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>
            <draw:frame table:end-cell-address="'0.5 (100)'.Q44" table:end-x="5.72mm" table:end-y="0.68mm" draw:z-index="1" draw:name="Chart 2" draw:style-name="gr2" draw:text-style-name="P2" svg:width="184.58mm" svg:height="112.34mm" svg:x="1.76mm" svg:y="1.23mm">
              <loext:p draw:notify-on-update-of-ranges="'0.5 (100)'.H1:'0.5 (100)'.H22 '0.5 (100)'.I1:'0.5 (100)'.I22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7.2mm</text:p>
          </table:table-cell>
          <table:table-cell table:number-columns-repeated="8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<text:s text:c="14"/>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0.3 (100)" table:style-name="ta10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20mm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table:formula="of:=3.5*[.C1]/(27.2-3.5)" office:value-type="float" office:value="2.9535864978903" calcext:value-type="float">
            <text:p>2.9535864978903</text:p>
          </table:table-cell>
          <table:table-cell table:formula="of:=[.C1]+([.G1]/2)" office:value-type="float" office:value="21.4767932489451" calcext:value-type="float">
            <text:p>21.4767932489451</text:p>
          </table:table-cell>
          <table:table-cell table:formula="of:=[.F1]/[.G1]" office:value-type="float" office:value="0.148971428571429" calcext:value-type="float">
            <text:p>0.14897142857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2]*25.4) +42" office:value-type="float" office:value="42" calcext:value-type="float">
            <text:p>42</text:p>
          </table:table-cell>
          <table:table-cell office:value-type="float" office:value="2.032" calcext:value-type="float">
            <text:p>2.032</text:p>
          </table:table-cell>
          <table:table-cell office:value-type="float" office:value="1" calcext:value-type="float">
            <text:p>1</text:p>
          </table:table-cell>
          <table:table-cell table:formula="of:=[.D2]/[.E2]" office:value-type="float" office:value="2.032" calcext:value-type="float">
            <text:p>2.032</text:p>
          </table:table-cell>
          <table:table-cell table:formula="of:=3.5*[.C2]/(27.2-3.5)" office:value-type="float" office:value="6.20253164556962" calcext:value-type="float">
            <text:p>6.20253164556962</text:p>
          </table:table-cell>
          <table:table-cell table:formula="of:=[.C2]+([.G2]/2)" office:value-type="float" office:value="45.1012658227848" calcext:value-type="float">
            <text:p>45.1012658227848</text:p>
          </table:table-cell>
          <table:table-cell table:formula="of:=[.F2]/[.G2]" office:value-type="float" office:value="0.327608163265306" calcext:value-type="float">
            <text:p>0.3276081632653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3]*25.4) +42" office:value-type="float" office:value="67.4" calcext:value-type="float">
            <text:p>67.4</text:p>
          </table:table-cell>
          <table:table-cell office:value-type="float" office:value="23.12" calcext:value-type="float">
            <text:p>23.12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23.12" calcext:value-type="float">
            <text:p>23.12</text:p>
          </table:table-cell>
          <table:table-cell table:formula="of:=3.5*[.C3]/(27.2-3.5)" office:value-type="float" office:value="9.9535864978903" calcext:value-type="float">
            <text:p>9.9535864978903</text:p>
          </table:table-cell>
          <table:table-cell table:formula="of:=[.C3]+([.G3]/2)" office:value-type="float" office:value="72.3767932489452" calcext:value-type="float">
            <text:p>72.3767932489452</text:p>
          </table:table-cell>
          <table:table-cell table:formula="of:=[.F3]/[.G3]" office:value-type="float" office:value="2.3227808393387" calcext:value-type="float">
            <text:p>2.3227808393387</text:p>
          </table:table-cell>
          <table:table-cell table:formula="of:=[.I3]/[$'0.2 (100)'.I1]" office:value-type="float" office:value="13.6" calcext:value-type="float">
            <text:p>13.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4]*25.4) +42" office:value-type="float" office:value="92.8" calcext:value-type="float">
            <text:p>92.8</text:p>
          </table:table-cell>
          <table:table-cell office:value-type="float" office:value="121.3" calcext:value-type="float">
            <text:p>121.3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121.3" calcext:value-type="float">
            <text:p>121.3</text:p>
          </table:table-cell>
          <table:table-cell table:formula="of:=3.5*[.C4]/(27.2-3.5)" office:value-type="float" office:value="13.704641350211" calcext:value-type="float">
            <text:p>13.704641350211</text:p>
          </table:table-cell>
          <table:table-cell table:formula="of:=[.C4]+([.G4]/2)" office:value-type="float" office:value="99.6523206751055" calcext:value-type="float">
            <text:p>99.6523206751055</text:p>
          </table:table-cell>
          <table:table-cell table:formula="of:=[.F4]/[.G4]" office:value-type="float" office:value="8.85101600985222" calcext:value-type="float">
            <text:p>8.85101600985222</text:p>
          </table:table-cell>
          <table:table-cell table:formula="of:=[.I4]/[$'0.2 (100)'.I2]" office:value-type="float" office:value="39.1290322580645" calcext:value-type="float">
            <text:p>39.129032258064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B5]*25.4) +42" office:value-type="float" office:value="118.2" calcext:value-type="float">
            <text:p>118.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168" calcext:value-type="float">
            <text:p>168</text:p>
          </table:table-cell>
          <table:table-cell table:formula="of:=3.5*[.C5]/(27.2-3.5)" office:value-type="float" office:value="17.4556962025316" calcext:value-type="float">
            <text:p>17.4556962025316</text:p>
          </table:table-cell>
          <table:table-cell table:formula="of:=[.C5]+([.G5]/2)" office:value-type="float" office:value="126.927848101266" calcext:value-type="float">
            <text:p>126.927848101266</text:p>
          </table:table-cell>
          <table:table-cell table:formula="of:=[.F5]/[.G5]" office:value-type="float" office:value="9.6243654822335" calcext:value-type="float">
            <text:p>9.6243654822335</text:p>
          </table:table-cell>
          <table:table-cell table:formula="of:=[.I5]/[$'0.2 (100)'.I3]" office:value-type="float" office:value="44.2105263157895" calcext:value-type="float">
            <text:p>44.210526315789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6]*25.4) +42" office:value-type="float" office:value="143.6" calcext:value-type="float">
            <text:p>143.6</text:p>
          </table:table-cell>
          <table:table-cell office:value-type="float" office:value="177.6" calcext:value-type="float">
            <text:p>177.6</text:p>
          </table:table-cell>
          <table:table-cell office:value-type="float" office:value="1" calcext:value-type="float">
            <text:p>1</text:p>
          </table:table-cell>
          <table:table-cell table:formula="of:=[.D6]/[.E6]" office:value-type="float" office:value="177.6" calcext:value-type="float">
            <text:p>177.6</text:p>
          </table:table-cell>
          <table:table-cell table:formula="of:=3.5*[.C6]/(27.2-3.5)" office:value-type="float" office:value="21.2067510548523" calcext:value-type="float">
            <text:p>21.2067510548523</text:p>
          </table:table-cell>
          <table:table-cell table:formula="of:=[.C6]+([.G6]/2)" office:value-type="float" office:value="154.203375527426" calcext:value-type="float">
            <text:p>154.203375527426</text:p>
          </table:table-cell>
          <table:table-cell table:formula="of:=[.F6]/[.G6]" office:value-type="float" office:value="8.37469160366096" calcext:value-type="float">
            <text:p>8.37469160366096</text:p>
          </table:table-cell>
          <table:table-cell table:formula="of:=[.I6]/[$'0.2 (100)'.I4]" office:value-type="float" office:value="30.1016949152542" calcext:value-type="float">
            <text:p>30.101694915254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7]*25.4) +42" office:value-type="float" office:value="169" calcext:value-type="float">
            <text:p>169</text:p>
          </table:table-cell>
          <table:table-cell office:value-type="float" office:value="171.6" calcext:value-type="float">
            <text:p>171.6</text:p>
          </table:table-cell>
          <table:table-cell office:value-type="float" office:value="1" calcext:value-type="float">
            <text:p>1</text:p>
          </table:table-cell>
          <table:table-cell table:formula="of:=[.D7]/[.E7]" office:value-type="float" office:value="171.6" calcext:value-type="float">
            <text:p>171.6</text:p>
          </table:table-cell>
          <table:table-cell table:formula="of:=3.5*[.C7]/(27.2-3.5)" office:value-type="float" office:value="24.957805907173" calcext:value-type="float">
            <text:p>24.957805907173</text:p>
          </table:table-cell>
          <table:table-cell table:formula="of:=[.C7]+([.G7]/2)" office:value-type="float" office:value="181.478902953587" calcext:value-type="float">
            <text:p>181.478902953587</text:p>
          </table:table-cell>
          <table:table-cell table:formula="of:=[.F7]/[.G7]" office:value-type="float" office:value="6.8756043956044" calcext:value-type="float">
            <text:p>6.8756043956044</text:p>
          </table:table-cell>
          <table:table-cell table:formula="of:=[.I7]/[$'0.2 (100)'.I5]" office:value-type="float" office:value="21.45" calcext:value-type="float">
            <text:p>21.45</text:p>
          </table:table-cell>
          <table:table-cell>
            <draw:frame table:end-cell-address="'0.3 (100)'.S26" table:end-x="21.56mm" table:end-y="2.17mm" draw:z-index="0" draw:name="Chart 1" draw:style-name="gr2" draw:text-style-name="P2" svg:width="189.59mm" svg:height="108.27mm" svg:x="12.6mm" svg:y="1.15mm">
              <loext:p draw:notify-on-update-of-ranges="'0.3 (100)'.C1:'0.3 (100)'.C20 '0.3 (100)'.D1:'0.3 (100)'.D20 '0.3 (100)'.C1:'0.3 (100)'.C20 '0.3 (100)'.F1:'0.3 (100)'.F20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8]*25.4) +42" office:value-type="float" office:value="194.4" calcext:value-type="float">
            <text:p>194.4</text:p>
          </table:table-cell>
          <table:table-cell office:value-type="float" office:value="167.2" calcext:value-type="float">
            <text:p>167.2</text:p>
          </table:table-cell>
          <table:table-cell office:value-type="float" office:value="1" calcext:value-type="float">
            <text:p>1</text:p>
          </table:table-cell>
          <table:table-cell table:formula="of:=[.D8]/[.E8]" office:value-type="float" office:value="167.2" calcext:value-type="float">
            <text:p>167.2</text:p>
          </table:table-cell>
          <table:table-cell table:formula="of:=3.5*[.C8]/(27.2-3.5)" office:value-type="float" office:value="28.7088607594937" calcext:value-type="float">
            <text:p>28.7088607594937</text:p>
          </table:table-cell>
          <table:table-cell table:formula="of:=[.C8]+([.G8]/2)" office:value-type="float" office:value="208.754430379747" calcext:value-type="float">
            <text:p>208.754430379747</text:p>
          </table:table-cell>
          <table:table-cell table:formula="of:=[.F8]/[.G8]" office:value-type="float" office:value="5.82398589065256" calcext:value-type="float">
            <text:p>5.82398589065256</text:p>
          </table:table-cell>
          <table:table-cell table:formula="of:=[.I8]/[$'0.2 (100)'.I6]" office:value-type="float" office:value="14.1694915254237" calcext:value-type="float">
            <text:p>14.169491525423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9]*25.4) +42" office:value-type="float" office:value="219.8" calcext:value-type="float">
            <text:p>219.8</text:p>
          </table:table-cell>
          <table:table-cell office:value-type="float" office:value="147.2" calcext:value-type="float">
            <text:p>147.2</text:p>
          </table:table-cell>
          <table:table-cell office:value-type="float" office:value="1" calcext:value-type="float">
            <text:p>1</text:p>
          </table:table-cell>
          <table:table-cell table:formula="of:=[.D9]/[.E9]" office:value-type="float" office:value="147.2" calcext:value-type="float">
            <text:p>147.2</text:p>
          </table:table-cell>
          <table:table-cell table:formula="of:=3.5*[.C9]/(27.2-3.5)" office:value-type="float" office:value="32.4599156118143" calcext:value-type="float">
            <text:p>32.4599156118143</text:p>
          </table:table-cell>
          <table:table-cell table:formula="of:=[.C9]+([.G9]/2)" office:value-type="float" office:value="236.029957805907" calcext:value-type="float">
            <text:p>236.029957805907</text:p>
          </table:table-cell>
          <table:table-cell table:formula="of:=[.F9]/[.G9]" office:value-type="float" office:value="4.53482386585207" calcext:value-type="float">
            <text:p>4.53482386585207</text:p>
          </table:table-cell>
          <table:table-cell table:formula="of:=[.I9]/[$'0.2 (100)'.I7]" office:value-type="float" office:value="10.5142857142857" calcext:value-type="float">
            <text:p>10.514285714285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10]*25.4) +42" office:value-type="float" office:value="245.2" calcext:value-type="float">
            <text:p>245.2</text:p>
          </table:table-cell>
          <table:table-cell office:value-type="float" office:value="136" calcext:value-type="float">
            <text:p>136</text:p>
          </table:table-cell>
          <table:table-cell office:value-type="float" office:value="0.999999" calcext:value-type="float">
            <text:p>0.999999</text:p>
          </table:table-cell>
          <table:table-cell table:formula="of:=[.D10]/[.E10]" office:value-type="float" office:value="136.000136000136" calcext:value-type="float">
            <text:p>136.000136000136</text:p>
          </table:table-cell>
          <table:table-cell table:formula="of:=3.5*[.C10]/(27.2-3.5)" office:value-type="float" office:value="36.210970464135" calcext:value-type="float">
            <text:p>36.210970464135</text:p>
          </table:table-cell>
          <table:table-cell table:formula="of:=[.C10]+([.G10]/2)" office:value-type="float" office:value="263.305485232067" calcext:value-type="float">
            <text:p>263.305485232067</text:p>
          </table:table-cell>
          <table:table-cell table:formula="of:=[.F10]/[.G10]" office:value-type="float" office:value="3.75577164204524" calcext:value-type="float">
            <text:p>3.75577164204524</text:p>
          </table:table-cell>
          <table:table-cell table:formula="of:=[.I10]/[$'0.2 (100)'.I8]" office:value-type="float" office:value="7.90698457210085" calcext:value-type="float">
            <text:p>7.9069845721008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11]*25.4) +42" office:value-type="float" office:value="270.6" calcext:value-type="float">
            <text:p>270.6</text:p>
          </table:table-cell>
          <table:table-cell office:value-type="float" office:value="129.6" calcext:value-type="float">
            <text:p>129.6</text:p>
          </table:table-cell>
          <table:table-cell office:value-type="float" office:value="0.999995" calcext:value-type="float">
            <text:p>0.999995</text:p>
          </table:table-cell>
          <table:table-cell table:formula="of:=[.D11]/[.E11]" office:value-type="float" office:value="129.60064800324" calcext:value-type="float">
            <text:p>129.60064800324</text:p>
          </table:table-cell>
          <table:table-cell table:formula="of:=3.5*[.C11]/(27.2-3.5)" office:value-type="float" office:value="39.9620253164557" calcext:value-type="float">
            <text:p>39.9620253164557</text:p>
          </table:table-cell>
          <table:table-cell table:formula="of:=[.C11]+([.G11]/2)" office:value-type="float" office:value="290.581012658228" calcext:value-type="float">
            <text:p>290.581012658228</text:p>
          </table:table-cell>
          <table:table-cell table:formula="of:=[.F11]/[.G11]" office:value-type="float" office:value="3.2430950878226" calcext:value-type="float">
            <text:p>3.2430950878226</text:p>
          </table:table-cell>
          <table:table-cell table:formula="of:=[.I11]/[$'0.2 (100)'.I9]" office:value-type="float" office:value="6.93048128342246" calcext:value-type="float">
            <text:p>6.9304812834224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2]*25.4) +42" office:value-type="float" office:value="296" calcext:value-type="float">
            <text:p>296</text:p>
          </table:table-cell>
          <table:table-cell office:value-type="float" office:value="120" calcext:value-type="float">
            <text:p>120</text:p>
          </table:table-cell>
          <table:table-cell office:value-type="float" office:value="0.999969" calcext:value-type="float">
            <text:p>0.999969</text:p>
          </table:table-cell>
          <table:table-cell table:formula="of:=[.D12]/[.E12]" office:value-type="float" office:value="120.003720115324" calcext:value-type="float">
            <text:p>120.003720115324</text:p>
          </table:table-cell>
          <table:table-cell table:formula="of:=3.5*[.C12]/(27.2-3.5)" office:value-type="float" office:value="43.7130801687764" calcext:value-type="float">
            <text:p>43.7130801687764</text:p>
          </table:table-cell>
          <table:table-cell table:formula="of:=[.C12]+([.G12]/2)" office:value-type="float" office:value="317.856540084388" calcext:value-type="float">
            <text:p>317.856540084388</text:p>
          </table:table-cell>
          <table:table-cell table:formula="of:=[.F12]/[.G12]" office:value-type="float" office:value="2.74525884819804" calcext:value-type="float">
            <text:p>2.745258848198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3]*25.4) +42" office:value-type="float" office:value="550" calcext:value-type="float">
            <text:p>550</text:p>
          </table:table-cell>
          <table:table-cell office:value-type="float" office:value="58.4" calcext:value-type="float">
            <text:p>58.4</text:p>
          </table:table-cell>
          <table:table-cell office:value-type="float" office:value="0.974927" calcext:value-type="float">
            <text:p>0.974927</text:p>
          </table:table-cell>
          <table:table-cell table:formula="of:=[.D13]/[.E13]" office:value-type="float" office:value="59.9019208617671" calcext:value-type="float">
            <text:p>59.9019208617671</text:p>
          </table:table-cell>
          <table:table-cell table:formula="of:=3.5*[.C13]/(27.2-3.5)" office:value-type="float" office:value="81.2236286919831" calcext:value-type="float">
            <text:p>81.2236286919831</text:p>
          </table:table-cell>
          <table:table-cell table:formula="of:=[.C13]+([.G13]/2)" office:value-type="float" office:value="590.611814345992" calcext:value-type="float">
            <text:p>590.611814345992</text:p>
          </table:table-cell>
          <table:table-cell table:formula="of:=[.F13]/[.G13]" office:value-type="float" office:value="0.737493778921496" calcext:value-type="float">
            <text:p>0.7374937789214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4]*25.4) +42" office:value-type="float" office:value="804" calcext:value-type="float">
            <text:p>804</text:p>
          </table:table-cell>
          <table:table-cell office:value-type="float" office:value="30" calcext:value-type="float">
            <text:p>30</text:p>
          </table:table-cell>
          <table:table-cell office:value-type="float" office:value="0.874611" calcext:value-type="float">
            <text:p>0.874611</text:p>
          </table:table-cell>
          <table:table-cell table:formula="of:=[.D14]/[.E14]" office:value-type="float" office:value="34.3009635140651" calcext:value-type="float">
            <text:p>34.3009635140651</text:p>
          </table:table-cell>
          <table:table-cell table:formula="of:=3.5*[.C14]/(27.2-3.5)" office:value-type="float" office:value="118.73417721519" calcext:value-type="float">
            <text:p>118.73417721519</text:p>
          </table:table-cell>
          <table:table-cell table:formula="of:=[.C14]+([.G14]/2)" office:value-type="float" office:value="863.367088607595" calcext:value-type="float">
            <text:p>863.367088607595</text:p>
          </table:table-cell>
          <table:table-cell table:formula="of:=[.F14]/[.G14]" office:value-type="float" office:value="0.288888711898843" calcext:value-type="float">
            <text:p>0.2888887118988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15]*25.4) +42" office:value-type="float" office:value="1058" calcext:value-type="float">
            <text:p>1058</text:p>
          </table:table-cell>
          <table:table-cell office:value-type="float" office:value="22" calcext:value-type="float">
            <text:p>22</text:p>
          </table:table-cell>
          <table:table-cell office:value-type="float" office:value="0.755826" calcext:value-type="float">
            <text:p>0.755826</text:p>
          </table:table-cell>
          <table:table-cell table:formula="of:=[.D15]/[.E15]" office:value-type="float" office:value="29.1072283832522" calcext:value-type="float">
            <text:p>29.1072283832522</text:p>
          </table:table-cell>
          <table:table-cell table:formula="of:=3.5*[.C15]/(27.2-3.5)" office:value-type="float" office:value="156.244725738397" calcext:value-type="float">
            <text:p>156.244725738397</text:p>
          </table:table-cell>
          <table:table-cell table:formula="of:=[.C15]+([.G15]/2)" office:value-type="float" office:value="1136.1223628692" calcext:value-type="float">
            <text:p>1136.1223628692</text:p>
          </table:table-cell>
          <table:table-cell table:formula="of:=[.F15]/[.G15]" office:value-type="float" office:value="0.186292550008933" calcext:value-type="float">
            <text:p>0.1862925500089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6]*25.4) +42" office:value-type="float" office:value="1312" calcext:value-type="float">
            <text:p>1312</text:p>
          </table:table-cell>
          <table:table-cell office:value-type="float" office:value="13.2" calcext:value-type="float">
            <text:p>13.2</text:p>
          </table:table-cell>
          <table:table-cell office:value-type="float" office:value="0.652346" calcext:value-type="float">
            <text:p>0.652346</text:p>
          </table:table-cell>
          <table:table-cell table:formula="of:=[.D16]/[.E16]" office:value-type="float" office:value="20.2346607475174" calcext:value-type="float">
            <text:p>20.2346607475174</text:p>
          </table:table-cell>
          <table:table-cell table:formula="of:=3.5*[.C16]/(27.2-3.5)" office:value-type="float" office:value="193.755274261603" calcext:value-type="float">
            <text:p>193.755274261603</text:p>
          </table:table-cell>
          <table:table-cell table:formula="of:=[.C16]+([.G16]/2)" office:value-type="float" office:value="1408.8776371308" calcext:value-type="float">
            <text:p>1408.8776371308</text:p>
          </table:table-cell>
          <table:table-cell table:formula="of:=[.F16]/[.G16]" office:value-type="float" office:value="0.104434115791847" calcext:value-type="float">
            <text:p>0.1044341157918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17]*25.4) +42" office:value-type="float" office:value="1566" calcext:value-type="float">
            <text:p>1566</text:p>
          </table:table-cell>
          <table:table-cell office:value-type="float" office:value="8.96" calcext:value-type="float">
            <text:p>8.96</text:p>
          </table:table-cell>
          <table:table-cell office:value-type="float" office:value="0.568615" calcext:value-type="float">
            <text:p>0.568615</text:p>
          </table:table-cell>
          <table:table-cell table:formula="of:=[.D17]/[.E17]" office:value-type="float" office:value="15.7575864161164" calcext:value-type="float">
            <text:p>15.7575864161164</text:p>
          </table:table-cell>
          <table:table-cell table:formula="of:=3.5*[.C17]/(27.2-3.5)" office:value-type="float" office:value="231.26582278481" calcext:value-type="float">
            <text:p>231.26582278481</text:p>
          </table:table-cell>
          <table:table-cell table:formula="of:=[.C17]+([.G17]/2)" office:value-type="float" office:value="1681.63291139241" calcext:value-type="float">
            <text:p>1681.63291139241</text:p>
          </table:table-cell>
          <table:table-cell table:formula="of:=[.F17]/[.G17]" office:value-type="float" office:value="0.0681362521550735" calcext:value-type="float">
            <text:p>0.0681362521550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18]*25.4) +42" office:value-type="float" office:value="1820" calcext:value-type="float">
            <text:p>1820</text:p>
          </table:table-cell>
          <table:table-cell office:value-type="float" office:value="7.76" calcext:value-type="float">
            <text:p>7.76</text:p>
          </table:table-cell>
          <table:table-cell office:value-type="float" office:value="0.501603" calcext:value-type="float">
            <text:p>0.501603</text:p>
          </table:table-cell>
          <table:table-cell table:formula="of:=[.D18]/[.E18]" office:value-type="float" office:value="15.4704018915357" calcext:value-type="float">
            <text:p>15.4704018915357</text:p>
          </table:table-cell>
          <table:table-cell table:formula="of:=3.5*[.C18]/(27.2-3.5)" office:value-type="float" office:value="268.776371308017" calcext:value-type="float">
            <text:p>268.776371308017</text:p>
          </table:table-cell>
          <table:table-cell table:formula="of:=[.C18]+([.G18]/2)" office:value-type="float" office:value="1954.38818565401" calcext:value-type="float">
            <text:p>1954.38818565401</text:p>
          </table:table-cell>
          <table:table-cell table:formula="of:=[.F18]/[.G18]" office:value-type="float" office:value="0.0575586381207844" calcext:value-type="float">
            <text:p>0.0575586381207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B19]*25.4) +42" office:value-type="float" office:value="2074" calcext:value-type="float">
            <text:p>2074</text:p>
          </table:table-cell>
          <table:table-cell office:value-type="float" office:value="7.18" calcext:value-type="float">
            <text:p>7.18</text:p>
          </table:table-cell>
          <table:table-cell office:value-type="float" office:value="0.447556" calcext:value-type="float">
            <text:p>0.447556</text:p>
          </table:table-cell>
          <table:table-cell table:formula="of:=[.D19]/[.E19]" office:value-type="float" office:value="16.0426851611865" calcext:value-type="float">
            <text:p>16.0426851611865</text:p>
          </table:table-cell>
          <table:table-cell table:formula="of:=3.5*[.C19]/(27.2-3.5)" office:value-type="float" office:value="306.286919831224" calcext:value-type="float">
            <text:p>306.286919831224</text:p>
          </table:table-cell>
          <table:table-cell table:formula="of:=[.C19]+([.G19]/2)" office:value-type="float" office:value="2227.14345991561" calcext:value-type="float">
            <text:p>2227.14345991561</text:p>
          </table:table-cell>
          <table:table-cell table:formula="of:=[.F19]/[.G19]" office:value-type="float" office:value="0.052377963675454" calcext:value-type="float">
            <text:p>0.0523779636754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B20]*25.4) +42" office:value-type="float" office:value="2328" calcext:value-type="float">
            <text:p>2328</text:p>
          </table:table-cell>
          <table:table-cell office:value-type="float" office:value="3.648" calcext:value-type="float">
            <text:p>3.648</text:p>
          </table:table-cell>
          <table:table-cell office:value-type="float" office:value="0.40339" calcext:value-type="float">
            <text:p>0.40339</text:p>
          </table:table-cell>
          <table:table-cell table:formula="of:=[.D20]/[.E20]" office:value-type="float" office:value="9.04335754480776" calcext:value-type="float">
            <text:p>9.04335754480776</text:p>
          </table:table-cell>
          <table:table-cell table:formula="of:=3.5*[.C20]/(27.2-3.5)" office:value-type="float" office:value="343.79746835443" calcext:value-type="float">
            <text:p>343.79746835443</text:p>
          </table:table-cell>
          <table:table-cell table:formula="of:=[.C20]+([.G20]/2)" office:value-type="float" office:value="2499.89873417722" calcext:value-type="float">
            <text:p>2499.89873417722</text:p>
          </table:table-cell>
          <table:table-cell table:formula="of:=[.F20]/[.G20]" office:value-type="float" office:value="0.0263043168644997" calcext:value-type="float">
            <text:p>0.026304316864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>
            <draw:frame table:end-cell-address="'0.3 (100)'.J41" table:end-x="2.1mm" table:end-y="3.87mm" draw:z-index="1" draw:name="Chart 2" draw:style-name="gr2" draw:text-style-name="P2" svg:width="185.19mm" svg:height="106.02mm" svg:x="20.11mm" svg:y="5.11mm">
              <loext:p draw:notify-on-update-of-ranges="'0.3 (100)'.H1:'0.3 (100)'.H20 '0.3 (100)'.I1:'0.3 (100)'.I20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0.2 (100)" table:style-name="ta11">
        <office:forms form:automatic-focus="false" form:apply-design-mode="false"/>
        <table:table-column table:style-name="co1" table:number-columns-repeated="12" table:default-cell-style-name="Default"/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([.B1]*25.4) +42" office:value-type="float" office:value="67.4" calcext:value-type="float">
            <text:p>67.4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formula="of:=[.D1]/[.E1]" office:value-type="float" office:value="1.7" calcext:value-type="float">
            <text:p>1.7</text:p>
          </table:table-cell>
          <table:table-cell table:formula="of:=3.5*[.C1]/(27.2-3.5)" office:value-type="float" office:value="9.9535864978903" calcext:value-type="float">
            <text:p>9.9535864978903</text:p>
          </table:table-cell>
          <table:table-cell table:formula="of:=[.C1]+([.G1]/2)" office:value-type="float" office:value="72.3767932489452" calcext:value-type="float">
            <text:p>72.3767932489452</text:p>
          </table:table-cell>
          <table:table-cell table:formula="of:=[.F1]/[.G1]" office:value-type="float" office:value="0.170792708774905" calcext:value-type="float">
            <text:p>0.170792708774905</text:p>
          </table:table-cell>
          <table:table-cell table:formula="of:=[.C1]/4" office:value-type="float" office:value="16.85" calcext:value-type="float">
            <text:p>16.85</text:p>
          </table:table-cell>
          <table:table-cell table:formula="of:=[.D1]*60" office:value-type="float" office:value="102" calcext:value-type="float">
            <text:p>102</text:p>
          </table:table-cell>
          <table:table-cell>
            <draw:frame table:end-cell-address="'0.2 (100)'.U23" table:end-x="21.5mm" table:end-y="1.04mm" draw:z-index="0" draw:name="Chart 2" draw:style-name="gr2" draw:text-style-name="P2" svg:width="202.47mm" svg:height="121.35mm" svg:x="22.25mm" svg:y="3.88mm">
              <loext:p draw:notify-on-update-of-ranges="'0.2 (100)'.C1:'0.2 (100)'.C41 '0.2 (100)'.D1:'0.2 (100)'.D41 '0.2 (100)'.C1:'0.2 (100)'.C41 '0.2 (100)'.F1:'0.2 (100)'.F41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([.B2]*25.4) +42" office:value-type="float" office:value="92.8" calcext:value-type="float">
            <text:p>92.8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table:formula="of:=[.D2]/[.E2]" office:value-type="float" office:value="3.1" calcext:value-type="float">
            <text:p>3.1</text:p>
          </table:table-cell>
          <table:table-cell table:formula="of:=3.5*[.C2]/(27.2-3.5)" office:value-type="float" office:value="13.704641350211" calcext:value-type="float">
            <text:p>13.704641350211</text:p>
          </table:table-cell>
          <table:table-cell table:formula="of:=[.C2]+([.G2]/2)" office:value-type="float" office:value="99.6523206751055" calcext:value-type="float">
            <text:p>99.6523206751055</text:p>
          </table:table-cell>
          <table:table-cell table:formula="of:=[.F2]/[.G2]" office:value-type="float" office:value="0.226200738916256" calcext:value-type="float">
            <text:p>0.226200738916256</text:p>
          </table:table-cell>
          <table:table-cell table:formula="of:=[.C2]/4" office:value-type="float" office:value="23.2" calcext:value-type="float">
            <text:p>23.2</text:p>
          </table:table-cell>
          <table:table-cell table:formula="of:=[.D2]*60" office:value-type="float" office:value="186" calcext:value-type="float">
            <text:p>186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([.B3]*25.4) +42" office:value-type="float" office:value="118.2" calcext:value-type="float">
            <text:p>118.2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3.8" calcext:value-type="float">
            <text:p>3.8</text:p>
          </table:table-cell>
          <table:table-cell table:formula="of:=3.5*[.C3]/(27.2-3.5)" office:value-type="float" office:value="17.4556962025316" calcext:value-type="float">
            <text:p>17.4556962025316</text:p>
          </table:table-cell>
          <table:table-cell table:formula="of:=[.C3]+([.G3]/2)" office:value-type="float" office:value="126.927848101266" calcext:value-type="float">
            <text:p>126.927848101266</text:p>
          </table:table-cell>
          <table:table-cell table:formula="of:=[.F3]/[.G3]" office:value-type="float" office:value="0.217693981145758" calcext:value-type="float">
            <text:p>0.217693981145758</text:p>
          </table:table-cell>
          <table:table-cell table:formula="of:=[.C3]/4" office:value-type="float" office:value="29.55" calcext:value-type="float">
            <text:p>29.55</text:p>
          </table:table-cell>
          <table:table-cell table:formula="of:=[.D3]*60" office:value-type="float" office:value="228" calcext:value-type="float">
            <text:p>228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4]*25.4) +42" office:value-type="float" office:value="143.6" calcext:value-type="float">
            <text:p>143.6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5.9" calcext:value-type="float">
            <text:p>5.9</text:p>
          </table:table-cell>
          <table:table-cell table:formula="of:=3.5*[.C4]/(27.2-3.5)" office:value-type="float" office:value="21.2067510548523" calcext:value-type="float">
            <text:p>21.2067510548523</text:p>
          </table:table-cell>
          <table:table-cell table:formula="of:=[.C4]+([.G4]/2)" office:value-type="float" office:value="154.203375527426" calcext:value-type="float">
            <text:p>154.203375527426</text:p>
          </table:table-cell>
          <table:table-cell table:formula="of:=[.F4]/[.G4]" office:value-type="float" office:value="0.278213290887386" calcext:value-type="float">
            <text:p>0.278213290887386</text:p>
          </table:table-cell>
          <table:table-cell table:formula="of:=[.C4]/4" office:value-type="float" office:value="35.9" calcext:value-type="float">
            <text:p>35.9</text:p>
          </table:table-cell>
          <table:table-cell table:formula="of:=[.D4]*60" office:value-type="float" office:value="354" calcext:value-type="float">
            <text:p>354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5]*25.4) +42"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8" calcext:value-type="float">
            <text:p>8</text:p>
          </table:table-cell>
          <table:table-cell table:formula="of:=3.5*[.C5]/(27.2-3.5)" office:value-type="float" office:value="24.957805907173" calcext:value-type="float">
            <text:p>24.957805907173</text:p>
          </table:table-cell>
          <table:table-cell table:formula="of:=[.C5]+([.G5]/2)" office:value-type="float" office:value="181.478902953587" calcext:value-type="float">
            <text:p>181.478902953587</text:p>
          </table:table-cell>
          <table:table-cell table:formula="of:=[.F5]/[.G5]" office:value-type="float" office:value="0.320540997464074" calcext:value-type="float">
            <text:p>0.320540997464074</text:p>
          </table:table-cell>
          <table:table-cell table:formula="of:=[.C5]/4" office:value-type="float" office:value="42.25" calcext:value-type="float">
            <text:p>42.25</text:p>
          </table:table-cell>
          <table:table-cell table:formula="of:=[.D5]*60" office:value-type="float" office:value="480" calcext:value-type="float">
            <text:p>480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6]*25.4) +42" office:value-type="float" office:value="194.4" calcext:value-type="float">
            <text:p>194.4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table:formula="of:=[.D6]/[.E6]" office:value-type="float" office:value="11.8" calcext:value-type="float">
            <text:p>11.8</text:p>
          </table:table-cell>
          <table:table-cell table:formula="of:=3.5*[.C6]/(27.2-3.5)" office:value-type="float" office:value="28.7088607594937" calcext:value-type="float">
            <text:p>28.7088607594937</text:p>
          </table:table-cell>
          <table:table-cell table:formula="of:=[.C6]+([.G6]/2)" office:value-type="float" office:value="208.754430379747" calcext:value-type="float">
            <text:p>208.754430379747</text:p>
          </table:table-cell>
          <table:table-cell table:formula="of:=[.F6]/[.G6]" office:value-type="float" office:value="0.411022927689594" calcext:value-type="float">
            <text:p>0.411022927689594</text:p>
          </table:table-cell>
          <table:table-cell table:formula="of:=[.C6]/4" office:value-type="float" office:value="48.6" calcext:value-type="float">
            <text:p>48.6</text:p>
          </table:table-cell>
          <table:table-cell table:formula="of:=[.D6]*60" office:value-type="float" office:value="708" calcext:value-type="float">
            <text:p>708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]*25.4) +42" office:value-type="float" office:value="219.8" calcext:value-type="float">
            <text:p>219.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7]/[.E7]" office:value-type="float" office:value="14" calcext:value-type="float">
            <text:p>14</text:p>
          </table:table-cell>
          <table:table-cell table:formula="of:=3.5*[.C7]/(27.2-3.5)" office:value-type="float" office:value="32.4599156118143" calcext:value-type="float">
            <text:p>32.4599156118143</text:p>
          </table:table-cell>
          <table:table-cell table:formula="of:=[.C7]+([.G7]/2)" office:value-type="float" office:value="236.029957805907" calcext:value-type="float">
            <text:p>236.029957805907</text:p>
          </table:table-cell>
          <table:table-cell table:formula="of:=[.F7]/[.G7]" office:value-type="float" office:value="0.43130118289354" calcext:value-type="float">
            <text:p>0.43130118289354</text:p>
          </table:table-cell>
          <table:table-cell table:formula="of:=[.C7]/4" office:value-type="float" office:value="54.95" calcext:value-type="float">
            <text:p>54.95</text:p>
          </table:table-cell>
          <table:table-cell table:formula="of:=[.D7]*60" office:value-type="float" office:value="840" calcext:value-type="float">
            <text:p>840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[.B8]*25.4) +42" office:value-type="float" office:value="245.2" calcext:value-type="float">
            <text:p>245.2</text:p>
          </table:table-cell>
          <table:table-cell office:value-type="float" office:value="17.2" calcext:value-type="float">
            <text:p>17.2</text:p>
          </table:table-cell>
          <table:table-cell office:value-type="float" office:value="0.99999999" calcext:value-type="float">
            <text:p>0.99999999</text:p>
          </table:table-cell>
          <table:table-cell table:formula="of:=[.D8]/[.E8]" office:value-type="float" office:value="17.200000172" calcext:value-type="float">
            <text:p>17.200000172</text:p>
          </table:table-cell>
          <table:table-cell table:formula="of:=3.5*[.C8]/(27.2-3.5)" office:value-type="float" office:value="36.210970464135" calcext:value-type="float">
            <text:p>36.210970464135</text:p>
          </table:table-cell>
          <table:table-cell table:formula="of:=[.C8]+([.G8]/2)" office:value-type="float" office:value="263.305485232067" calcext:value-type="float">
            <text:p>263.305485232067</text:p>
          </table:table-cell>
          <table:table-cell table:formula="of:=[.F8]/[.G8]" office:value-type="float" office:value="0.474994178602191" calcext:value-type="float">
            <text:p>0.474994178602191</text:p>
          </table:table-cell>
          <table:table-cell table:formula="of:=[.C8]/4" office:value-type="float" office:value="61.3" calcext:value-type="float">
            <text:p>61.3</text:p>
          </table:table-cell>
          <table:table-cell table:formula="of:=[.D8]*60" office:value-type="float" office:value="1032" calcext:value-type="float">
            <text:p>1032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9]*25.4) +42" office:value-type="float" office:value="270.6" calcext:value-type="float">
            <text:p>270.6</text:p>
          </table:table-cell>
          <table:table-cell office:value-type="float" office:value="18.7" calcext:value-type="float">
            <text:p>18.7</text:p>
          </table:table-cell>
          <table:table-cell office:value-type="float" office:value="0.999995" calcext:value-type="float">
            <text:p>0.999995</text:p>
          </table:table-cell>
          <table:table-cell table:formula="of:=[.D9]/[.E9]" office:value-type="float" office:value="18.7000935004675" calcext:value-type="float">
            <text:p>18.7000935004675</text:p>
          </table:table-cell>
          <table:table-cell table:formula="of:=3.5*[.C9]/(27.2-3.5)" office:value-type="float" office:value="39.9620253164557" calcext:value-type="float">
            <text:p>39.9620253164557</text:p>
          </table:table-cell>
          <table:table-cell table:formula="of:=[.C9]+([.G9]/2)" office:value-type="float" office:value="290.581012658228" calcext:value-type="float">
            <text:p>290.581012658228</text:p>
          </table:table-cell>
          <table:table-cell table:formula="of:=[.F9]/[.G9]" office:value-type="float" office:value="0.467946590604033" calcext:value-type="float">
            <text:p>0.467946590604033</text:p>
          </table:table-cell>
          <table:table-cell table:formula="of:=[.C9]/4" office:value-type="float" office:value="67.65" calcext:value-type="float">
            <text:p>67.65</text:p>
          </table:table-cell>
          <table:table-cell table:formula="of:=[.D9]*60" office:value-type="float" office:value="1122" calcext:value-type="float">
            <text:p>1122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[.B10]*25.4) +42" office:value-type="float" office:value="296" calcext:value-type="float">
            <text:p>296</text:p>
          </table:table-cell>
          <table:table-cell office:value-type="float" office:value="18.4" calcext:value-type="float">
            <text:p>18.4</text:p>
          </table:table-cell>
          <table:table-cell office:value-type="float" office:value="0.999969" calcext:value-type="float">
            <text:p>0.999969</text:p>
          </table:table-cell>
          <table:table-cell table:formula="of:=[.D10]/[.E10]" office:value-type="float" office:value="18.4005704176829" calcext:value-type="float">
            <text:p>18.4005704176829</text:p>
          </table:table-cell>
          <table:table-cell table:formula="of:=3.5*[.C10]/(27.2-3.5)" office:value-type="float" office:value="43.7130801687764" calcext:value-type="float">
            <text:p>43.7130801687764</text:p>
          </table:table-cell>
          <table:table-cell table:formula="of:=[.C10]+([.G10]/2)" office:value-type="float" office:value="317.856540084388" calcext:value-type="float">
            <text:p>317.856540084388</text:p>
          </table:table-cell>
          <table:table-cell table:formula="of:=[.F10]/[.G10]" office:value-type="float" office:value="0.420939690057033" calcext:value-type="float">
            <text:p>0.420939690057033</text:p>
          </table:table-cell>
          <table:table-cell table:formula="of:=[.C10]/4" office:value-type="float" office:value="74" calcext:value-type="float">
            <text:p>74</text:p>
          </table:table-cell>
          <table:table-cell table:formula="of:=[.D10]*60" office:value-type="float" office:value="1104" calcext:value-type="float">
            <text:p>1104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1]*25.4) +42" office:value-type="float" office:value="321.4" calcext:value-type="float">
            <text:p>321.4</text:p>
          </table:table-cell>
          <table:table-cell office:value-type="float" office:value="17.8" calcext:value-type="float">
            <text:p>17.8</text:p>
          </table:table-cell>
          <table:table-cell office:value-type="float" office:value="0.999874" calcext:value-type="float">
            <text:p>0.999874</text:p>
          </table:table-cell>
          <table:table-cell table:formula="of:=[.D11]/[.E11]" office:value-type="float" office:value="17.8022430826284" calcext:value-type="float">
            <text:p>17.8022430826284</text:p>
          </table:table-cell>
          <table:table-cell table:formula="of:=3.5*[.C11]/(27.2-3.5)" office:value-type="float" office:value="47.464135021097" calcext:value-type="float">
            <text:p>47.464135021097</text:p>
          </table:table-cell>
          <table:table-cell table:formula="of:=[.C11]+([.G11]/2)" office:value-type="float" office:value="345.132067510548" calcext:value-type="float">
            <text:p>345.132067510548</text:p>
          </table:table-cell>
          <table:table-cell table:formula="of:=[.F11]/[.G11]" office:value-type="float" office:value="0.375067260252728" calcext:value-type="float">
            <text:p>0.375067260252728</text:p>
          </table:table-cell>
          <table:table-cell table:formula="of:=[.C11]/4" office:value-type="float" office:value="80.35" calcext:value-type="float">
            <text:p>80.35</text:p>
          </table:table-cell>
          <table:table-cell table:formula="of:=[.D11]*60" office:value-type="float" office:value="1068" calcext:value-type="float">
            <text:p>1068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([.B12]*25.4) +42" office:value-type="float" office:value="346.8" calcext:value-type="float">
            <text:p>346.8</text:p>
          </table:table-cell>
          <table:table-cell office:value-type="float" office:value="17.6" calcext:value-type="float">
            <text:p>17.6</text:p>
          </table:table-cell>
          <table:table-cell office:value-type="float" office:value="0.999619" calcext:value-type="float">
            <text:p>0.999619</text:p>
          </table:table-cell>
          <table:table-cell table:formula="of:=[.D12]/[.E12]" office:value-type="float" office:value="17.6067081558074" calcext:value-type="float">
            <text:p>17.6067081558074</text:p>
          </table:table-cell>
          <table:table-cell table:formula="of:=3.5*[.C12]/(27.2-3.5)" office:value-type="float" office:value="51.2151898734177" calcext:value-type="float">
            <text:p>51.2151898734177</text:p>
          </table:table-cell>
          <table:table-cell table:formula="of:=[.C12]+([.G12]/2)" office:value-type="float" office:value="372.407594936709" calcext:value-type="float">
            <text:p>372.407594936709</text:p>
          </table:table-cell>
          <table:table-cell table:formula="of:=[.F12]/[.G12]" office:value-type="float" office:value="0.343779027263663" calcext:value-type="float">
            <text:p>0.343779027263663</text:p>
          </table:table-cell>
          <table:table-cell table:formula="of:=[.C12]/4" office:value-type="float" office:value="86.7" calcext:value-type="float">
            <text:p>86.7</text:p>
          </table:table-cell>
          <table:table-cell table:formula="of:=[.D12]*60" office:value-type="float" office:value="1056" calcext:value-type="float">
            <text:p>1056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([.B13]*25.4) +42" office:value-type="float" office:value="372.2" calcext:value-type="float">
            <text:p>372.2</text:p>
          </table:table-cell>
          <table:table-cell office:value-type="float" office:value="18.2" calcext:value-type="float">
            <text:p>18.2</text:p>
          </table:table-cell>
          <table:table-cell office:value-type="float" office:value="0.999068" calcext:value-type="float">
            <text:p>0.999068</text:p>
          </table:table-cell>
          <table:table-cell table:formula="of:=[.D13]/[.E13]" office:value-type="float" office:value="18.2169782237045" calcext:value-type="float">
            <text:p>18.2169782237045</text:p>
          </table:table-cell>
          <table:table-cell table:formula="of:=3.5*[.C13]/(27.2-3.5)" office:value-type="float" office:value="54.9662447257384" calcext:value-type="float">
            <text:p>54.9662447257384</text:p>
          </table:table-cell>
          <table:table-cell table:formula="of:=[.C13]+([.G13]/2)" office:value-type="float" office:value="399.683122362869" calcext:value-type="float">
            <text:p>399.683122362869</text:p>
          </table:table-cell>
          <table:table-cell table:formula="of:=[.F13]/[.G13]" office:value-type="float" office:value="0.331421189761109" calcext:value-type="float">
            <text:p>0.331421189761109</text:p>
          </table:table-cell>
          <table:table-cell table:formula="of:=[.C13]/4" office:value-type="float" office:value="93.05" calcext:value-type="float">
            <text:p>93.05</text:p>
          </table:table-cell>
          <table:table-cell table:formula="of:=[.D13]*60" office:value-type="float" office:value="1092" calcext:value-type="float">
            <text:p>1092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14]*25.4) +42" office:value-type="float" office:value="397.6" calcext:value-type="float">
            <text:p>397.6</text:p>
          </table:table-cell>
          <table:table-cell office:value-type="float" office:value="19.2" calcext:value-type="float">
            <text:p>19.2</text:p>
          </table:table-cell>
          <table:table-cell office:value-type="float" office:value="0.998058" calcext:value-type="float">
            <text:p>0.998058</text:p>
          </table:table-cell>
          <table:table-cell table:formula="of:=[.D14]/[.E14]" office:value-type="float" office:value="19.237358951083" calcext:value-type="float">
            <text:p>19.237358951083</text:p>
          </table:table-cell>
          <table:table-cell table:formula="of:=3.5*[.C14]/(27.2-3.5)" office:value-type="float" office:value="58.7172995780591" calcext:value-type="float">
            <text:p>58.7172995780591</text:p>
          </table:table-cell>
          <table:table-cell table:formula="of:=[.C14]+([.G14]/2)" office:value-type="float" office:value="426.958649789029" calcext:value-type="float">
            <text:p>426.958649789029</text:p>
          </table:table-cell>
          <table:table-cell table:formula="of:=[.F14]/[.G14]" office:value-type="float" office:value="0.327626765694644" calcext:value-type="float">
            <text:p>0.327626765694644</text:p>
          </table:table-cell>
          <table:table-cell table:formula="of:=[.C14]/4" office:value-type="float" office:value="99.4" calcext:value-type="float">
            <text:p>99.4</text:p>
          </table:table-cell>
          <table:table-cell table:formula="of:=[.D14]*60" office:value-type="float" office:value="1152" calcext:value-type="float">
            <text:p>1152</text:p>
          </table:table-cell>
          <table:table-cell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15]*25.4) +42" office:value-type="float" office:value="423" calcext:value-type="float">
            <text:p>423</text:p>
          </table:table-cell>
          <table:table-cell office:value-type="float" office:value="18.6" calcext:value-type="float">
            <text:p>18.6</text:p>
          </table:table-cell>
          <table:table-cell office:value-type="float" office:value="0.996419" calcext:value-type="float">
            <text:p>0.996419</text:p>
          </table:table-cell>
          <table:table-cell table:formula="of:=[.D15]/[.E15]" office:value-type="float" office:value="18.666845975438" calcext:value-type="float">
            <text:p>18.666845975438</text:p>
          </table:table-cell>
          <table:table-cell table:formula="of:=3.5*[.C15]/(27.2-3.5)" office:value-type="float" office:value="62.4683544303798" calcext:value-type="float">
            <text:p>62.4683544303798</text:p>
          </table:table-cell>
          <table:table-cell table:formula="of:=[.C15]+([.G15]/2)" office:value-type="float" office:value="454.23417721519" calcext:value-type="float">
            <text:p>454.23417721519</text:p>
          </table:table-cell>
          <table:table-cell table:formula="of:=[.F15]/[.G15]" office:value-type="float" office:value="0.298820837296779" calcext:value-type="float">
            <text:p>0.298820837296779</text:p>
          </table:table-cell>
          <table:table-cell table:formula="of:=[.C15]/4" office:value-type="float" office:value="105.75" calcext:value-type="float">
            <text:p>105.75</text:p>
          </table:table-cell>
          <table:table-cell table:formula="of:=[.D15]*60" office:value-type="float" office:value="1116" calcext:value-type="float">
            <text:p>1116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16]*25.4) +42" office:value-type="float" office:value="448.4" calcext:value-type="float">
            <text:p>448.4</text:p>
          </table:table-cell>
          <table:table-cell office:value-type="float" office:value="20.9" calcext:value-type="float">
            <text:p>20.9</text:p>
          </table:table-cell>
          <table:table-cell office:value-type="float" office:value="0.994002" calcext:value-type="float">
            <text:p>0.994002</text:p>
          </table:table-cell>
          <table:table-cell table:formula="of:=[.D16]/[.E16]" office:value-type="float" office:value="21.0261146355842" calcext:value-type="float">
            <text:p>21.0261146355842</text:p>
          </table:table-cell>
          <table:table-cell table:formula="of:=3.5*[.C16]/(27.2-3.5)" office:value-type="float" office:value="66.2194092827004" calcext:value-type="float">
            <text:p>66.2194092827004</text:p>
          </table:table-cell>
          <table:table-cell table:formula="of:=[.C16]+([.G16]/2)" office:value-type="float" office:value="481.50970464135" calcext:value-type="float">
            <text:p>481.50970464135</text:p>
          </table:table-cell>
          <table:table-cell table:formula="of:=[.F16]/[.G16]" office:value-type="float" office:value="0.317521929949883" calcext:value-type="float">
            <text:p>0.317521929949883</text:p>
          </table:table-cell>
          <table:table-cell table:formula="of:=[.C16]/4" office:value-type="float" office:value="112.1" calcext:value-type="float">
            <text:p>112.1</text:p>
          </table:table-cell>
          <table:table-cell table:formula="of:=[.D16]*60" office:value-type="float" office:value="1254" calcext:value-type="float">
            <text:p>1254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7]*25.4) +42" office:value-type="float" office:value="473.8" calcext:value-type="float">
            <text:p>473.8</text:p>
          </table:table-cell>
          <table:table-cell office:value-type="float" office:value="20.4" calcext:value-type="float">
            <text:p>20.4</text:p>
          </table:table-cell>
          <table:table-cell office:value-type="float" office:value="0.990693" calcext:value-type="float">
            <text:p>0.990693</text:p>
          </table:table-cell>
          <table:table-cell table:formula="of:=[.D17]/[.E17]" office:value-type="float" office:value="20.5916464535431" calcext:value-type="float">
            <text:p>20.5916464535431</text:p>
          </table:table-cell>
          <table:table-cell table:formula="of:=3.5*[.C17]/(27.2-3.5)" office:value-type="float" office:value="69.9704641350211" calcext:value-type="float">
            <text:p>69.9704641350211</text:p>
          </table:table-cell>
          <table:table-cell table:formula="of:=[.C17]+([.G17]/2)" office:value-type="float" office:value="508.785232067511" calcext:value-type="float">
            <text:p>508.785232067511</text:p>
          </table:table-cell>
          <table:table-cell table:formula="of:=[.F17]/[.G17]" office:value-type="float" office:value="0.294290551136086" calcext:value-type="float">
            <text:p>0.294290551136086</text:p>
          </table:table-cell>
          <table:table-cell table:formula="of:=[.C17]/4" office:value-type="float" office:value="118.45" calcext:value-type="float">
            <text:p>118.45</text:p>
          </table:table-cell>
          <table:table-cell table:formula="of:=[.D17]*60" office:value-type="float" office:value="1224" calcext:value-type="float">
            <text:p>1224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18]*25.4) +42" office:value-type="float" office:value="499.2" calcext:value-type="float">
            <text:p>499.2</text:p>
          </table:table-cell>
          <table:table-cell office:value-type="float" office:value="21.8" calcext:value-type="float">
            <text:p>21.8</text:p>
          </table:table-cell>
          <table:table-cell office:value-type="float" office:value="0.986423" calcext:value-type="float">
            <text:p>0.986423</text:p>
          </table:table-cell>
          <table:table-cell table:formula="of:=[.D18]/[.E18]" office:value-type="float" office:value="22.1000524115922" calcext:value-type="float">
            <text:p>22.1000524115922</text:p>
          </table:table-cell>
          <table:table-cell table:formula="of:=3.5*[.C18]/(27.2-3.5)" office:value-type="float" office:value="73.7215189873418" calcext:value-type="float">
            <text:p>73.7215189873418</text:p>
          </table:table-cell>
          <table:table-cell table:formula="of:=[.C18]+([.G18]/2)" office:value-type="float" office:value="536.060759493671" calcext:value-type="float">
            <text:p>536.060759493671</text:p>
          </table:table-cell>
          <table:table-cell table:formula="of:=[.F18]/[.G18]" office:value-type="float" office:value="0.299777496654496" calcext:value-type="float">
            <text:p>0.299777496654496</text:p>
          </table:table-cell>
          <table:table-cell table:formula="of:=[.C18]/4" office:value-type="float" office:value="124.8" calcext:value-type="float">
            <text:p>124.8</text:p>
          </table:table-cell>
          <table:table-cell table:formula="of:=[.D18]*60" office:value-type="float" office:value="1308" calcext:value-type="float">
            <text:p>1308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([.B19]*25.4) +42" office:value-type="float" office:value="524.6" calcext:value-type="float">
            <text:p>524.6</text:p>
          </table:table-cell>
          <table:table-cell office:value-type="float" office:value="22" calcext:value-type="float">
            <text:p>22</text:p>
          </table:table-cell>
          <table:table-cell office:value-type="float" office:value="0.981163" calcext:value-type="float">
            <text:p>0.981163</text:p>
          </table:table-cell>
          <table:table-cell table:formula="of:=[.D19]/[.E19]" office:value-type="float" office:value="22.4223701872166" calcext:value-type="float">
            <text:p>22.4223701872166</text:p>
          </table:table-cell>
          <table:table-cell table:formula="of:=3.5*[.C19]/(27.2-3.5)" office:value-type="float" office:value="77.4725738396624" calcext:value-type="float">
            <text:p>77.4725738396624</text:p>
          </table:table-cell>
          <table:table-cell table:formula="of:=[.C19]+([.G19]/2)" office:value-type="float" office:value="563.336286919831" calcext:value-type="float">
            <text:p>563.336286919831</text:p>
          </table:table-cell>
          <table:table-cell table:formula="of:=[.F19]/[.G19]" office:value-type="float" office:value="0.289423328488118" calcext:value-type="float">
            <text:p>0.289423328488118</text:p>
          </table:table-cell>
          <table:table-cell table:formula="of:=[.C19]/4" office:value-type="float" office:value="131.15" calcext:value-type="float">
            <text:p>131.15</text:p>
          </table:table-cell>
          <table:table-cell table:formula="of:=[.D19]*60" office:value-type="float" office:value="1320" calcext:value-type="float">
            <text:p>1320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20]*25.4) +42" office:value-type="float" office:value="550" calcext:value-type="float">
            <text:p>550</text:p>
          </table:table-cell>
          <table:table-cell office:value-type="float" office:value="22.1" calcext:value-type="float">
            <text:p>22.1</text:p>
          </table:table-cell>
          <table:table-cell office:value-type="float" office:value="0.974927" calcext:value-type="float">
            <text:p>0.974927</text:p>
          </table:table-cell>
          <table:table-cell table:formula="of:=[.D20]/[.E20]" office:value-type="float" office:value="22.6683638877578" calcext:value-type="float">
            <text:p>22.6683638877578</text:p>
          </table:table-cell>
          <table:table-cell table:formula="of:=3.5*[.C20]/(27.2-3.5)" office:value-type="float" office:value="81.2236286919831" calcext:value-type="float">
            <text:p>81.2236286919831</text:p>
          </table:table-cell>
          <table:table-cell table:formula="of:=[.C20]+([.G20]/2)" office:value-type="float" office:value="590.611814345992" calcext:value-type="float">
            <text:p>590.611814345992</text:p>
          </table:table-cell>
          <table:table-cell table:formula="of:=[.F20]/[.G20]" office:value-type="float" office:value="0.279085830722005" calcext:value-type="float">
            <text:p>0.279085830722005</text:p>
          </table:table-cell>
          <table:table-cell table:formula="of:=[.C20]/4" office:value-type="float" office:value="137.5" calcext:value-type="float">
            <text:p>137.5</text:p>
          </table:table-cell>
          <table:table-cell table:formula="of:=[.D20]*60" office:value-type="float" office:value="1326" calcext:value-type="float">
            <text:p>1326</text:p>
          </table:table-cell>
          <table:table-cell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21]*25.4) +42" office:value-type="float" office:value="575.4" calcext:value-type="float">
            <text:p>575.4</text:p>
          </table:table-cell>
          <table:table-cell office:value-type="float" office:value="23" calcext:value-type="float">
            <text:p>23</text:p>
          </table:table-cell>
          <table:table-cell office:value-type="float" office:value="0.967757" calcext:value-type="float">
            <text:p>0.967757</text:p>
          </table:table-cell>
          <table:table-cell table:formula="of:=[.D21]/[.E21]" office:value-type="float" office:value="23.766296704648" calcext:value-type="float">
            <text:p>23.766296704648</text:p>
          </table:table-cell>
          <table:table-cell table:formula="of:=3.5*[.C21]/(27.2-3.5)" office:value-type="float" office:value="84.9746835443038" calcext:value-type="float">
            <text:p>84.9746835443038</text:p>
          </table:table-cell>
          <table:table-cell table:formula="of:=[.C21]+([.G21]/2)" office:value-type="float" office:value="617.887341772152" calcext:value-type="float">
            <text:p>617.887341772152</text:p>
          </table:table-cell>
          <table:table-cell table:formula="of:=[.F21]/[.G21]" office:value-type="float" office:value="0.279686792740532" calcext:value-type="float">
            <text:p>0.279686792740532</text:p>
          </table:table-cell>
          <table:table-cell table:formula="of:=[.C21]/4" office:value-type="float" office:value="143.85" calcext:value-type="float">
            <text:p>143.85</text:p>
          </table:table-cell>
          <table:table-cell table:formula="of:=[.D21]*60" office:value-type="float" office:value="1380" calcext:value-type="float">
            <text:p>1380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formula="of:=([.B22]*25.4) +42" office:value-type="float" office:value="600.8" calcext:value-type="float">
            <text:p>600.8</text:p>
          </table:table-cell>
          <table:table-cell office:value-type="float" office:value="21.8" calcext:value-type="float">
            <text:p>21.8</text:p>
          </table:table-cell>
          <table:table-cell office:value-type="float" office:value="0.959719" calcext:value-type="float">
            <text:p>0.959719</text:p>
          </table:table-cell>
          <table:table-cell table:formula="of:=[.D22]/[.E22]" office:value-type="float" office:value="22.7149821979142" calcext:value-type="float">
            <text:p>22.7149821979142</text:p>
          </table:table-cell>
          <table:table-cell table:formula="of:=3.5*[.C22]/(27.2-3.5)" office:value-type="float" office:value="88.7257383966245" calcext:value-type="float">
            <text:p>88.7257383966245</text:p>
          </table:table-cell>
          <table:table-cell table:formula="of:=[.C22]+([.G22]/2)" office:value-type="float" office:value="645.162869198312" calcext:value-type="float">
            <text:p>645.162869198312</text:p>
          </table:table-cell>
          <table:table-cell table:formula="of:=[.F22]/[.G22]" office:value-type="float" office:value="0.256013447826976" calcext:value-type="float">
            <text:p>0.256013447826976</text:p>
          </table:table-cell>
          <table:table-cell table:formula="of:=[.C22]/4" office:value-type="float" office:value="150.2" calcext:value-type="float">
            <text:p>150.2</text:p>
          </table:table-cell>
          <table:table-cell table:formula="of:=[.D22]*60" office:value-type="float" office:value="1308" calcext:value-type="float">
            <text:p>1308</text:p>
          </table:table-cell>
          <table:table-cell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formula="of:=([.B23]*25.4) +42" office:value-type="float" office:value="626.2" calcext:value-type="float">
            <text:p>626.2</text:p>
          </table:table-cell>
          <table:table-cell office:value-type="float" office:value="21.8" calcext:value-type="float">
            <text:p>21.8</text:p>
          </table:table-cell>
          <table:table-cell office:value-type="float" office:value="0.950895" calcext:value-type="float">
            <text:p>0.950895</text:p>
          </table:table-cell>
          <table:table-cell table:formula="of:=[.D23]/[.E23]" office:value-type="float" office:value="22.9257699325372" calcext:value-type="float">
            <text:p>22.9257699325372</text:p>
          </table:table-cell>
          <table:table-cell table:formula="of:=3.5*[.C23]/(27.2-3.5)" office:value-type="float" office:value="92.4767932489451" calcext:value-type="float">
            <text:p>92.4767932489451</text:p>
          </table:table-cell>
          <table:table-cell table:formula="of:=[.C23]+([.G23]/2)" office:value-type="float" office:value="672.438396624473" calcext:value-type="float">
            <text:p>672.438396624473</text:p>
          </table:table-cell>
          <table:table-cell table:formula="of:=[.F23]/[.G23]" office:value-type="float" office:value="0.247908357622454" calcext:value-type="float">
            <text:p>0.247908357622454</text:p>
          </table:table-cell>
          <table:table-cell table:formula="of:=[.C23]/4" office:value-type="float" office:value="156.55" calcext:value-type="float">
            <text:p>156.55</text:p>
          </table:table-cell>
          <table:table-cell table:formula="of:=[.D23]*60" office:value-type="float" office:value="1308" calcext:value-type="float">
            <text:p>1308</text:p>
          </table:table-cell>
          <table:table-cell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formula="of:=([.B24]*25.4) +42" office:value-type="float" office:value="651.6" calcext:value-type="float">
            <text:p>651.6</text:p>
          </table:table-cell>
          <table:table-cell office:value-type="float" office:value="19.4" calcext:value-type="float">
            <text:p>19.4</text:p>
          </table:table-cell>
          <table:table-cell office:value-type="float" office:value="0.941372" calcext:value-type="float">
            <text:p>0.941372</text:p>
          </table:table-cell>
          <table:table-cell table:formula="of:=[.D24]/[.E24]" office:value-type="float" office:value="20.608218642577" calcext:value-type="float">
            <text:p>20.608218642577</text:p>
          </table:table-cell>
          <table:table-cell table:formula="of:=3.5*[.C24]/(27.2-3.5)" office:value-type="float" office:value="96.2278481012658" calcext:value-type="float">
            <text:p>96.2278481012658</text:p>
          </table:table-cell>
          <table:table-cell table:formula="of:=[.C24]+([.G24]/2)" office:value-type="float" office:value="699.713924050633" calcext:value-type="float">
            <text:p>699.713924050633</text:p>
          </table:table-cell>
          <table:table-cell table:formula="of:=[.F24]/[.G24]" office:value-type="float" office:value="0.214160651507969" calcext:value-type="float">
            <text:p>0.214160651507969</text:p>
          </table:table-cell>
          <table:table-cell table:formula="of:=[.C24]/4" office:value-type="float" office:value="162.9" calcext:value-type="float">
            <text:p>162.9</text:p>
          </table:table-cell>
          <table:table-cell table:formula="of:=[.D24]*60" office:value-type="float" office:value="1164" calcext:value-type="float">
            <text:p>1164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([.B25]*25.4) +42" office:value-type="float" office:value="677" calcext:value-type="float">
            <text:p>677</text:p>
          </table:table-cell>
          <table:table-cell office:value-type="float" office:value="19.96" calcext:value-type="float">
            <text:p>19.96</text:p>
          </table:table-cell>
          <table:table-cell office:value-type="float" office:value="0.931245" calcext:value-type="float">
            <text:p>0.931245</text:p>
          </table:table-cell>
          <table:table-cell table:formula="of:=[.D25]/[.E25]" office:value-type="float" office:value="21.4336721270987" calcext:value-type="float">
            <text:p>21.4336721270987</text:p>
          </table:table-cell>
          <table:table-cell table:formula="of:=3.5*[.C25]/(27.2-3.5)" office:value-type="float" office:value="99.9789029535865" calcext:value-type="float">
            <text:p>99.9789029535865</text:p>
          </table:table-cell>
          <table:table-cell table:formula="of:=[.C25]+([.G25]/2)" office:value-type="float" office:value="726.989451476793" calcext:value-type="float">
            <text:p>726.989451476793</text:p>
          </table:table-cell>
          <table:table-cell table:formula="of:=[.F25]/[.G25]" office:value-type="float" office:value="0.214381949530381" calcext:value-type="float">
            <text:p>0.214381949530381</text:p>
          </table:table-cell>
          <table:table-cell table:formula="of:=[.C25]/4" office:value-type="float" office:value="169.25" calcext:value-type="float">
            <text:p>169.25</text:p>
          </table:table-cell>
          <table:table-cell table:formula="of:=[.D25]*60" office:value-type="float" office:value="1197.6" calcext:value-type="float">
            <text:p>1197.6</text:p>
          </table:table-cell>
          <table:table-cell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formula="of:=([.B26]*25.4) +42" office:value-type="float" office:value="702.4" calcext:value-type="float">
            <text:p>702.4</text:p>
          </table:table-cell>
          <table:table-cell office:value-type="float" office:value="19.6" calcext:value-type="float">
            <text:p>19.6</text:p>
          </table:table-cell>
          <table:table-cell office:value-type="float" office:value="0.920606" calcext:value-type="float">
            <text:p>0.920606</text:p>
          </table:table-cell>
          <table:table-cell table:formula="of:=[.D26]/[.E26]" office:value-type="float" office:value="21.2903239822465" calcext:value-type="float">
            <text:p>21.2903239822465</text:p>
          </table:table-cell>
          <table:table-cell table:formula="of:=3.5*[.C26]/(27.2-3.5)" office:value-type="float" office:value="103.729957805907" calcext:value-type="float">
            <text:p>103.729957805907</text:p>
          </table:table-cell>
          <table:table-cell table:formula="of:=[.C26]+([.G26]/2)" office:value-type="float" office:value="754.264978902954" calcext:value-type="float">
            <text:p>754.264978902954</text:p>
          </table:table-cell>
          <table:table-cell table:formula="of:=[.F26]/[.G26]" office:value-type="float" office:value="0.205247591270437" calcext:value-type="float">
            <text:p>0.205247591270437</text:p>
          </table:table-cell>
          <table:table-cell table:formula="of:=[.C26]/4" office:value-type="float" office:value="175.6" calcext:value-type="float">
            <text:p>175.6</text:p>
          </table:table-cell>
          <table:table-cell table:formula="of:=[.D26]*60" office:value-type="float" office:value="1176" calcext:value-type="float">
            <text:p>1176</text:p>
          </table:table-cell>
          <table:table-cell>
            <draw:frame table:end-cell-address="'0.2 (100)'.S45" table:end-x="21.5mm" table:end-y="5.26mm" draw:z-index="1" draw:name="Chart 3" draw:style-name="gr2" draw:text-style-name="P2" svg:width="162.6mm" svg:height="112.17mm" svg:x="16.95mm" svg:y="9.17mm">
              <loext:p draw:notify-on-update-of-ranges="'0.2 (100)'.C1:'0.2 (100)'.C41 '0.2 (100)'.D1:'0.2 (100)'.D41 '0.3 (100)'.C1:'0.3 (100)'.C20 '0.3 (100)'.D1:'0.3 (100)'.D20 '0.5 (100)'.C1:'0.5 (100)'.C22 '0.5 (100)'.D1:'0.5 (100)'.D22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([.B27]*25.4) +42" office:value-type="float" office:value="727.8" calcext:value-type="float">
            <text:p>727.8</text:p>
          </table:table-cell>
          <table:table-cell office:value-type="float" office:value="19.4" calcext:value-type="float">
            <text:p>19.4</text:p>
          </table:table-cell>
          <table:table-cell office:value-type="float" office:value="0.909543" calcext:value-type="float">
            <text:p>0.909543</text:p>
          </table:table-cell>
          <table:table-cell table:formula="of:=[.D27]/[.E27]" office:value-type="float" office:value="21.3293928929144" calcext:value-type="float">
            <text:p>21.3293928929144</text:p>
          </table:table-cell>
          <table:table-cell table:formula="of:=3.5*[.C27]/(27.2-3.5)" office:value-type="float" office:value="107.481012658228" calcext:value-type="float">
            <text:p>107.481012658228</text:p>
          </table:table-cell>
          <table:table-cell table:formula="of:=[.C27]+([.G27]/2)" office:value-type="float" office:value="781.540506329114" calcext:value-type="float">
            <text:p>781.540506329114</text:p>
          </table:table-cell>
          <table:table-cell table:formula="of:=[.F27]/[.G27]" office:value-type="float" office:value="0.198448008307647" calcext:value-type="float">
            <text:p>0.198448008307647</text:p>
          </table:table-cell>
          <table:table-cell table:formula="of:=[.C27]/4" office:value-type="float" office:value="181.95" calcext:value-type="float">
            <text:p>181.95</text:p>
          </table:table-cell>
          <table:table-cell table:formula="of:=[.D27]*60" office:value-type="float" office:value="1164" calcext:value-type="float">
            <text:p>1164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8]*25.4) +42" office:value-type="float" office:value="753.2" calcext:value-type="float">
            <text:p>753.2</text:p>
          </table:table-cell>
          <table:table-cell office:value-type="float" office:value="18.6" calcext:value-type="float">
            <text:p>18.6</text:p>
          </table:table-cell>
          <table:table-cell office:value-type="float" office:value="0.89814" calcext:value-type="float">
            <text:p>0.89814</text:p>
          </table:table-cell>
          <table:table-cell table:formula="of:=[.D28]/[.E28]" office:value-type="float" office:value="20.7094662302091" calcext:value-type="float">
            <text:p>20.7094662302091</text:p>
          </table:table-cell>
          <table:table-cell table:formula="of:=3.5*[.C28]/(27.2-3.5)" office:value-type="float" office:value="111.232067510549" calcext:value-type="float">
            <text:p>111.232067510549</text:p>
          </table:table-cell>
          <table:table-cell table:formula="of:=[.C28]+([.G28]/2)" office:value-type="float" office:value="808.816033755274" calcext:value-type="float">
            <text:p>808.816033755274</text:p>
          </table:table-cell>
          <table:table-cell table:formula="of:=[.F28]/[.G28]" office:value-type="float" office:value="0.186182516370517" calcext:value-type="float">
            <text:p>0.186182516370517</text:p>
          </table:table-cell>
          <table:table-cell table:formula="of:=[.C28]/4" office:value-type="float" office:value="188.3" calcext:value-type="float">
            <text:p>188.3</text:p>
          </table:table-cell>
          <table:table-cell table:formula="of:=[.D28]*60" office:value-type="float" office:value="1116" calcext:value-type="float">
            <text:p>1116</text:p>
          </table:table-cell>
          <table:table-cell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29]*25.4) +42" office:value-type="float" office:value="778.6" calcext:value-type="float">
            <text:p>778.6</text:p>
          </table:table-cell>
          <table:table-cell office:value-type="float" office:value="18.12" calcext:value-type="float">
            <text:p>18.12</text:p>
          </table:table-cell>
          <table:table-cell office:value-type="float" office:value="0.886472" calcext:value-type="float">
            <text:p>0.886472</text:p>
          </table:table-cell>
          <table:table-cell table:formula="of:=[.D29]/[.E29]" office:value-type="float" office:value="20.4405779313955" calcext:value-type="float">
            <text:p>20.4405779313955</text:p>
          </table:table-cell>
          <table:table-cell table:formula="of:=3.5*[.C29]/(27.2-3.5)" office:value-type="float" office:value="114.983122362869" calcext:value-type="float">
            <text:p>114.983122362869</text:p>
          </table:table-cell>
          <table:table-cell table:formula="of:=[.C29]+([.G29]/2)" office:value-type="float" office:value="836.091561181435" calcext:value-type="float">
            <text:p>836.091561181435</text:p>
          </table:table-cell>
          <table:table-cell table:formula="of:=[.F29]/[.G29]" office:value-type="float" office:value="0.177770245853023" calcext:value-type="float">
            <text:p>0.177770245853023</text:p>
          </table:table-cell>
          <table:table-cell table:formula="of:=[.C29]/4" office:value-type="float" office:value="194.65" calcext:value-type="float">
            <text:p>194.65</text:p>
          </table:table-cell>
          <table:table-cell table:formula="of:=[.D29]*60" office:value-type="float" office:value="1087.2" calcext:value-type="float">
            <text:p>1087.2</text:p>
          </table:table-cell>
          <table:table-cell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0]*25.4) +42" office:value-type="float" office:value="804" calcext:value-type="float">
            <text:p>804</text:p>
          </table:table-cell>
          <table:table-cell office:value-type="float" office:value="17.44" calcext:value-type="float">
            <text:p>17.44</text:p>
          </table:table-cell>
          <table:table-cell office:value-type="float" office:value="0.874611" calcext:value-type="float">
            <text:p>0.874611</text:p>
          </table:table-cell>
          <table:table-cell table:formula="of:=[.D30]/[.E30]" office:value-type="float" office:value="19.9402934561765" calcext:value-type="float">
            <text:p>19.9402934561765</text:p>
          </table:table-cell>
          <table:table-cell table:formula="of:=3.5*[.C30]/(27.2-3.5)" office:value-type="float" office:value="118.73417721519" calcext:value-type="float">
            <text:p>118.73417721519</text:p>
          </table:table-cell>
          <table:table-cell table:formula="of:=[.C30]+([.G30]/2)" office:value-type="float" office:value="863.367088607595" calcext:value-type="float">
            <text:p>863.367088607595</text:p>
          </table:table-cell>
          <table:table-cell table:formula="of:=[.F30]/[.G30]" office:value-type="float" office:value="0.167940637850527" calcext:value-type="float">
            <text:p>0.167940637850527</text:p>
          </table:table-cell>
          <table:table-cell table:formula="of:=[.C30]/4" office:value-type="float" office:value="201" calcext:value-type="float">
            <text:p>201</text:p>
          </table:table-cell>
          <table:table-cell table:formula="of:=[.D30]*60" office:value-type="float" office:value="1046.4" calcext:value-type="float">
            <text:p>1046.4</text:p>
          </table:table-cell>
          <table:table-cell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formula="of:=([.B31]*25.4) +42" office:value-type="float" office:value="854.8" calcext:value-type="float">
            <text:p>854.8</text:p>
          </table:table-cell>
          <table:table-cell office:value-type="float" office:value="15.16" calcext:value-type="float">
            <text:p>15.16</text:p>
          </table:table-cell>
          <table:table-cell office:value-type="float" office:value="0.850546" calcext:value-type="float">
            <text:p>0.850546</text:p>
          </table:table-cell>
          <table:table-cell table:formula="of:=[.D31]/[.E31]" office:value-type="float" office:value="17.8238449184406" calcext:value-type="float">
            <text:p>17.8238449184406</text:p>
          </table:table-cell>
          <table:table-cell table:formula="of:=3.5*[.C31]/(27.2-3.5)" office:value-type="float" office:value="126.236286919831" calcext:value-type="float">
            <text:p>126.236286919831</text:p>
          </table:table-cell>
          <table:table-cell table:formula="of:=[.C31]+([.G31]/2)" office:value-type="float" office:value="917.918143459916" calcext:value-type="float">
            <text:p>917.918143459916</text:p>
          </table:table-cell>
          <table:table-cell table:formula="of:=[.F31]/[.G31]" office:value-type="float" office:value="0.141194305958635" calcext:value-type="float">
            <text:p>0.141194305958635</text:p>
          </table:table-cell>
          <table:table-cell table:formula="of:=[.C31]/4" office:value-type="float" office:value="213.7" calcext:value-type="float">
            <text:p>213.7</text:p>
          </table:table-cell>
          <table:table-cell table:formula="of:=[.D31]*60" office:value-type="float" office:value="909.6" calcext:value-type="float">
            <text:p>909.6</text:p>
          </table:table-cell>
          <table:table-cell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formula="of:=([.B32]*25.4) +42" office:value-type="float" office:value="905.6" calcext:value-type="float">
            <text:p>905.6</text:p>
          </table:table-cell>
          <table:table-cell office:value-type="float" office:value="14.04" calcext:value-type="float">
            <text:p>14.04</text:p>
          </table:table-cell>
          <table:table-cell office:value-type="float" office:value="0.826361" calcext:value-type="float">
            <text:p>0.826361</text:p>
          </table:table-cell>
          <table:table-cell table:formula="of:=[.D32]/[.E32]" office:value-type="float" office:value="16.9901532139101" calcext:value-type="float">
            <text:p>16.9901532139101</text:p>
          </table:table-cell>
          <table:table-cell table:formula="of:=3.5*[.C32]/(27.2-3.5)" office:value-type="float" office:value="133.738396624473" calcext:value-type="float">
            <text:p>133.738396624473</text:p>
          </table:table-cell>
          <table:table-cell table:formula="of:=[.C32]+([.G32]/2)" office:value-type="float" office:value="972.469198312236" calcext:value-type="float">
            <text:p>972.469198312236</text:p>
          </table:table-cell>
          <table:table-cell table:formula="of:=[.F32]/[.G32]" office:value-type="float" office:value="0.127040204180234" calcext:value-type="float">
            <text:p>0.127040204180234</text:p>
          </table:table-cell>
          <table:table-cell table:formula="of:=[.C32]/4" office:value-type="float" office:value="226.4" calcext:value-type="float">
            <text:p>226.4</text:p>
          </table:table-cell>
          <table:table-cell table:formula="of:=[.D32]*60" office:value-type="float" office:value="842.4" calcext:value-type="float">
            <text:p>842.4</text:p>
          </table:table-cell>
          <table:table-cell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formula="of:=([.B33]*25.4) +42" office:value-type="float" office:value="956.4" calcext:value-type="float">
            <text:p>956.4</text:p>
          </table:table-cell>
          <table:table-cell office:value-type="float" office:value="14.04" calcext:value-type="float">
            <text:p>14.04</text:p>
          </table:table-cell>
          <table:table-cell office:value-type="float" office:value="0.802371" calcext:value-type="float">
            <text:p>0.802371</text:p>
          </table:table-cell>
          <table:table-cell table:formula="of:=[.D33]/[.E33]" office:value-type="float" office:value="17.4981398879072" calcext:value-type="float">
            <text:p>17.4981398879072</text:p>
          </table:table-cell>
          <table:table-cell table:formula="of:=3.5*[.C33]/(27.2-3.5)" office:value-type="float" office:value="141.240506329114" calcext:value-type="float">
            <text:p>141.240506329114</text:p>
          </table:table-cell>
          <table:table-cell table:formula="of:=[.C33]+([.G33]/2)" office:value-type="float" office:value="1027.02025316456" calcext:value-type="float">
            <text:p>1027.02025316456</text:p>
          </table:table-cell>
          <table:table-cell table:formula="of:=[.F33]/[.G33]" office:value-type="float" office:value="0.123888963178407" calcext:value-type="float">
            <text:p>0.123888963178407</text:p>
          </table:table-cell>
          <table:table-cell table:formula="of:=[.C33]/4" office:value-type="float" office:value="239.1" calcext:value-type="float">
            <text:p>239.1</text:p>
          </table:table-cell>
          <table:table-cell table:formula="of:=[.D33]*60" office:value-type="float" office:value="842.4" calcext:value-type="float">
            <text:p>842.4</text:p>
          </table:table-cell>
          <table:table-cell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formula="of:=([.B34]*25.4) +42" office:value-type="float" office:value="1007.2" calcext:value-type="float">
            <text:p>1007.2</text:p>
          </table:table-cell>
          <table:table-cell office:value-type="float" office:value="12.76" calcext:value-type="float">
            <text:p>12.76</text:p>
          </table:table-cell>
          <table:table-cell office:value-type="float" office:value="0.778805" calcext:value-type="float">
            <text:p>0.778805</text:p>
          </table:table-cell>
          <table:table-cell table:formula="of:=[.D34]/[.E34]" office:value-type="float" office:value="16.3840756030072" calcext:value-type="float">
            <text:p>16.3840756030072</text:p>
          </table:table-cell>
          <table:table-cell table:formula="of:=3.5*[.C34]/(27.2-3.5)" office:value-type="float" office:value="148.742616033755" calcext:value-type="float">
            <text:p>148.742616033755</text:p>
          </table:table-cell>
          <table:table-cell table:formula="of:=[.C34]+([.G34]/2)" office:value-type="float" office:value="1081.57130801688" calcext:value-type="float">
            <text:p>1081.57130801688</text:p>
          </table:table-cell>
          <table:table-cell table:formula="of:=[.F34]/[.G34]" office:value-type="float" office:value="0.110150513954178" calcext:value-type="float">
            <text:p>0.110150513954178</text:p>
          </table:table-cell>
          <table:table-cell table:formula="of:=[.C34]/4" office:value-type="float" office:value="251.8" calcext:value-type="float">
            <text:p>251.8</text:p>
          </table:table-cell>
          <table:table-cell table:formula="of:=[.D34]*60" office:value-type="float" office:value="765.6" calcext:value-type="float">
            <text:p>765.6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formula="of:=([.B35]*25.4) +42" office:value-type="float" office:value="1058" calcext:value-type="float">
            <text:p>1058</text:p>
          </table:table-cell>
          <table:table-cell office:value-type="float" office:value="11.36" calcext:value-type="float">
            <text:p>11.36</text:p>
          </table:table-cell>
          <table:table-cell office:value-type="float" office:value="0.755826" calcext:value-type="float">
            <text:p>0.755826</text:p>
          </table:table-cell>
          <table:table-cell table:formula="of:=[.D35]/[.E35]" office:value-type="float" office:value="15.029914292443" calcext:value-type="float">
            <text:p>15.029914292443</text:p>
          </table:table-cell>
          <table:table-cell table:formula="of:=3.5*[.C35]/(27.2-3.5)" office:value-type="float" office:value="156.244725738397" calcext:value-type="float">
            <text:p>156.244725738397</text:p>
          </table:table-cell>
          <table:table-cell table:formula="of:=[.C35]+([.G35]/2)" office:value-type="float" office:value="1136.1223628692" calcext:value-type="float">
            <text:p>1136.1223628692</text:p>
          </table:table-cell>
          <table:table-cell table:formula="of:=[.F35]/[.G35]" office:value-type="float" office:value="0.0961946985500671" calcext:value-type="float">
            <text:p>0.096194698550067</text:p>
          </table:table-cell>
          <table:table-cell table:formula="of:=[.C35]/4" office:value-type="float" office:value="264.5" calcext:value-type="float">
            <text:p>264.5</text:p>
          </table:table-cell>
          <table:table-cell table:formula="of:=[.D35]*60" office:value-type="float" office:value="681.6" calcext:value-type="float">
            <text:p>681.6</text:p>
          </table:table-cell>
          <table:table-cell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formula="of:=([.B36]*25.4) +42" office:value-type="float" office:value="1185" calcext:value-type="float">
            <text:p>1185</text:p>
          </table:table-cell>
          <table:table-cell office:value-type="float" office:value="10.29" calcext:value-type="float">
            <text:p>10.29</text:p>
          </table:table-cell>
          <table:table-cell office:value-type="float" office:value="0.701568" calcext:value-type="float">
            <text:p>0.701568</text:p>
          </table:table-cell>
          <table:table-cell table:formula="of:=[.D36]/[.E36]" office:value-type="float" office:value="14.6671455938697" calcext:value-type="float">
            <text:p>14.6671455938697</text:p>
          </table:table-cell>
          <table:table-cell table:formula="of:=3.5*[.C36]/(27.2-3.5)" office:value-type="float" office:value="175" calcext:value-type="float">
            <text:p>175</text:p>
          </table:table-cell>
          <table:table-cell table:formula="of:=[.C36]+([.G36]/2)" office:value-type="float" office:value="1272.5" calcext:value-type="float">
            <text:p>1272.5</text:p>
          </table:table-cell>
          <table:table-cell table:formula="of:=[.F36]/[.G36]" office:value-type="float" office:value="0.0838122605363985" calcext:value-type="float">
            <text:p>0.083812260536399</text:p>
          </table:table-cell>
          <table:table-cell table:formula="of:=[.C36]/4" office:value-type="float" office:value="296.25" calcext:value-type="float">
            <text:p>296.25</text:p>
          </table:table-cell>
          <table:table-cell table:formula="of:=[.D36]*60" office:value-type="float" office:value="617.4" calcext:value-type="float">
            <text:p>617.4</text:p>
          </table:table-cell>
          <table:table-cell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37]*25.4) +42" office:value-type="float" office:value="1312" calcext:value-type="float">
            <text:p>1312</text:p>
          </table:table-cell>
          <table:table-cell office:value-type="float" office:value="7.14" calcext:value-type="float">
            <text:p>7.14</text:p>
          </table:table-cell>
          <table:table-cell office:value-type="float" office:value="0.652346" calcext:value-type="float">
            <text:p>0.652346</text:p>
          </table:table-cell>
          <table:table-cell table:formula="of:=[.D37]/[.E37]" office:value-type="float" office:value="10.9451119497935" calcext:value-type="float">
            <text:p>10.9451119497935</text:p>
          </table:table-cell>
          <table:table-cell table:formula="of:=3.5*[.C37]/(27.2-3.5)" office:value-type="float" office:value="193.755274261603" calcext:value-type="float">
            <text:p>193.755274261603</text:p>
          </table:table-cell>
          <table:table-cell table:formula="of:=[.C37]+([.G37]/2)" office:value-type="float" office:value="1408.8776371308" calcext:value-type="float">
            <text:p>1408.8776371308</text:p>
          </table:table-cell>
          <table:table-cell table:formula="of:=[.F37]/[.G37]" office:value-type="float" office:value="0.0564893626328629" calcext:value-type="float">
            <text:p>0.056489362632863</text:p>
          </table:table-cell>
          <table:table-cell table:formula="of:=[.C37]/4" office:value-type="float" office:value="328" calcext:value-type="float">
            <text:p>328</text:p>
          </table:table-cell>
          <table:table-cell table:formula="of:=[.D37]*60" office:value-type="float" office:value="428.4" calcext:value-type="float">
            <text:p>428.4</text:p>
          </table:table-cell>
          <table:table-cell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38]*25.4) +42" office:value-type="float" office:value="1566" calcext:value-type="float">
            <text:p>1566</text:p>
          </table:table-cell>
          <table:table-cell office:value-type="float" office:value="6.19" calcext:value-type="float">
            <text:p>6.19</text:p>
          </table:table-cell>
          <table:table-cell office:value-type="float" office:value="0.568615" calcext:value-type="float">
            <text:p>0.568615</text:p>
          </table:table-cell>
          <table:table-cell table:formula="of:=[.D38]/[.E38]" office:value-type="float" office:value="10.8861004370268" calcext:value-type="float">
            <text:p>10.8861004370268</text:p>
          </table:table-cell>
          <table:table-cell table:formula="of:=3.5*[.C38]/(27.2-3.5)" office:value-type="float" office:value="231.26582278481" calcext:value-type="float">
            <text:p>231.26582278481</text:p>
          </table:table-cell>
          <table:table-cell table:formula="of:=[.C38]+([.G38]/2)" office:value-type="float" office:value="1681.63291139241" calcext:value-type="float">
            <text:p>1681.63291139241</text:p>
          </table:table-cell>
          <table:table-cell table:formula="of:=[.F38]/[.G38]" office:value-type="float" office:value="0.0470718081294536" calcext:value-type="float">
            <text:p>0.047071808129454</text:p>
          </table:table-cell>
          <table:table-cell table:formula="of:=[.C38]/4" office:value-type="float" office:value="391.5" calcext:value-type="float">
            <text:p>391.5</text:p>
          </table:table-cell>
          <table:table-cell table:formula="of:=[.D38]*60" office:value-type="float" office:value="371.4" calcext:value-type="float">
            <text:p>371.4</text:p>
          </table:table-cell>
          <table:table-cell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39]*25.4) +42" office:value-type="float" office:value="1820" calcext:value-type="float">
            <text:p>1820</text:p>
          </table:table-cell>
          <table:table-cell office:value-type="float" office:value="6" calcext:value-type="float">
            <text:p>6</text:p>
          </table:table-cell>
          <table:table-cell office:value-type="float" office:value="0.501603" calcext:value-type="float">
            <text:p>0.501603</text:p>
          </table:table-cell>
          <table:table-cell table:formula="of:=[.D39]/[.E39]" office:value-type="float" office:value="11.9616509470637" calcext:value-type="float">
            <text:p>11.9616509470637</text:p>
          </table:table-cell>
          <table:table-cell table:formula="of:=3.5*[.C39]/(27.2-3.5)" office:value-type="float" office:value="268.776371308017" calcext:value-type="float">
            <text:p>268.776371308017</text:p>
          </table:table-cell>
          <table:table-cell table:formula="of:=[.C39]+([.G39]/2)" office:value-type="float" office:value="1954.38818565401" calcext:value-type="float">
            <text:p>1954.38818565401</text:p>
          </table:table-cell>
          <table:table-cell table:formula="of:=[.F39]/[.G39]" office:value-type="float" office:value="0.0445041016397818" calcext:value-type="float">
            <text:p>0.044504101639782</text:p>
          </table:table-cell>
          <table:table-cell table:formula="of:=[.C39]/4" office:value-type="float" office:value="455" calcext:value-type="float">
            <text:p>455</text:p>
          </table:table-cell>
          <table:table-cell table:formula="of:=[.D39]*60" office:value-type="float" office:value="360" calcext:value-type="float">
            <text:p>360</text:p>
          </table:table-cell>
          <table:table-cell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formula="of:=([.B40]*25.4) +42" office:value-type="float" office:value="2074" calcext:value-type="float">
            <text:p>2074</text:p>
          </table:table-cell>
          <table:table-cell office:value-type="float" office:value="4.9" calcext:value-type="float">
            <text:p>4.9</text:p>
          </table:table-cell>
          <table:table-cell office:value-type="float" office:value="0.447556" calcext:value-type="float">
            <text:p>0.447556</text:p>
          </table:table-cell>
          <table:table-cell table:formula="of:=[.D40]/[.E40]" office:value-type="float" office:value="10.9483505974671" calcext:value-type="float">
            <text:p>10.9483505974671</text:p>
          </table:table-cell>
          <table:table-cell table:formula="of:=3.5*[.C40]/(27.2-3.5)" office:value-type="float" office:value="306.286919831224" calcext:value-type="float">
            <text:p>306.286919831224</text:p>
          </table:table-cell>
          <table:table-cell table:formula="of:=[.C40]+([.G40]/2)" office:value-type="float" office:value="2227.14345991561" calcext:value-type="float">
            <text:p>2227.14345991561</text:p>
          </table:table-cell>
          <table:table-cell table:formula="of:=[.F40]/[.G40]" office:value-type="float" office:value="0.0357454069651427" calcext:value-type="float">
            <text:p>0.035745406965143</text:p>
          </table:table-cell>
          <table:table-cell table:formula="of:=[.C40]/4" office:value-type="float" office:value="518.5" calcext:value-type="float">
            <text:p>518.5</text:p>
          </table:table-cell>
          <table:table-cell table:formula="of:=[.D40]*60" office:value-type="float" office:value="294" calcext:value-type="float">
            <text:p>294</text:p>
          </table:table-cell>
          <table:table-cell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formula="of:=([.B41]*25.4) +42" office:value-type="float" office:value="2328" calcext:value-type="float">
            <text:p>2328</text:p>
          </table:table-cell>
          <table:table-cell office:value-type="float" office:value="4.3" calcext:value-type="float">
            <text:p>4.3</text:p>
          </table:table-cell>
          <table:table-cell office:value-type="float" office:value="0.40339" calcext:value-type="float">
            <text:p>0.40339</text:p>
          </table:table-cell>
          <table:table-cell table:formula="of:=[.D41]/[.E41]" office:value-type="float" office:value="10.6596593866977" calcext:value-type="float">
            <text:p>10.6596593866977</text:p>
          </table:table-cell>
          <table:table-cell table:formula="of:=3.5*[.C41]/(27.2-3.5)" office:value-type="float" office:value="343.79746835443" calcext:value-type="float">
            <text:p>343.79746835443</text:p>
          </table:table-cell>
          <table:table-cell table:formula="of:=[.C41]+([.G41]/2)" office:value-type="float" office:value="2499.89873417722" calcext:value-type="float">
            <text:p>2499.89873417722</text:p>
          </table:table-cell>
          <table:table-cell table:formula="of:=[.F41]/[.G41]" office:value-type="float" office:value="0.031005636654975" calcext:value-type="float">
            <text:p>0.031005636654975</text:p>
          </table:table-cell>
          <table:table-cell table:formula="of:=[.C41]/4" office:value-type="float" office:value="582" calcext:value-type="float">
            <text:p>582</text:p>
          </table:table-cell>
          <table:table-cell table:formula="of:=[.D41]*60" office:value-type="float" office:value="258" calcext:value-type="float">
            <text:p>258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>
            <draw:frame table:end-cell-address="'0.2 (100)'.I64" table:end-x="19.38mm" table:end-y="0.33mm" draw:z-index="2" draw:name="Chart 1" draw:style-name="gr2" draw:text-style-name="P2" svg:width="176mm" svg:height="103.33mm" svg:x="1.43mm" svg:y="18.71mm">
              <loext:p draw:notify-on-update-of-ranges="'0.2 (100)'.H1:'0.2 (100)'.H41 '0.2 (100)'.I1:'0.2 (100)'.I41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frame table:end-cell-address="'0.2 (100)'.S67" table:end-x="13.39mm" table:end-y="4.04mm" draw:z-index="3" draw:name="Chart 4" draw:style-name="gr2" draw:text-style-name="P2" svg:width="171.42mm" svg:height="104.22mm" svg:x="0.02mm" svg:y="15.89mm">
              <loext:p draw:notify-on-update-of-ranges="'0.2 (100)'.H1:'0.2 (100)'.H41 '0.2 (100)'.I1:'0.2 (100)'.I41 '0.3 (100)'.H1:'0.3 (100)'.H20 '0.3 (100)'.I1:'0.3 (100)'.I20 '0.5 (100)'.H1:'0.5 (100)'.H22 '0.5 (100)'.I1:'0.5 (100)'.I22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</table:table-row>
        <table:table-row table:style-name="ro1" table:number-rows-repeated="104852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idth (100)" table:style-name="ta12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Distance </text:p>
          </table:table-cell>
          <table:table-cell table:style-name="ce1" office:value-type="string" calcext:value-type="string">
            <text:p>Distance mm</text:p>
          </table:table-cell>
          <table:table-cell table:style-name="ce1" office:value-type="string" calcext:value-type="string">
            <text:p>Width mm</text:p>
          </table:table-cell>
          <table:table-cell table:style-name="ce1" office:value-type="string" calcext:value-type="string">
            <text:p>w/d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2]*25.4) +42" office:value-type="float" office:value="245.2" calcext:value-type="float">
            <text:p>245.2</text:p>
          </table:table-cell>
          <table:table-cell office:value-type="float" office:value="4" calcext:value-type="float">
            <text:p>4</text:p>
          </table:table-cell>
          <table:table-cell table:formula="of:=[.D2]/[.C2]" office:value-type="float" office:value="0.0163132137030995" calcext:value-type="float">
            <text:p>0.0163132137031</text:p>
          </table:table-cell>
          <table:table-cell table:formula="of:=ATAN([.E2])*180/PI()" office:value-type="float" office:value="0.934595396229641" calcext:value-type="float">
            <text:p>0.9345953962296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*25.4) +42"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table:formula="of:=[.D3]/[.C3]" office:value-type="float" office:value="0.0202702702702703" calcext:value-type="float">
            <text:p>0.02027027027027</text:p>
          </table:table-cell>
          <table:table-cell table:formula="of:=ATAN([.E3])*180/PI()" office:value-type="float" office:value="1.161241908314" calcext:value-type="float">
            <text:p>1.161241908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4]*25.4) +42"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table:formula="of:=[.D4]/[.C4]" office:value-type="float" office:value="0.0145454545454545" calcext:value-type="float">
            <text:p>0.014545454545455</text:p>
          </table:table-cell>
          <table:table-cell table:formula="of:=ATAN([.E4])*180/PI()" office:value-type="float" office:value="0.833334390281408" calcext:value-type="float">
            <text:p>0.833334390281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5]*25.4) +42" office:value-type="float" office:value="804" calcext:value-type="float">
            <text:p>804</text:p>
          </table:table-cell>
          <table:table-cell office:value-type="float" office:value="9" calcext:value-type="float">
            <text:p>9</text:p>
          </table:table-cell>
          <table:table-cell table:formula="of:=[.D5]/[.C5]" office:value-type="float" office:value="0.0111940298507463" calcext:value-type="float">
            <text:p>0.011194029850746</text:p>
          </table:table-cell>
          <table:table-cell table:formula="of:=ATAN([.E5])*180/PI()" office:value-type="float" office:value="0.641343878942536" calcext:value-type="float">
            <text:p>0.641343878942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6]*25.4) +42" office:value-type="float" office:value="1058" calcext:value-type="float">
            <text:p>1058</text:p>
          </table:table-cell>
          <table:table-cell office:value-type="float" office:value="12" calcext:value-type="float">
            <text:p>12</text:p>
          </table:table-cell>
          <table:table-cell table:formula="of:=[.D6]/[.C6]" office:value-type="float" office:value="0.0113421550094518" calcext:value-type="float">
            <text:p>0.011342155009452</text:p>
          </table:table-cell>
          <table:table-cell table:formula="of:=ATAN([.E6])*180/PI()" office:value-type="float" office:value="0.649829747910566" calcext:value-type="float">
            <text:p>0.6498297479105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7]*25.4) +42" office:value-type="float" office:value="1312" calcext:value-type="float">
            <text:p>1312</text:p>
          </table:table-cell>
          <table:table-cell office:value-type="float" office:value="15" calcext:value-type="float">
            <text:p>15</text:p>
          </table:table-cell>
          <table:table-cell table:formula="of:=[.D7]/[.C7]" office:value-type="float" office:value="0.0114329268292683" calcext:value-type="float">
            <text:p>0.011432926829268</text:p>
          </table:table-cell>
          <table:table-cell table:formula="of:=ATAN([.E7])*180/PI()" office:value-type="float" office:value="0.655029915743782" calcext:value-type="float">
            <text:p>0.6550299157437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8]*25.4) +42" office:value-type="float" office:value="1566" calcext:value-type="float">
            <text:p>1566</text:p>
          </table:table-cell>
          <table:table-cell office:value-type="float" office:value="21" calcext:value-type="float">
            <text:p>21</text:p>
          </table:table-cell>
          <table:table-cell table:formula="of:=[.D8]/[.C8]" office:value-type="float" office:value="0.0134099616858238" calcext:value-type="float">
            <text:p>0.013409961685824</text:p>
          </table:table-cell>
          <table:table-cell table:formula="of:=ATAN([.E8])*180/PI()" office:value-type="float" office:value="0.76828815723469" calcext:value-type="float">
            <text:p>0.76828815723469</text:p>
          </table:table-cell>
          <table:table-cell/>
          <table:table-cell>
            <draw:frame table:end-cell-address="'width (100)'.O25" table:end-x="14.79mm" table:end-y="5.27mm" draw:z-index="0" draw:name="Chart 1" draw:style-name="gr2" draw:text-style-name="P2" svg:width="168.06mm" svg:height="96.3mm" svg:x="4.78mm" svg:y="4.94mm">
              <loext:p draw:notify-on-update-of-ranges="'width (100)'.C2:'width (100)'.C11 'width (100)'.D2:'width (100)'.D11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9]*25.4) +42" office:value-type="float" office:value="1820" calcext:value-type="float">
            <text:p>1820</text:p>
          </table:table-cell>
          <table:table-cell office:value-type="float" office:value="18" calcext:value-type="float">
            <text:p>18</text:p>
          </table:table-cell>
          <table:table-cell table:formula="of:=[.D9]/[.C9]" office:value-type="float" office:value="0.00989010989010989" calcext:value-type="float">
            <text:p>0.00989010989011</text:p>
          </table:table-cell>
          <table:table-cell table:formula="of:=ATAN([.E9])*180/PI()" office:value-type="float" office:value="0.566643080845317" calcext:value-type="float">
            <text:p>0.5666430808453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B10]*25.4) +42" office:value-type="float" office:value="2074" calcext:value-type="float">
            <text:p>2074</text:p>
          </table:table-cell>
          <table:table-cell office:value-type="float" office:value="21" calcext:value-type="float">
            <text:p>21</text:p>
          </table:table-cell>
          <table:table-cell table:formula="of:=[.D10]/[.C10]" office:value-type="float" office:value="0.0101253616200579" calcext:value-type="float">
            <text:p>0.010125361620058</text:p>
          </table:table-cell>
          <table:table-cell table:formula="of:=ATAN([.E10])*180/PI()" office:value-type="float" office:value="0.580120662188227" calcext:value-type="float">
            <text:p>0.5801206621882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B11]*25.4) +42" office:value-type="float" office:value="2328" calcext:value-type="float">
            <text:p>2328</text:p>
          </table:table-cell>
          <table:table-cell office:value-type="float" office:value="20" calcext:value-type="float">
            <text:p>20</text:p>
          </table:table-cell>
          <table:table-cell table:formula="of:=[.D11]/[.C11]" office:value-type="float" office:value="0.00859106529209622" calcext:value-type="float">
            <text:p>0.008591065292096</text:p>
          </table:table-cell>
          <table:table-cell table:formula="of:=ATAN([.E11])*180/PI()" office:value-type="float" office:value="0.492219673342268" calcext:value-type="float">
            <text:p>0.49221967334226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2:.E11])" office:value-type="float" office:value="0.0127114548696378" calcext:value-type="float">
            <text:p>0.012711454869638</text:p>
          </table:table-cell>
          <table:table-cell table:style-name="ce1" table:formula="of:=ATAN([.E12])*180/PI()" office:value-type="float" office:value="0.728273492117611" calcext:value-type="float">
            <text:p>0.7282734921176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084" calcext:value-type="float">
            <text:p>0.0084</text:p>
          </table:table-cell>
          <table:table-cell table:style-name="ce1" table:formula="of:=ATAN([.E13])*180/PI()" office:value-type="float" office:value="0.481273228576536" calcext:value-type="float">
            <text:p>0.4812732285765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104" calcext:value-type="float">
            <text:p>0.0104</text:p>
          </table:table-cell>
          <table:table-cell table:style-name="ce1" table:formula="of:=ATAN([.E14])*180/PI()*0.5" office:value-type="float" office:value="0.297927312505111" calcext:value-type="float">
            <text:p>0.297927312505111</text:p>
          </table:table-cell>
          <table:table-cell table:number-columns-repeated="2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3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 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828772" calcext:value-type="float">
            <text:p>0.0828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19681" calcext:value-type="float">
            <text:p>1.19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1698" calcext:value-type="float">
            <text:p>1.01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84124" calcext:value-type="float">
            <text:p>0.884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81968" calcext:value-type="float">
            <text:p>0.781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00974" calcext:value-type="float">
            <text:p>0.700974</text:p>
          </table:table-cell>
          <table:table-cell office:value-type="float" office:value="0.999999" calcext:value-type="float">
            <text:p>0.99999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635182" calcext:value-type="float">
            <text:p>0.635182</text:p>
          </table:table-cell>
          <table:table-cell office:value-type="float" office:value="0.999995" calcext:value-type="float">
            <text:p>0.9999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80681" calcext:value-type="float">
            <text:p>0.580681</text:p>
          </table:table-cell>
          <table:table-cell office:value-type="float" office:value="0.999969" calcext:value-type="float">
            <text:p>0.99996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12519" calcext:value-type="float">
            <text:p>0.312519</text:p>
          </table:table-cell>
          <table:table-cell office:value-type="float" office:value="0.974927" calcext:value-type="float">
            <text:p>0.9749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13789" calcext:value-type="float">
            <text:p>0.213789</text:p>
          </table:table-cell>
          <table:table-cell office:value-type="float" office:value="0.874611" calcext:value-type="float">
            <text:p>0.8746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62464" calcext:value-type="float">
            <text:p>0.162464</text:p>
          </table:table-cell>
          <table:table-cell office:value-type="float" office:value="0.755826" calcext:value-type="float">
            <text:p>0.75582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1011" calcext:value-type="float">
            <text:p>0.131011</text:p>
          </table:table-cell>
          <table:table-cell office:value-type="float" office:value="0.652346" calcext:value-type="float">
            <text:p>0.65234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09762" calcext:value-type="float">
            <text:p>0.109762</text:p>
          </table:table-cell>
          <table:table-cell office:value-type="float" office:value="0.568615" calcext:value-type="float">
            <text:p>0.56861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944435" calcext:value-type="float">
            <text:p>0.0944435</text:p>
          </table:table-cell>
          <table:table-cell office:value-type="float" office:value="0.501603" calcext:value-type="float">
            <text:p>0.50160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828772" calcext:value-type="float">
            <text:p>0.0828772</text:p>
          </table:table-cell>
          <table:table-cell office:value-type="float" office:value="0.447556" calcext:value-type="float">
            <text:p>0.44755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738347" calcext:value-type="float">
            <text:p>0.0738347</text:p>
          </table:table-cell>
          <table:table-cell office:value-type="float" office:value="0.40339" calcext:value-type="float">
            <text:p>0.40339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WenQuanYi Zen Hei Sharp" style:font-family-asian="'WenQuanYi Zen Hei Sharp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9:31:39.238378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5" style:display-name="PageStyle_0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3" style:display-name="PageStyle_0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2" style:display-name="PageStyle_0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2_20__28_100_29_" style:display-name="PageStyle_0.2 (100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dth_20__28_100_29_" style:display-name="PageStyle_width (100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4" style:display-name="PageStyle_0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tores" style:display-name="PageStyle_ph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5_20_UV_20_01.csv" style:display-name="PageStyle_0.5 UV 01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3_20__28_100_29_" style:display-name="PageStyle_0.3 (100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5_20__28_100_29_" style:display-name="PageStyle_0.5 (100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4</meta:editing-cycles>
    <meta:creation-date>2018-03-20T21:35:02</meta:creation-date>
    <dc:date>2018-09-17T09:31:43.678867288</dc:date>
    <dc:language>en-US</dc:language>
    <meta:editing-duration>P7DT23H20M22S</meta:editing-duration>
    <meta:generator>LibreOffice/5.3.6.1$Linux_X86_64 LibreOffice_project/30$Build-1</meta:generator>
    <meta:document-statistic meta:table-count="14" meta:cell-count="1629" meta:object-count="2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52cm" svg:height="10.194cm" xlink:href=".." xlink:type="simple" chart:class="chart:scatter" chart:style-name="ch1">
        <chart:title svg:x="4.073cm" svg:y="0.6cm" chart:style-name="ch2">
          <text:p>Intensity measurements for UV laser with 0.5 offfset </text:p>
        </chart:title>
        <chart:plot-area chart:style-name="ch3" table:cell-range-address="'0.5'.C2:'0.5'.E24" svg:x="1.351cm" svg:y="1.314cm" svg:width="16.799cm" svg:height="7.726cm">
          <chartooo:coordinate-region svg:x="1.928cm" svg:y="1.474cm" svg:width="15.982cm" svg:height="7.148cm"/>
          <chart:axis chart:dimension="x" chart:name="primary-x" chart:style-name="ch4">
            <chart:title svg:x="8.76cm" svg:y="9.243cm" chart:style-name="ch5">
              <text:p>Distance (cm)</text:p>
            </chart:title>
          </chart:axis>
          <chart:axis chart:dimension="y" chart:name="primary-y" chart:style-name="ch4">
            <chart:title svg:x="0.451cm" svg:y="6.128cm" chart:style-name="ch6">
              <text:p>Voltage (mV)</text:p>
            </chart:title>
          </chart:axis>
          <chart:series chart:style-name="ch7" chart:values-cell-range-address="'0.5'.D2:'0.5'.D24" chart:class="chart:scatter">
            <chart:domain table:cell-range-address="'0.5'.C2:'0.5'.C24"/>
            <chart:data-point chart:repeated="23"/>
          </chart:series>
          <chart:series chart:style-name="ch8" chart:values-cell-range-address="'0.5'.E2:'0.5'.E24" chart:class="chart:scatter">
            <chart:domain table:cell-range-address="'0.5'.B2:'0.5'.B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'0.5'.C2:'0.5'.C24</svg:desc>
                </draw:g>
              </table:table-cell>
              <table:table-cell office:value-type="float" office:value="30.97">
                <text:p>30.97</text:p>
                <draw:g>
                  <svg:desc>'0.5'.D2:'0.5'.D24</svg:desc>
                </draw:g>
              </table:table-cell>
              <table:table-cell office:value-type="float" office:value="0">
                <text:p>0</text:p>
                <draw:g>
                  <svg:desc>'0.5'.B2:'0.5'.B24</svg:desc>
                </draw:g>
              </table:table-cell>
              <table:table-cell office:value-type="float" office:value="20.05">
                <text:p>20.05</text:p>
                <draw:g>
                  <svg:desc>'0.5'.E2:'0.5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27">
                <text:p>43.27</text:p>
              </table:table-cell>
              <table:table-cell office:value-type="float" office:value="249.27">
                <text:p>249.2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54">
                <text:p>44.54</text:p>
              </table:table-cell>
              <table:table-cell office:value-type="float" office:value="356.13">
                <text:p>356.13</text:p>
              </table:table-cell>
              <table:table-cell office:value-type="float" office:value="1">
                <text:p>1</text:p>
              </table:table-cell>
              <table:table-cell office:value-type="float" office:value="299.24">
                <text:p>299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81">
                <text:p>45.8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35.6">
                <text:p>33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08">
                <text:p>47.08</text:p>
              </table:table-cell>
              <table:table-cell office:value-type="float" office:value="450.1">
                <text:p>450.1</text:p>
              </table:table-cell>
              <table:table-cell office:value-type="float" office:value="2">
                <text:p>2</text:p>
              </table:table-cell>
              <table:table-cell office:value-type="float" office:value="369.7">
                <text:p>36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35">
                <text:p>48.3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349.92">
                <text:p>34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62">
                <text:p>49.62</text:p>
              </table:table-cell>
              <table:table-cell office:value-type="float" office:value="409.7">
                <text:p>409.7</text:p>
              </table:table-cell>
              <table:table-cell office:value-type="float" office:value="3">
                <text:p>3</text:p>
              </table:table-cell>
              <table:table-cell office:value-type="float" office:value="350.07">
                <text:p>35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89">
                <text:p>50.89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33.87">
                <text:p>333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16">
                <text:p>52.16</text:p>
              </table:table-cell>
              <table:table-cell office:value-type="float" office:value="383.87">
                <text:p>383.87</text:p>
              </table:table-cell>
              <table:table-cell office:value-type="float" office:value="4">
                <text:p>4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7">
                <text:p>54.7</text:p>
              </table:table-cell>
              <table:table-cell office:value-type="float" office:value="341.87">
                <text:p>341.8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.24">
                <text:p>57.24</text:p>
              </table:table-cell>
              <table:table-cell office:value-type="float" office:value="317.27">
                <text:p>317.27</text:p>
              </table:table-cell>
              <table:table-cell office:value-type="float" office:value="6">
                <text:p>6</text:p>
              </table:table-cell>
              <table:table-cell office:value-type="float" office:value="248.33">
                <text:p>248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78">
                <text:p>59.78</text:p>
              </table:table-cell>
              <table:table-cell office:value-type="float" office:value="258.78">
                <text:p>258.7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32">
                <text:p>62.32</text:p>
              </table:table-cell>
              <table:table-cell office:value-type="float" office:value="196.66">
                <text:p>196.6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.86">
                <text:p>64.86</text:p>
              </table:table-cell>
              <table:table-cell office:value-type="float" office:value="237.67">
                <text:p>237.6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.4">
                <text:p>67.4</text:p>
              </table:table-cell>
              <table:table-cell office:value-type="float" office:value="175.53">
                <text:p>175.53</text:p>
              </table:table-cell>
              <table:table-cell office:value-type="float" office:value="10">
                <text:p>10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.8">
                <text:p>92.8</text:p>
              </table:table-cell>
              <table:table-cell office:value-type="float" office:value="78.99">
                <text:p>78.99</text:p>
              </table:table-cell>
              <table:table-cell office:value-type="float" office:value="20">
                <text:p>20</text:p>
              </table:table-cell>
              <table:table-cell office:value-type="float" office:value="53.39">
                <text:p>53.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.2">
                <text:p>118.2</text:p>
              </table:table-cell>
              <table:table-cell office:value-type="float" office:value="35.55">
                <text:p>35.5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.6">
                <text:p>143.6</text:p>
              </table:table-cell>
              <table:table-cell office:value-type="float" office:value="26.42">
                <text:p>26.42</text:p>
              </table:table-cell>
              <table:table-cell office:value-type="float" office:value="40">
                <text:p>40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9">
                <text:p>169</text:p>
              </table:table-cell>
              <table:table-cell office:value-type="float" office:value="16.41">
                <text:p>16.4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.4">
                <text:p>194.4</text:p>
              </table:table-cell>
              <table:table-cell office:value-type="float" office:value="12.693">
                <text:p>12.693</text:p>
              </table:table-cell>
              <table:table-cell office:value-type="float" office:value="60">
                <text:p>60</text:p>
              </table:table-cell>
              <table:table-cell office:value-type="float" office:value="8.906">
                <text:p>8.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9.8">
                <text:p>219.8</text:p>
              </table:table-cell>
              <table:table-cell office:value-type="float" office:value="9.137">
                <text:p>9.13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5.2">
                <text:p>245.2</text:p>
              </table:table-cell>
              <table:table-cell office:value-type="float" office:value="8.103">
                <text:p>8.103</text:p>
              </table:table-cell>
              <table:table-cell office:value-type="float" office:value="80">
                <text:p>80</text:p>
              </table:table-cell>
              <table:table-cell office:value-type="float" office:value="5.187">
                <text:p>5.1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.6">
                <text:p>270.6</text:p>
              </table:table-cell>
              <table:table-cell office:value-type="float" office:value="6.041">
                <text:p>6.04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19.208cm" svg:height="11.5cm" xlink:href=".." xlink:type="simple" chart:class="chart:scatter" chart:style-name="ch1">
        <chart:title svg:x="8.483cm" svg:y="0.365cm" chart:style-name="ch2">
          <text:p>Chart Title</text:p>
        </chart:title>
        <chart:plot-area chart:style-name="ch3" table:cell-range-address="'0.5 UV 01.csv'.D2:'0.5 UV 01.csv'.E17" svg:x="0.384cm" svg:y="1.368cm" svg:width="18.44cm" svg:height="9.902cm">
          <chartooo:coordinate-region svg:x="0.636cm" svg:y="1.528cm" svg:width="17.988cm" svg:height="9.324cm"/>
          <chart:axis chart:dimension="x" chart:name="primary-x" chart:style-name="ch4"/>
          <chart:axis chart:dimension="y" chart:name="primary-y" chart:style-name="ch4"/>
          <chart:series chart:style-name="ch5" chart:values-cell-range-address="'0.5 UV 01.csv'.E2:'0.5 UV 01.csv'.E17" chart:class="chart:scatter">
            <chart:domain table:cell-range-address="'0.5 UV 01.csv'.D2:'0.5 UV 01.csv'.D17"/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72360094235589">
                <text:p>-0.272360094235589</text:p>
                <draw:g>
                  <svg:desc>'0.5 UV 01.csv'.D2:'0.5 UV 01.csv'.D17</svg:desc>
                </draw:g>
              </table:table-cell>
              <table:table-cell office:value-type="float" office:value="0.52">
                <text:p>0.52</text:p>
                <draw:g>
                  <svg:desc>'0.5 UV 01.csv'.E2:'0.5 UV 01.csv'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17109631639829">
                <text:p>-0.217109631639829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61858765267813">
                <text:p>-0.161858765267813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06607597870825">
                <text:p>-0.106607597870825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789819333986916">
                <text:p>-0.078981933398691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13562322035058">
                <text:p>-0.0513562322035058</text:p>
              </table:table-cell>
              <table:table-cell office:value-type="float" office:value="3.872">
                <text:p>3.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13562322035058">
                <text:p>-0.0513562322035058</text:p>
              </table:table-cell>
              <table:table-cell office:value-type="float" office:value="3.264">
                <text:p>3.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13562322035058">
                <text:p>-0.0513562322035058</text:p>
              </table:table-cell>
              <table:table-cell office:value-type="float" office:value="3.608">
                <text:p>3.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237305071299342">
                <text:p>-0.0237305071299342</text:p>
              </table:table-cell>
              <table:table-cell office:value-type="float" office:value="2.992">
                <text:p>2.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89522897728943">
                <text:p>0.00389522897728943</text:p>
              </table:table-cell>
              <table:table-cell office:value-type="float" office:value="2.144">
                <text:p>2.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89522897728943">
                <text:p>0.00389522897728943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15209632734008">
                <text:p>0.0315209632734008</text:p>
              </table:table-cell>
              <table:table-cell office:value-type="float" office:value="3.024">
                <text:p>3.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91466829136405">
                <text:p>0.059146682913640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4398026847708">
                <text:p>0.114398026847708</text:p>
              </table:table-cell>
              <table:table-cell office:value-type="float" office:value="2.232">
                <text:p>2.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964915802288">
                <text:p>0.16964915802288</text:p>
              </table:table-cell>
              <table:table-cell office:value-type="float" office:value="1.464">
                <text:p>1.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4899973684918">
                <text:p>0.224899973684918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00b0f0" draw:fill-color="#00b0f0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176cm" chart:symbol-height="0.176cm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7030a0" draw:fill-color="#7030a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954cm" svg:height="11.324cm" xlink:href=".." xlink:type="simple" chart:class="chart:scatter" chart:style-name="ch1">
        <chart:title svg:x="5.91cm" svg:y="0.598cm" chart:style-name="ch2">
          <text:p>Intensity Profile 0.5 offset Fibre 100 </text:p>
        </chart:title>
        <chart:legend chart:legend-position="end" svg:x="10.63cm" svg:y="3.284cm" style:legend-expansion="high" chart:style-name="ch3"/>
        <chart:plot-area chart:style-name="ch4" table:cell-range-address="'0.5 (100)'.C1:'0.5 (100)'.D22 '0.5 (100)'.F1:'0.5 (100)'.F22" chart:data-source-has-labels="row" svg:x="1.48cm" svg:y="0.938cm" svg:width="18.522cm" svg:height="9.411cm">
          <chartooo:coordinate-region svg:x="2.057cm" svg:y="1.098cm" svg:width="17.626cm" svg:height="8.833cm"/>
          <chart:axis chart:dimension="x" chart:name="primary-x" chart:style-name="ch5"/>
          <chart:axis chart:dimension="y" chart:name="primary-y" chart:style-name="ch5">
            <chart:title svg:x="0.531cm" svg:y="6.329cm" chart:style-name="ch6">
              <text:p>Axis Title</text:p>
            </chart:title>
          </chart:axis>
          <chart:series chart:style-name="ch7" chart:values-cell-range-address="'0.5 (100)'.D1:'0.5 (100)'.D22" loext:label-string="&quot;original&quot;" chart:class="chart:scatter">
            <chart:domain table:cell-range-address="'0.5 (100)'.C1:'0.5 (100)'.C22"/>
            <chart:data-point chart:repeated="11"/>
            <chart:data-point chart:style-name="ch8"/>
            <chart:data-point chart:repeated="10"/>
          </chart:series>
          <chart:series chart:style-name="ch9" chart:values-cell-range-address="'0.5 (100)'.F1:'0.5 (100)'.F22" loext:label-string="&quot;horizontal correction &quot;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riginal</text:p>
              </table:table-cell>
              <table:table-cell office:value-type="string">
                <text:p>horizontal correction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0.5 (100)'.C1:'0.5 (100)'.C22</svg:desc>
                </draw:g>
              </table:table-cell>
              <table:table-cell office:value-type="float" office:value="1.6">
                <text:p>1.6</text:p>
                <draw:g>
                  <svg:desc>'0.5 (100)'.D1:'0.5 (100)'.D22</svg:desc>
                </draw:g>
              </table:table-cell>
              <table:table-cell office:value-type="float" office:value="1.6">
                <text:p>1.6</text:p>
                <draw:g>
                  <svg:desc>'0.5 (100)'.F1:'0.5 (100)'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.68">
                <text:p>4.68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95.4">
                <text:p>95.4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7">
                <text:p>54.7</text:p>
              </table:table-cell>
              <table:table-cell office:value-type="float" office:value="164.4">
                <text:p>164.4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4">
                <text:p>67.4</text:p>
              </table:table-cell>
              <table:table-cell office:value-type="float" office:value="182.4">
                <text:p>182.4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.8">
                <text:p>92.8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.2">
                <text:p>118.2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.6">
                <text:p>143.6</text:p>
              </table:table-cell>
              <table:table-cell office:value-type="float" office:value="176.4">
                <text:p>176.4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">
                <text:p>16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.4">
                <text:p>194.4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.8">
                <text:p>219.8</text:p>
              </table:table-cell>
              <table:table-cell office:value-type="float" office:value="90.7">
                <text:p>90.7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5.2">
                <text:p>245.2</text:p>
              </table:table-cell>
              <table:table-cell office:value-type="float" office:value="79.4">
                <text:p>79.4</text:p>
              </table:table-cell>
              <table:table-cell office:value-type="float" office:value="79.4000794000794">
                <text:p>79.4000794000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.6">
                <text:p>270.6</text:p>
              </table:table-cell>
              <table:table-cell office:value-type="float" office:value="66.7">
                <text:p>66.7</text:p>
              </table:table-cell>
              <table:table-cell office:value-type="float" office:value="66.7003335016675">
                <text:p>66.7003335016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6">
                <text:p>296</text:p>
              </table:table-cell>
              <table:table-cell office:value-type="float" office:value="56.2">
                <text:p>56.2</text:p>
              </table:table-cell>
              <table:table-cell office:value-type="float" office:value="56.2017422540099">
                <text:p>56.2017422540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0">
                <text:p>550</text:p>
              </table:table-cell>
              <table:table-cell office:value-type="float" office:value="15.4">
                <text:p>15.4</text:p>
              </table:table-cell>
              <table:table-cell office:value-type="float" office:value="15.7960544738221">
                <text:p>15.7960544738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4">
                <text:p>804</text:p>
              </table:table-cell>
              <table:table-cell office:value-type="float" office:value="8.42">
                <text:p>8.42</text:p>
              </table:table-cell>
              <table:table-cell office:value-type="float" office:value="9.62713709294761">
                <text:p>9.62713709294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8">
                <text:p>1058</text:p>
              </table:table-cell>
              <table:table-cell office:value-type="float" office:value="5.49">
                <text:p>5.49</text:p>
              </table:table-cell>
              <table:table-cell office:value-type="float" office:value="7.26357653745703">
                <text:p>7.26357653745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2">
                <text:p>1312</text:p>
              </table:table-cell>
              <table:table-cell office:value-type="float" office:value="3.32">
                <text:p>3.32</text:p>
              </table:table-cell>
              <table:table-cell office:value-type="float" office:value="5.08932376376953">
                <text:p>5.089323763769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6">
                <text:p>1566</text:p>
              </table:table-cell>
              <table:table-cell office:value-type="float" office:value="2.77">
                <text:p>2.77</text:p>
              </table:table-cell>
              <table:table-cell office:value-type="float" office:value="4.87148597908954">
                <text:p>4.87148597908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0">
                <text:p>1820</text:p>
              </table:table-cell>
              <table:table-cell office:value-type="float" office:value="1.57">
                <text:p>1.57</text:p>
              </table:table-cell>
              <table:table-cell office:value-type="float" office:value="3.12996533114834">
                <text:p>3.12996533114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74">
                <text:p>2074</text:p>
              </table:table-cell>
              <table:table-cell office:value-type="float" office:value="0.752">
                <text:p>0.752</text:p>
              </table:table-cell>
              <table:table-cell office:value-type="float" office:value="1.68023666312149">
                <text:p>1.6802366631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28">
                <text:p>2328</text:p>
              </table:table-cell>
              <table:table-cell office:value-type="float" office:value="0.424">
                <text:p>0.424</text:p>
              </table:table-cell>
              <table:table-cell office:value-type="float" office:value="1.0510919953395">
                <text:p>1.05109199533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88cm" svg:stroke-color="#00b0f0" draw:fill-color="#00b0f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459cm" svg:height="11.235cm" xlink:href=".." xlink:type="simple" chart:class="chart:scatter" chart:style-name="ch1">
        <chart:title svg:x="8.097cm" svg:y="0.247cm" chart:style-name="ch2">
          <text:p>0.5 100</text:p>
        </chart:title>
        <chart:plot-area chart:style-name="ch3" table:cell-range-address="'0.5 (100)'.H1:'0.5 (100)'.I22" svg:x="1.35cm" svg:y="1.356cm" svg:width="16.74cm" svg:height="8.704cm">
          <chartooo:coordinate-region svg:x="2.165cm" svg:y="1.516cm" svg:width="15.606cm" svg:height="8.126cm"/>
          <chart:axis chart:dimension="x" chart:name="primary-x" chart:style-name="ch4">
            <chart:title svg:x="8.769cm" svg:y="10.284cm" chart:style-name="ch5">
              <text:p>Distance mm</text:p>
            </chart:title>
          </chart:axis>
          <chart:axis chart:dimension="y" chart:name="primary-y" chart:style-name="ch6">
            <chart:title svg:x="0.395cm" svg:y="4.906cm" chart:style-name="ch7">
              <text:p>Light intensity </text:p>
            </chart:title>
          </chart:axis>
          <chart:series chart:style-name="ch8" chart:values-cell-range-address="'0.5 (100)'.I1:'0.5 (100)'.I22" chart:class="chart:scatter">
            <chart:domain table:cell-range-address="'0.5 (100)'.H1:'0.5 (100)'.H22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4767932489451">
                <text:p>21.4767932489451</text:p>
                <draw:g>
                  <svg:desc>'0.5 (100)'.H1:'0.5 (100)'.H22</svg:desc>
                </draw:g>
              </table:table-cell>
              <table:table-cell office:value-type="float" office:value="0.541714285714286">
                <text:p>0.541714285714286</text:p>
                <draw:g>
                  <svg:desc>'0.5 (100)'.I1:'0.5 (100)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2151898734177">
                <text:p>32.2151898734177</text:p>
              </table:table-cell>
              <table:table-cell office:value-type="float" office:value="1.05634285714286">
                <text:p>1.0563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1012658227848">
                <text:p>45.1012658227848</text:p>
              </table:table-cell>
              <table:table-cell office:value-type="float" office:value="15.3808163265306">
                <text:p>15.3808163265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739029535865">
                <text:p>58.739029535865</text:p>
              </table:table-cell>
              <table:table-cell office:value-type="float" office:value="20.3514233481327">
                <text:p>20.3514233481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3767932489452">
                <text:p>72.3767932489452</text:p>
              </table:table-cell>
              <table:table-cell office:value-type="float" office:value="18.3250529885545">
                <text:p>18.3250529885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6523206751055">
                <text:p>99.6523206751055</text:p>
              </table:table-cell>
              <table:table-cell office:value-type="float" office:value="14.1557881773399">
                <text:p>14.1557881773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927848101266">
                <text:p>126.927848101266</text:p>
              </table:table-cell>
              <table:table-cell office:value-type="float" office:value="10.3118201595359">
                <text:p>10.3118201595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.203375527426">
                <text:p>154.203375527426</text:p>
              </table:table-cell>
              <table:table-cell office:value-type="float" office:value="8.31810584958217">
                <text:p>8.31810584958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1.478902953587">
                <text:p>181.478902953587</text:p>
              </table:table-cell>
              <table:table-cell office:value-type="float" office:value="5.6094674556213">
                <text:p>5.6094674556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8.754430379747">
                <text:p>208.754430379747</text:p>
              </table:table-cell>
              <table:table-cell office:value-type="float" office:value="4.24955908289242">
                <text:p>4.24955908289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6.029957805907">
                <text:p>236.029957805907</text:p>
              </table:table-cell>
              <table:table-cell office:value-type="float" office:value="2.79421552060315">
                <text:p>2.79421552060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3.305485232067">
                <text:p>263.305485232067</text:p>
              </table:table-cell>
              <table:table-cell office:value-type="float" office:value="2.19270785572347">
                <text:p>2.19270785572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0.581012658228">
                <text:p>290.581012658228</text:p>
              </table:table-cell>
              <table:table-cell office:value-type="float" office:value="1.66909291942722">
                <text:p>1.66909291942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7.856540084388">
                <text:p>317.856540084388</text:p>
              </table:table-cell>
              <table:table-cell office:value-type="float" office:value="1.28569622723942">
                <text:p>1.28569622723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0.611814345992">
                <text:p>590.611814345992</text:p>
              </table:table-cell>
              <table:table-cell office:value-type="float" office:value="0.194476099236148">
                <text:p>0.194476099236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3.367088607595">
                <text:p>863.367088607595</text:p>
              </table:table-cell>
              <table:table-cell office:value-type="float" office:value="0.0810814318062752">
                <text:p>0.0810814318062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6.1223628692">
                <text:p>1136.1223628692</text:p>
              </table:table-cell>
              <table:table-cell office:value-type="float" office:value="0.0464884590704109">
                <text:p>0.0464884590704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8.8776371308">
                <text:p>1408.8776371308</text:p>
              </table:table-cell>
              <table:table-cell office:value-type="float" office:value="0.0262667624567373">
                <text:p>0.0262667624567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81.63291139241">
                <text:p>1681.63291139241</text:p>
              </table:table-cell>
              <table:table-cell office:value-type="float" office:value="0.0210644440256198">
                <text:p>0.0210644440256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4.38818565401">
                <text:p>1954.38818565401</text:p>
              </table:table-cell>
              <table:table-cell office:value-type="float" office:value="0.0116452399290762">
                <text:p>0.0116452399290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27.14345991561">
                <text:p>2227.14345991561</text:p>
              </table:table-cell>
              <table:table-cell office:value-type="float" office:value="0.00548582572199741">
                <text:p>0.005485825721997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99.89873417722">
                <text:p>2499.89873417722</text:p>
              </table:table-cell>
              <table:table-cell office:value-type="float" office:value="0.00305729998644405">
                <text:p>0.003057299986444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88cm" svg:stroke-color="#00b0f0" draw:fill-color="#00b0f0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moving-average"/>
      <style:graphic-properties draw:stroke="none" svg:stroke-width="0.053cm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7030a0" draw:fill-color="#7030a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96cm" svg:height="10.828cm" xlink:href=".." xlink:type="simple" chart:class="chart:scatter" chart:style-name="ch1">
        <chart:title svg:x="4.857cm" svg:y="0.719cm" chart:style-name="ch2">
          <text:p>Intensity profile 0.3 offset fibre 100 </text:p>
        </chart:title>
        <chart:legend chart:legend-position="end" svg:x="11.107cm" svg:y="1.621cm" style:legend-expansion="high" chart:style-name="ch3"/>
        <chart:plot-area chart:style-name="ch4" table:cell-range-address="'0.3 (100)'.C1:'0.3 (100)'.D20 '0.3 (100)'.F1:'0.3 (100)'.F20" chart:data-source-has-labels="row" svg:x="0.544cm" svg:y="1.393cm" svg:width="18.07cm" svg:height="9.14cm">
          <chartooo:coordinate-region svg:x="1.121cm" svg:y="1.553cm" svg:width="17.174cm" svg:height="8.562cm"/>
          <chart:axis chart:dimension="x" chart:name="primary-x" chart:style-name="ch5"/>
          <chart:axis chart:dimension="y" chart:name="primary-y" chart:style-name="ch5"/>
          <chart:series chart:style-name="ch6" chart:values-cell-range-address="'0.3 (100)'.D1:'0.3 (100)'.D20" loext:label-string="&quot;original &quot;" chart:class="chart:scatter">
            <chart:domain table:cell-range-address="'0.3 (100)'.C1:'0.3 (100)'.C20"/>
            <chart:regression-curve chart:style-name="ch7"/>
            <chart:data-point chart:repeated="20"/>
          </chart:series>
          <chart:series chart:style-name="ch8" chart:values-cell-range-address="'0.3 (100)'.F1:'0.3 (100)'.F20" loext:label-string="&quot;horizontal correction &quot;" chart:class="chart:scatter">
            <chart:regression-curve chart:style-name="ch7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riginal </text:p>
              </table:table-cell>
              <table:table-cell office:value-type="string">
                <text:p>horizontal correction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0.3 (100)'.C1:'0.3 (100)'.C20</svg:desc>
                </draw:g>
              </table:table-cell>
              <table:table-cell office:value-type="float" office:value="0.44">
                <text:p>0.44</text:p>
                <draw:g>
                  <svg:desc>'0.3 (100)'.D1:'0.3 (100)'.D20</svg:desc>
                </draw:g>
              </table:table-cell>
              <table:table-cell office:value-type="float" office:value="0.44">
                <text:p>0.44</text:p>
                <draw:g>
                  <svg:desc>'0.3 (100)'.F1:'0.3 (100)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2.032">
                <text:p>2.032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4">
                <text:p>67.4</text:p>
              </table:table-cell>
              <table:table-cell office:value-type="float" office:value="23.12">
                <text:p>23.12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.8">
                <text:p>92.8</text:p>
              </table:table-cell>
              <table:table-cell office:value-type="float" office:value="121.3">
                <text:p>121.3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.2">
                <text:p>118.2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.6">
                <text:p>143.6</text:p>
              </table:table-cell>
              <table:table-cell office:value-type="float" office:value="177.6">
                <text:p>177.6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">
                <text:p>169</text:p>
              </table:table-cell>
              <table:table-cell office:value-type="float" office:value="171.6">
                <text:p>171.6</text:p>
              </table:table-cell>
              <table:table-cell office:value-type="float" office:value="171.6">
                <text:p>17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.4">
                <text:p>194.4</text:p>
              </table:table-cell>
              <table:table-cell office:value-type="float" office:value="167.2">
                <text:p>167.2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.8">
                <text:p>219.8</text:p>
              </table:table-cell>
              <table:table-cell office:value-type="float" office:value="147.2">
                <text:p>147.2</text:p>
              </table:table-cell>
              <table:table-cell office:value-type="float" office:value="147.2">
                <text:p>14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5.2">
                <text:p>245.2</text:p>
              </table:table-cell>
              <table:table-cell office:value-type="float" office:value="136">
                <text:p>136</text:p>
              </table:table-cell>
              <table:table-cell office:value-type="float" office:value="136.000136000136">
                <text:p>136.000136000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0.6">
                <text:p>270.6</text:p>
              </table:table-cell>
              <table:table-cell office:value-type="float" office:value="129.6">
                <text:p>129.6</text:p>
              </table:table-cell>
              <table:table-cell office:value-type="float" office:value="129.60064800324">
                <text:p>129.60064800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6">
                <text:p>296</text:p>
              </table:table-cell>
              <table:table-cell office:value-type="float" office:value="120">
                <text:p>120</text:p>
              </table:table-cell>
              <table:table-cell office:value-type="float" office:value="120.003720115324">
                <text:p>120.003720115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0">
                <text:p>550</text:p>
              </table:table-cell>
              <table:table-cell office:value-type="float" office:value="58.4">
                <text:p>58.4</text:p>
              </table:table-cell>
              <table:table-cell office:value-type="float" office:value="59.9019208617671">
                <text:p>59.90192086176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4">
                <text:p>804</text:p>
              </table:table-cell>
              <table:table-cell office:value-type="float" office:value="30">
                <text:p>30</text:p>
              </table:table-cell>
              <table:table-cell office:value-type="float" office:value="34.3009635140651">
                <text:p>34.3009635140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8">
                <text:p>1058</text:p>
              </table:table-cell>
              <table:table-cell office:value-type="float" office:value="22">
                <text:p>22</text:p>
              </table:table-cell>
              <table:table-cell office:value-type="float" office:value="29.1072283832522">
                <text:p>29.1072283832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2">
                <text:p>1312</text:p>
              </table:table-cell>
              <table:table-cell office:value-type="float" office:value="13.2">
                <text:p>13.2</text:p>
              </table:table-cell>
              <table:table-cell office:value-type="float" office:value="20.2346607475174">
                <text:p>20.2346607475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66">
                <text:p>1566</text:p>
              </table:table-cell>
              <table:table-cell office:value-type="float" office:value="8.96">
                <text:p>8.96</text:p>
              </table:table-cell>
              <table:table-cell office:value-type="float" office:value="15.7575864161164">
                <text:p>15.7575864161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0">
                <text:p>1820</text:p>
              </table:table-cell>
              <table:table-cell office:value-type="float" office:value="7.76">
                <text:p>7.76</text:p>
              </table:table-cell>
              <table:table-cell office:value-type="float" office:value="15.4704018915357">
                <text:p>15.4704018915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4">
                <text:p>2074</text:p>
              </table:table-cell>
              <table:table-cell office:value-type="float" office:value="7.18">
                <text:p>7.18</text:p>
              </table:table-cell>
              <table:table-cell office:value-type="float" office:value="16.0426851611865">
                <text:p>16.0426851611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28">
                <text:p>2328</text:p>
              </table:table-cell>
              <table:table-cell office:value-type="float" office:value="3.648">
                <text:p>3.648</text:p>
              </table:table-cell>
              <table:table-cell office:value-type="float" office:value="9.04335754480776">
                <text:p>9.043357544807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88cm" svg:stroke-color="#00b0f0" draw:fill-color="#00b0f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52cm" svg:height="10.601cm" xlink:href=".." xlink:type="simple" chart:class="chart:scatter" chart:style-name="ch1">
        <chart:title svg:x="8.39cm" svg:y="0.347cm" chart:style-name="ch2">
          <text:p>0.3 100</text:p>
        </chart:title>
        <chart:plot-area chart:style-name="ch3" table:cell-range-address="'0.3 (100)'.H1:'0.3 (100)'.I20" svg:x="1.389cm" svg:y="1.219cm" svg:width="16.582cm" svg:height="8.734cm">
          <chartooo:coordinate-region svg:x="2.046cm" svg:y="1.379cm" svg:width="15.606cm" svg:height="8.156cm"/>
          <chart:axis chart:dimension="x" chart:name="primary-x" chart:style-name="ch4">
            <chart:title svg:x="8.624cm" svg:y="10.071cm" chart:style-name="ch5">
              <text:p>Distance (mm)</text:p>
            </chart:title>
          </chart:axis>
          <chart:axis chart:dimension="y" chart:name="primary-y" chart:style-name="ch6">
            <chart:title svg:x="0.489cm" svg:y="6.576cm" chart:style-name="ch7">
              <text:p>Light Density </text:p>
            </chart:title>
          </chart:axis>
          <chart:series chart:style-name="ch8" chart:values-cell-range-address="'0.3 (100)'.I1:'0.3 (100)'.I20" chart:class="chart:scatter">
            <chart:domain table:cell-range-address="'0.3 (100)'.H1:'0.3 (100)'.H20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4767932489451">
                <text:p>21.4767932489451</text:p>
                <draw:g>
                  <svg:desc>'0.3 (100)'.H1:'0.3 (100)'.H20</svg:desc>
                </draw:g>
              </table:table-cell>
              <table:table-cell office:value-type="float" office:value="0.148971428571429">
                <text:p>0.148971428571429</text:p>
                <draw:g>
                  <svg:desc>'0.3 (100)'.I1:'0.3 (100)'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1012658227848">
                <text:p>45.1012658227848</text:p>
              </table:table-cell>
              <table:table-cell office:value-type="float" office:value="0.327608163265306">
                <text:p>0.32760816326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3767932489452">
                <text:p>72.3767932489452</text:p>
              </table:table-cell>
              <table:table-cell office:value-type="float" office:value="2.3227808393387">
                <text:p>2.3227808393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523206751055">
                <text:p>99.6523206751055</text:p>
              </table:table-cell>
              <table:table-cell office:value-type="float" office:value="8.85101600985222">
                <text:p>8.85101600985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927848101266">
                <text:p>126.927848101266</text:p>
              </table:table-cell>
              <table:table-cell office:value-type="float" office:value="9.6243654822335">
                <text:p>9.6243654822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.203375527426">
                <text:p>154.203375527426</text:p>
              </table:table-cell>
              <table:table-cell office:value-type="float" office:value="8.37469160366096">
                <text:p>8.37469160366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.478902953587">
                <text:p>181.478902953587</text:p>
              </table:table-cell>
              <table:table-cell office:value-type="float" office:value="6.8756043956044">
                <text:p>6.8756043956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.754430379747">
                <text:p>208.754430379747</text:p>
              </table:table-cell>
              <table:table-cell office:value-type="float" office:value="5.82398589065256">
                <text:p>5.82398589065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6.029957805907">
                <text:p>236.029957805907</text:p>
              </table:table-cell>
              <table:table-cell office:value-type="float" office:value="4.53482386585207">
                <text:p>4.53482386585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3.305485232067">
                <text:p>263.305485232067</text:p>
              </table:table-cell>
              <table:table-cell office:value-type="float" office:value="3.75577164204524">
                <text:p>3.75577164204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.581012658228">
                <text:p>290.581012658228</text:p>
              </table:table-cell>
              <table:table-cell office:value-type="float" office:value="3.2430950878226">
                <text:p>3.2430950878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7.856540084388">
                <text:p>317.856540084388</text:p>
              </table:table-cell>
              <table:table-cell office:value-type="float" office:value="2.74525884819804">
                <text:p>2.74525884819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0.611814345992">
                <text:p>590.611814345992</text:p>
              </table:table-cell>
              <table:table-cell office:value-type="float" office:value="0.737493778921496">
                <text:p>0.737493778921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.367088607595">
                <text:p>863.367088607595</text:p>
              </table:table-cell>
              <table:table-cell office:value-type="float" office:value="0.288888711898843">
                <text:p>0.288888711898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6.1223628692">
                <text:p>1136.1223628692</text:p>
              </table:table-cell>
              <table:table-cell office:value-type="float" office:value="0.186292550008933">
                <text:p>0.186292550008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8.8776371308">
                <text:p>1408.8776371308</text:p>
              </table:table-cell>
              <table:table-cell office:value-type="float" office:value="0.104434115791847">
                <text:p>0.1044341157918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1.63291139241">
                <text:p>1681.63291139241</text:p>
              </table:table-cell>
              <table:table-cell office:value-type="float" office:value="0.0681362521550734">
                <text:p>0.0681362521550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4.38818565401">
                <text:p>1954.38818565401</text:p>
              </table:table-cell>
              <table:table-cell office:value-type="float" office:value="0.0575586381207844">
                <text:p>0.0575586381207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27.14345991561">
                <text:p>2227.14345991561</text:p>
              </table:table-cell>
              <table:table-cell office:value-type="float" office:value="0.052377963675454">
                <text:p>0.0523779636754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99.89873417722">
                <text:p>2499.89873417722</text:p>
              </table:table-cell>
              <table:table-cell office:value-type="float" office:value="0.0263043168644997">
                <text:p>0.026304316864499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88cm" svg:stroke-color="#00b0f0" draw:fill-color="#00b0f0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7030a0" draw:fill-color="#7030a0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248cm" svg:height="12.134cm" xlink:href=".." xlink:type="simple" chart:class="chart:scatter" chart:style-name="ch1">
        <chart:title svg:x="7.627cm" svg:y="0.377cm" chart:style-name="ch2">
          <text:p>Intensity profile 0.2 100</text:p>
        </chart:title>
        <chart:legend chart:legend-position="end" svg:x="13.488cm" svg:y="3.192cm" style:legend-expansion="high" chart:style-name="ch3"/>
        <chart:plot-area chart:style-name="ch4" table:cell-range-address="'0.2 (100)'.C1:'0.2 (100)'.D41 '0.2 (100)'.F1:'0.2 (100)'.F41" chart:data-source-has-labels="row" svg:x="0.856cm" svg:y="1.451cm" svg:width="18.969cm" svg:height="10.107cm">
          <chartooo:coordinate-region svg:x="1.275cm" svg:y="1.611cm" svg:width="18.231cm" svg:height="9.529cm"/>
          <chart:axis chart:dimension="x" chart:name="primary-x" chart:style-name="ch5"/>
          <chart:axis chart:dimension="y" chart:name="primary-y" chart:style-name="ch5"/>
          <chart:series chart:style-name="ch6" chart:values-cell-range-address="'0.2 (100)'.D1:'0.2 (100)'.D41" loext:label-string="&quot;original&quot;" chart:class="chart:scatter">
            <chart:domain table:cell-range-address="'0.2 (100)'.C1:'0.2 (100)'.C41"/>
            <chart:data-point chart:repeated="41"/>
          </chart:series>
          <chart:series chart:style-name="ch7" chart:values-cell-range-address="'0.2 (100)'.F1:'0.2 (100)'.F41" loext:label-string="&quot;horizontal correction &quot;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riginal</text:p>
              </table:table-cell>
              <table:table-cell office:value-type="string">
                <text:p>horizontal correction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.4">
                <text:p>67.4</text:p>
                <draw:g>
                  <svg:desc>'0.2 (100)'.C1:'0.2 (100)'.C41</svg:desc>
                </draw:g>
              </table:table-cell>
              <table:table-cell office:value-type="float" office:value="1.7">
                <text:p>1.7</text:p>
                <draw:g>
                  <svg:desc>'0.2 (100)'.D1:'0.2 (100)'.D41</svg:desc>
                </draw:g>
              </table:table-cell>
              <table:table-cell office:value-type="float" office:value="1.7">
                <text:p>1.7</text:p>
                <draw:g>
                  <svg:desc>'0.2 (100)'.F1:'0.2 (100)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8">
                <text:p>92.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.2">
                <text:p>118.2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.6">
                <text:p>143.6</text:p>
              </table:table-cell>
              <table:table-cell office:value-type="float" office:value="5.9">
                <text:p>5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">
                <text:p>16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.4">
                <text:p>194.4</text:p>
              </table:table-cell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.8">
                <text:p>219.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.2">
                <text:p>245.2</text:p>
              </table:table-cell>
              <table:table-cell office:value-type="float" office:value="17.2">
                <text:p>17.2</text:p>
              </table:table-cell>
              <table:table-cell office:value-type="float" office:value="17.200000172">
                <text:p>17.200000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.6">
                <text:p>270.6</text:p>
              </table:table-cell>
              <table:table-cell office:value-type="float" office:value="18.7">
                <text:p>18.7</text:p>
              </table:table-cell>
              <table:table-cell office:value-type="float" office:value="18.7000935004675">
                <text:p>18.7000935004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6">
                <text:p>296</text:p>
              </table:table-cell>
              <table:table-cell office:value-type="float" office:value="18.4">
                <text:p>18.4</text:p>
              </table:table-cell>
              <table:table-cell office:value-type="float" office:value="18.4005704176829">
                <text:p>18.4005704176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1.4">
                <text:p>321.4</text:p>
              </table:table-cell>
              <table:table-cell office:value-type="float" office:value="17.8">
                <text:p>17.8</text:p>
              </table:table-cell>
              <table:table-cell office:value-type="float" office:value="17.8022430826284">
                <text:p>17.8022430826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.8">
                <text:p>346.8</text:p>
              </table:table-cell>
              <table:table-cell office:value-type="float" office:value="17.6">
                <text:p>17.6</text:p>
              </table:table-cell>
              <table:table-cell office:value-type="float" office:value="17.6067081558074">
                <text:p>17.6067081558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2.2">
                <text:p>372.2</text:p>
              </table:table-cell>
              <table:table-cell office:value-type="float" office:value="18.2">
                <text:p>18.2</text:p>
              </table:table-cell>
              <table:table-cell office:value-type="float" office:value="18.2169782237045">
                <text:p>18.2169782237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7.6">
                <text:p>397.6</text:p>
              </table:table-cell>
              <table:table-cell office:value-type="float" office:value="19.2">
                <text:p>19.2</text:p>
              </table:table-cell>
              <table:table-cell office:value-type="float" office:value="19.237358951083">
                <text:p>19.237358951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3">
                <text:p>423</text:p>
              </table:table-cell>
              <table:table-cell office:value-type="float" office:value="18.6">
                <text:p>18.6</text:p>
              </table:table-cell>
              <table:table-cell office:value-type="float" office:value="18.666845975438">
                <text:p>18.666845975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.4">
                <text:p>448.4</text:p>
              </table:table-cell>
              <table:table-cell office:value-type="float" office:value="20.9">
                <text:p>20.9</text:p>
              </table:table-cell>
              <table:table-cell office:value-type="float" office:value="21.0261146355842">
                <text:p>21.0261146355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3.8">
                <text:p>473.8</text:p>
              </table:table-cell>
              <table:table-cell office:value-type="float" office:value="20.4">
                <text:p>20.4</text:p>
              </table:table-cell>
              <table:table-cell office:value-type="float" office:value="20.5916464535431">
                <text:p>20.5916464535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9.2">
                <text:p>499.2</text:p>
              </table:table-cell>
              <table:table-cell office:value-type="float" office:value="21.8">
                <text:p>21.8</text:p>
              </table:table-cell>
              <table:table-cell office:value-type="float" office:value="22.1000524115922">
                <text:p>22.10005241159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4.6">
                <text:p>524.6</text:p>
              </table:table-cell>
              <table:table-cell office:value-type="float" office:value="22">
                <text:p>22</text:p>
              </table:table-cell>
              <table:table-cell office:value-type="float" office:value="22.4223701872166">
                <text:p>22.4223701872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0">
                <text:p>550</text:p>
              </table:table-cell>
              <table:table-cell office:value-type="float" office:value="22.1">
                <text:p>22.1</text:p>
              </table:table-cell>
              <table:table-cell office:value-type="float" office:value="22.6683638877578">
                <text:p>22.6683638877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5.4">
                <text:p>575.4</text:p>
              </table:table-cell>
              <table:table-cell office:value-type="float" office:value="23">
                <text:p>23</text:p>
              </table:table-cell>
              <table:table-cell office:value-type="float" office:value="23.766296704648">
                <text:p>23.766296704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0.8">
                <text:p>600.8</text:p>
              </table:table-cell>
              <table:table-cell office:value-type="float" office:value="21.8">
                <text:p>21.8</text:p>
              </table:table-cell>
              <table:table-cell office:value-type="float" office:value="22.7149821979142">
                <text:p>22.7149821979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6.2">
                <text:p>626.2</text:p>
              </table:table-cell>
              <table:table-cell office:value-type="float" office:value="21.8">
                <text:p>21.8</text:p>
              </table:table-cell>
              <table:table-cell office:value-type="float" office:value="22.9257699325372">
                <text:p>22.9257699325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1.6">
                <text:p>651.6</text:p>
              </table:table-cell>
              <table:table-cell office:value-type="float" office:value="19.4">
                <text:p>19.4</text:p>
              </table:table-cell>
              <table:table-cell office:value-type="float" office:value="20.608218642577">
                <text:p>20.608218642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7">
                <text:p>677</text:p>
              </table:table-cell>
              <table:table-cell office:value-type="float" office:value="19.96">
                <text:p>19.96</text:p>
              </table:table-cell>
              <table:table-cell office:value-type="float" office:value="21.4336721270987">
                <text:p>21.43367212709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2.4">
                <text:p>702.4</text:p>
              </table:table-cell>
              <table:table-cell office:value-type="float" office:value="19.6">
                <text:p>19.6</text:p>
              </table:table-cell>
              <table:table-cell office:value-type="float" office:value="21.2903239822465">
                <text:p>21.2903239822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7.8">
                <text:p>727.8</text:p>
              </table:table-cell>
              <table:table-cell office:value-type="float" office:value="19.4">
                <text:p>19.4</text:p>
              </table:table-cell>
              <table:table-cell office:value-type="float" office:value="21.3293928929144">
                <text:p>21.3293928929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3.2">
                <text:p>753.2</text:p>
              </table:table-cell>
              <table:table-cell office:value-type="float" office:value="18.6">
                <text:p>18.6</text:p>
              </table:table-cell>
              <table:table-cell office:value-type="float" office:value="20.7094662302091">
                <text:p>20.70946623020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8.6">
                <text:p>778.6</text:p>
              </table:table-cell>
              <table:table-cell office:value-type="float" office:value="18.12">
                <text:p>18.12</text:p>
              </table:table-cell>
              <table:table-cell office:value-type="float" office:value="20.4405779313955">
                <text:p>20.4405779313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4">
                <text:p>804</text:p>
              </table:table-cell>
              <table:table-cell office:value-type="float" office:value="17.44">
                <text:p>17.44</text:p>
              </table:table-cell>
              <table:table-cell office:value-type="float" office:value="19.9402934561765">
                <text:p>19.94029345617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4.8">
                <text:p>854.8</text:p>
              </table:table-cell>
              <table:table-cell office:value-type="float" office:value="15.16">
                <text:p>15.16</text:p>
              </table:table-cell>
              <table:table-cell office:value-type="float" office:value="17.8238449184406">
                <text:p>17.82384491844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5.6">
                <text:p>905.6</text:p>
              </table:table-cell>
              <table:table-cell office:value-type="float" office:value="14.04">
                <text:p>14.04</text:p>
              </table:table-cell>
              <table:table-cell office:value-type="float" office:value="16.9901532139101">
                <text:p>16.99015321391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6.4">
                <text:p>956.4</text:p>
              </table:table-cell>
              <table:table-cell office:value-type="float" office:value="14.04">
                <text:p>14.04</text:p>
              </table:table-cell>
              <table:table-cell office:value-type="float" office:value="17.4981398879072">
                <text:p>17.49813988790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7.2">
                <text:p>1007.2</text:p>
              </table:table-cell>
              <table:table-cell office:value-type="float" office:value="12.76">
                <text:p>12.76</text:p>
              </table:table-cell>
              <table:table-cell office:value-type="float" office:value="16.3840756030072">
                <text:p>16.38407560300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8">
                <text:p>1058</text:p>
              </table:table-cell>
              <table:table-cell office:value-type="float" office:value="11.36">
                <text:p>11.36</text:p>
              </table:table-cell>
              <table:table-cell office:value-type="float" office:value="15.029914292443">
                <text:p>15.029914292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5">
                <text:p>1185</text:p>
              </table:table-cell>
              <table:table-cell office:value-type="float" office:value="10.29">
                <text:p>10.29</text:p>
              </table:table-cell>
              <table:table-cell office:value-type="float" office:value="14.6671455938697">
                <text:p>14.66714559386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2">
                <text:p>1312</text:p>
              </table:table-cell>
              <table:table-cell office:value-type="float" office:value="7.14">
                <text:p>7.14</text:p>
              </table:table-cell>
              <table:table-cell office:value-type="float" office:value="10.9451119497935">
                <text:p>10.94511194979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6">
                <text:p>1566</text:p>
              </table:table-cell>
              <table:table-cell office:value-type="float" office:value="6.19">
                <text:p>6.19</text:p>
              </table:table-cell>
              <table:table-cell office:value-type="float" office:value="10.8861004370268">
                <text:p>10.88610043702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20">
                <text:p>1820</text:p>
              </table:table-cell>
              <table:table-cell office:value-type="float" office:value="6">
                <text:p>6</text:p>
              </table:table-cell>
              <table:table-cell office:value-type="float" office:value="11.9616509470637">
                <text:p>11.9616509470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74">
                <text:p>2074</text:p>
              </table:table-cell>
              <table:table-cell office:value-type="float" office:value="4.9">
                <text:p>4.9</text:p>
              </table:table-cell>
              <table:table-cell office:value-type="float" office:value="10.9483505974671">
                <text:p>10.9483505974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28">
                <text:p>2328</text:p>
              </table:table-cell>
              <table:table-cell office:value-type="float" office:value="4.3">
                <text:p>4.3</text:p>
              </table:table-cell>
              <table:table-cell office:value-type="float" office:value="10.6596593866977">
                <text:p>10.659659386697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261cm" svg:height="11.218cm" xlink:href=".." xlink:type="simple" chart:class="chart:scatter" chart:column-mapping="1 0" chart:style-name="ch1">
        <chart:title svg:x="5.633cm" svg:y="0.359cm" chart:style-name="ch2">
          <text:p>Intensity profile 0.2 100</text:p>
        </chart:title>
        <chart:plot-area chart:style-name="ch3" table:cell-range-address="'0.2 (100)'.C1:'0.2 (100)'.D41 '0.3 (100)'.D1:'0.3 (100)'.D20 '0.5 (100)'.D1:'0.5 (100)'.D22" svg:x="0.446cm" svg:y="1.328cm" svg:width="15.536cm" svg:height="9.388cm">
          <chartooo:coordinate-region svg:x="1.023cm" svg:y="1.489cm" svg:width="14.64cm" svg:height="8.809cm"/>
          <chart:axis chart:dimension="x" chart:name="primary-x" chart:style-name="ch4"/>
          <chart:axis chart:dimension="y" chart:name="primary-y" chart:style-name="ch4"/>
          <chart:series chart:style-name="ch5" chart:values-cell-range-address="'0.2 (100)'.D1:'0.2 (100)'.D41" chart:class="chart:scatter">
            <chart:domain table:cell-range-address="'0.2 (100)'.C1:'0.2 (100)'.C41"/>
            <chart:data-point chart:repeated="41"/>
          </chart:series>
          <chart:series chart:style-name="ch6" chart:values-cell-range-address="'0.3 (100)'.D1:'0.3 (100)'.D20" chart:class="chart:scatter">
            <chart:domain table:cell-range-address="'0.3 (100)'.C1:'0.3 (100)'.C20"/>
            <chart:data-point chart:repeated="20"/>
          </chart:series>
          <chart:series chart:style-name="ch7" chart:values-cell-range-address="'0.5 (100)'.D1:'0.5 (100)'.D22" chart:class="chart:scatter">
            <chart:domain table:cell-range-address="'0.5 (100)'.C1:'0.5 (100)'.C22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.4">
                <text:p>67.4</text:p>
                <draw:g>
                  <svg:desc>'0.2 (100)'.C1:'0.2 (100)'.C41</svg:desc>
                </draw:g>
              </table:table-cell>
              <table:table-cell office:value-type="float" office:value="1.7">
                <text:p>1.7</text:p>
                <draw:g>
                  <svg:desc>'0.2 (100)'.D1:'0.2 (100)'.D41</svg:desc>
                </draw:g>
              </table:table-cell>
              <table:table-cell office:value-type="float" office:value="20">
                <text:p>20</text:p>
                <draw:g>
                  <svg:desc>'0.3 (100)'.C1:'0.3 (100)'.C20</svg:desc>
                </draw:g>
              </table:table-cell>
              <table:table-cell office:value-type="float" office:value="0.44">
                <text:p>0.44</text:p>
                <draw:g>
                  <svg:desc>'0.3 (100)'.D1:'0.3 (100)'.D20</svg:desc>
                </draw:g>
              </table:table-cell>
              <table:table-cell office:value-type="float" office:value="20">
                <text:p>20</text:p>
                <draw:g>
                  <svg:desc>'0.5 (100)'.C1:'0.5 (100)'.C22</svg:desc>
                </draw:g>
              </table:table-cell>
              <table:table-cell office:value-type="float" office:value="1.6">
                <text:p>1.6</text:p>
                <draw:g>
                  <svg:desc>'0.5 (100)'.D1:'0.5 (100)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8">
                <text:p>92.8</text:p>
              </table:table-cell>
              <table:table-cell office:value-type="float" office:value="3.1">
                <text:p>3.1</text:p>
              </table:table-cell>
              <table:table-cell office:value-type="float" office:value="42">
                <text:p>42</text:p>
              </table:table-cell>
              <table:table-cell office:value-type="float" office:value="2.032">
                <text:p>2.032</text:p>
              </table:table-cell>
              <table:table-cell office:value-type="float" office:value="30">
                <text:p>3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.2">
                <text:p>118.2</text:p>
              </table:table-cell>
              <table:table-cell office:value-type="float" office:value="3.8">
                <text:p>3.8</text:p>
              </table:table-cell>
              <table:table-cell office:value-type="float" office:value="67.4">
                <text:p>67.4</text:p>
              </table:table-cell>
              <table:table-cell office:value-type="float" office:value="23.12">
                <text:p>23.12</text:p>
              </table:table-cell>
              <table:table-cell office:value-type="float" office:value="42">
                <text:p>42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.6">
                <text:p>143.6</text:p>
              </table:table-cell>
              <table:table-cell office:value-type="float" office:value="5.9">
                <text:p>5.9</text:p>
              </table:table-cell>
              <table:table-cell office:value-type="float" office:value="92.8">
                <text:p>92.8</text:p>
              </table:table-cell>
              <table:table-cell office:value-type="float" office:value="121.3">
                <text:p>121.3</text:p>
              </table:table-cell>
              <table:table-cell office:value-type="float" office:value="54.7">
                <text:p>54.7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">
                <text:p>169</text:p>
              </table:table-cell>
              <table:table-cell office:value-type="float" office:value="8">
                <text:p>8</text:p>
              </table:table-cell>
              <table:table-cell office:value-type="float" office:value="118.2">
                <text:p>118.2</text:p>
              </table:table-cell>
              <table:table-cell office:value-type="float" office:value="168">
                <text:p>168</text:p>
              </table:table-cell>
              <table:table-cell office:value-type="float" office:value="67.4">
                <text:p>67.4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.4">
                <text:p>194.4</text:p>
              </table:table-cell>
              <table:table-cell office:value-type="float" office:value="11.8">
                <text:p>11.8</text:p>
              </table:table-cell>
              <table:table-cell office:value-type="float" office:value="143.6">
                <text:p>143.6</text:p>
              </table:table-cell>
              <table:table-cell office:value-type="float" office:value="177.6">
                <text:p>177.6</text:p>
              </table:table-cell>
              <table:table-cell office:value-type="float" office:value="92.8">
                <text:p>92.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.8">
                <text:p>219.8</text:p>
              </table:table-cell>
              <table:table-cell office:value-type="float" office:value="14">
                <text:p>14</text:p>
              </table:table-cell>
              <table:table-cell office:value-type="float" office:value="169">
                <text:p>169</text:p>
              </table:table-cell>
              <table:table-cell office:value-type="float" office:value="171.6">
                <text:p>171.6</text:p>
              </table:table-cell>
              <table:table-cell office:value-type="float" office:value="118.2">
                <text:p>118.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.2">
                <text:p>245.2</text:p>
              </table:table-cell>
              <table:table-cell office:value-type="float" office:value="17.2">
                <text:p>17.2</text:p>
              </table:table-cell>
              <table:table-cell office:value-type="float" office:value="194.4">
                <text:p>194.4</text:p>
              </table:table-cell>
              <table:table-cell office:value-type="float" office:value="167.2">
                <text:p>167.2</text:p>
              </table:table-cell>
              <table:table-cell office:value-type="float" office:value="143.6">
                <text:p>143.6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.6">
                <text:p>270.6</text:p>
              </table:table-cell>
              <table:table-cell office:value-type="float" office:value="18.7">
                <text:p>18.7</text:p>
              </table:table-cell>
              <table:table-cell office:value-type="float" office:value="219.8">
                <text:p>219.8</text:p>
              </table:table-cell>
              <table:table-cell office:value-type="float" office:value="147.2">
                <text:p>147.2</text:p>
              </table:table-cell>
              <table:table-cell office:value-type="float" office:value="169">
                <text:p>1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6">
                <text:p>296</text:p>
              </table:table-cell>
              <table:table-cell office:value-type="float" office:value="18.4">
                <text:p>18.4</text:p>
              </table:table-cell>
              <table:table-cell office:value-type="float" office:value="245.2">
                <text:p>245.2</text:p>
              </table:table-cell>
              <table:table-cell office:value-type="float" office:value="136">
                <text:p>136</text:p>
              </table:table-cell>
              <table:table-cell office:value-type="float" office:value="194.4">
                <text:p>194.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1.4">
                <text:p>321.4</text:p>
              </table:table-cell>
              <table:table-cell office:value-type="float" office:value="17.8">
                <text:p>17.8</text:p>
              </table:table-cell>
              <table:table-cell office:value-type="float" office:value="270.6">
                <text:p>270.6</text:p>
              </table:table-cell>
              <table:table-cell office:value-type="float" office:value="129.6">
                <text:p>129.6</text:p>
              </table:table-cell>
              <table:table-cell office:value-type="float" office:value="219.8">
                <text:p>219.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.8">
                <text:p>346.8</text:p>
              </table:table-cell>
              <table:table-cell office:value-type="float" office:value="17.6">
                <text:p>17.6</text:p>
              </table:table-cell>
              <table:table-cell office:value-type="float" office:value="296">
                <text:p>296</text:p>
              </table:table-cell>
              <table:table-cell office:value-type="float" office:value="120">
                <text:p>120</text:p>
              </table:table-cell>
              <table:table-cell office:value-type="float" office:value="245.2">
                <text:p>245.2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2.2">
                <text:p>372.2</text:p>
              </table:table-cell>
              <table:table-cell office:value-type="float" office:value="18.2">
                <text:p>18.2</text:p>
              </table:table-cell>
              <table:table-cell office:value-type="float" office:value="550">
                <text:p>550</text:p>
              </table:table-cell>
              <table:table-cell office:value-type="float" office:value="58.4">
                <text:p>58.4</text:p>
              </table:table-cell>
              <table:table-cell office:value-type="float" office:value="270.6">
                <text:p>270.6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7.6">
                <text:p>397.6</text:p>
              </table:table-cell>
              <table:table-cell office:value-type="float" office:value="19.2">
                <text:p>19.2</text:p>
              </table:table-cell>
              <table:table-cell office:value-type="float" office:value="804">
                <text:p>804</text:p>
              </table:table-cell>
              <table:table-cell office:value-type="float" office:value="30">
                <text:p>30</text:p>
              </table:table-cell>
              <table:table-cell office:value-type="float" office:value="296">
                <text:p>296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3">
                <text:p>423</text:p>
              </table:table-cell>
              <table:table-cell office:value-type="float" office:value="18.6">
                <text:p>18.6</text:p>
              </table:table-cell>
              <table:table-cell office:value-type="float" office:value="1058">
                <text:p>1058</text:p>
              </table:table-cell>
              <table:table-cell office:value-type="float" office:value="22">
                <text:p>22</text:p>
              </table:table-cell>
              <table:table-cell office:value-type="float" office:value="550">
                <text:p>550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.4">
                <text:p>448.4</text:p>
              </table:table-cell>
              <table:table-cell office:value-type="float" office:value="20.9">
                <text:p>20.9</text:p>
              </table:table-cell>
              <table:table-cell office:value-type="float" office:value="1312">
                <text:p>1312</text:p>
              </table:table-cell>
              <table:table-cell office:value-type="float" office:value="13.2">
                <text:p>13.2</text:p>
              </table:table-cell>
              <table:table-cell office:value-type="float" office:value="804">
                <text:p>804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3.8">
                <text:p>473.8</text:p>
              </table:table-cell>
              <table:table-cell office:value-type="float" office:value="20.4">
                <text:p>20.4</text:p>
              </table:table-cell>
              <table:table-cell office:value-type="float" office:value="1566">
                <text:p>1566</text:p>
              </table:table-cell>
              <table:table-cell office:value-type="float" office:value="8.96">
                <text:p>8.96</text:p>
              </table:table-cell>
              <table:table-cell office:value-type="float" office:value="1058">
                <text:p>1058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9.2">
                <text:p>499.2</text:p>
              </table:table-cell>
              <table:table-cell office:value-type="float" office:value="21.8">
                <text:p>21.8</text:p>
              </table:table-cell>
              <table:table-cell office:value-type="float" office:value="1820">
                <text:p>1820</text:p>
              </table:table-cell>
              <table:table-cell office:value-type="float" office:value="7.76">
                <text:p>7.76</text:p>
              </table:table-cell>
              <table:table-cell office:value-type="float" office:value="1312">
                <text:p>131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4.6">
                <text:p>524.6</text:p>
              </table:table-cell>
              <table:table-cell office:value-type="float" office:value="22">
                <text:p>22</text:p>
              </table:table-cell>
              <table:table-cell office:value-type="float" office:value="2074">
                <text:p>2074</text:p>
              </table:table-cell>
              <table:table-cell office:value-type="float" office:value="7.18">
                <text:p>7.18</text:p>
              </table:table-cell>
              <table:table-cell office:value-type="float" office:value="1566">
                <text:p>1566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0">
                <text:p>550</text:p>
              </table:table-cell>
              <table:table-cell office:value-type="float" office:value="22.1">
                <text:p>22.1</text:p>
              </table:table-cell>
              <table:table-cell office:value-type="float" office:value="2328">
                <text:p>2328</text:p>
              </table:table-cell>
              <table:table-cell office:value-type="float" office:value="3.648">
                <text:p>3.648</text:p>
              </table:table-cell>
              <table:table-cell office:value-type="float" office:value="1820">
                <text:p>182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5.4">
                <text:p>575.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4">
                <text:p>2074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0.8">
                <text:p>600.8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8">
                <text:p>2328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6.2">
                <text:p>626.2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1.6">
                <text:p>651.6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7">
                <text:p>677</text:p>
              </table:table-cell>
              <table:table-cell office:value-type="float" office:value="19.96">
                <text:p>19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2.4">
                <text:p>702.4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7.8">
                <text:p>727.8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3.2">
                <text:p>753.2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8.6">
                <text:p>778.6</text:p>
              </table:table-cell>
              <table:table-cell office:value-type="float" office:value="18.12">
                <text:p>18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4">
                <text:p>804</text:p>
              </table:table-cell>
              <table:table-cell office:value-type="float" office:value="17.44">
                <text:p>17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4.8">
                <text:p>854.8</text:p>
              </table:table-cell>
              <table:table-cell office:value-type="float" office:value="15.16">
                <text:p>15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5.6">
                <text:p>905.6</text:p>
              </table:table-cell>
              <table:table-cell office:value-type="float" office:value="14.04">
                <text:p>1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6.4">
                <text:p>956.4</text:p>
              </table:table-cell>
              <table:table-cell office:value-type="float" office:value="14.04">
                <text:p>1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7.2">
                <text:p>1007.2</text:p>
              </table:table-cell>
              <table:table-cell office:value-type="float" office:value="12.76">
                <text:p>12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8">
                <text:p>1058</text:p>
              </table:table-cell>
              <table:table-cell office:value-type="float" office:value="11.36">
                <text:p>11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5">
                <text:p>1185</text:p>
              </table:table-cell>
              <table:table-cell office:value-type="float" office:value="10.29">
                <text:p>1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2">
                <text:p>1312</text:p>
              </table:table-cell>
              <table:table-cell office:value-type="float" office:value="7.14">
                <text:p>7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6">
                <text:p>1566</text:p>
              </table:table-cell>
              <table:table-cell office:value-type="float" office:value="6.19">
                <text:p>6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20">
                <text:p>182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74">
                <text:p>2074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28">
                <text:p>2328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88cm" svg:stroke-color="#00b0f0" draw:fill-color="#00b0f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603cm" svg:height="10.336cm" xlink:href=".." xlink:type="simple" chart:class="chart:scatter" chart:style-name="ch1">
        <chart:title svg:x="7.931cm" svg:y="0.341cm" chart:style-name="ch2">
          <text:p>0.2 100</text:p>
        </chart:title>
        <chart:plot-area chart:style-name="ch3" table:cell-range-address="'0.2 (100)'.H1:'0.2 (100)'.I41" svg:x="1.101cm" svg:y="1.324cm" svg:width="15.912cm" svg:height="7.808cm">
          <chartooo:coordinate-region svg:x="1.758cm" svg:y="1.484cm" svg:width="14.936cm" svg:height="7.23cm"/>
          <chart:axis chart:dimension="x" chart:name="primary-x" chart:style-name="ch4">
            <chart:title svg:x="8.001cm" svg:y="9.338cm" chart:style-name="ch5">
              <text:p>Distance (mm)</text:p>
            </chart:title>
          </chart:axis>
          <chart:axis chart:dimension="y" chart:name="primary-y" chart:style-name="ch6">
            <chart:title svg:x="0.219cm" svg:y="6.179cm" chart:style-name="ch7">
              <text:p>light density </text:p>
            </chart:title>
          </chart:axis>
          <chart:series chart:style-name="ch8" chart:values-cell-range-address="'0.2 (100)'.I1:'0.2 (100)'.I41" chart:class="chart:scatter">
            <chart:domain table:cell-range-address="'0.2 (100)'.H1:'0.2 (100)'.H41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.3767932489452">
                <text:p>72.3767932489452</text:p>
                <draw:g>
                  <svg:desc>'0.2 (100)'.H1:'0.2 (100)'.H41</svg:desc>
                </draw:g>
              </table:table-cell>
              <table:table-cell office:value-type="float" office:value="0.170792708774905">
                <text:p>0.170792708774905</text:p>
                <draw:g>
                  <svg:desc>'0.2 (100)'.I1:'0.2 (100)'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6523206751055">
                <text:p>99.6523206751055</text:p>
              </table:table-cell>
              <table:table-cell office:value-type="float" office:value="0.226200738916256">
                <text:p>0.226200738916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927848101266">
                <text:p>126.927848101266</text:p>
              </table:table-cell>
              <table:table-cell office:value-type="float" office:value="0.217693981145758">
                <text:p>0.217693981145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.203375527426">
                <text:p>154.203375527426</text:p>
              </table:table-cell>
              <table:table-cell office:value-type="float" office:value="0.278213290887386">
                <text:p>0.278213290887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.478902953587">
                <text:p>181.478902953587</text:p>
              </table:table-cell>
              <table:table-cell office:value-type="float" office:value="0.320540997464074">
                <text:p>0.320540997464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.754430379747">
                <text:p>208.754430379747</text:p>
              </table:table-cell>
              <table:table-cell office:value-type="float" office:value="0.411022927689594">
                <text:p>0.411022927689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6.029957805907">
                <text:p>236.029957805907</text:p>
              </table:table-cell>
              <table:table-cell office:value-type="float" office:value="0.43130118289354">
                <text:p>0.43130118289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.305485232067">
                <text:p>263.305485232067</text:p>
              </table:table-cell>
              <table:table-cell office:value-type="float" office:value="0.474994178602191">
                <text:p>0.474994178602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.581012658228">
                <text:p>290.581012658228</text:p>
              </table:table-cell>
              <table:table-cell office:value-type="float" office:value="0.467946590604033">
                <text:p>0.467946590604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7.856540084388">
                <text:p>317.856540084388</text:p>
              </table:table-cell>
              <table:table-cell office:value-type="float" office:value="0.420939690057033">
                <text:p>0.420939690057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5.132067510548">
                <text:p>345.132067510548</text:p>
              </table:table-cell>
              <table:table-cell office:value-type="float" office:value="0.375067260252728">
                <text:p>0.375067260252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2.407594936709">
                <text:p>372.407594936709</text:p>
              </table:table-cell>
              <table:table-cell office:value-type="float" office:value="0.343779027263663">
                <text:p>0.343779027263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.683122362869">
                <text:p>399.683122362869</text:p>
              </table:table-cell>
              <table:table-cell office:value-type="float" office:value="0.331421189761109">
                <text:p>0.331421189761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6.958649789029">
                <text:p>426.958649789029</text:p>
              </table:table-cell>
              <table:table-cell office:value-type="float" office:value="0.327626765694644">
                <text:p>0.327626765694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4.23417721519">
                <text:p>454.23417721519</text:p>
              </table:table-cell>
              <table:table-cell office:value-type="float" office:value="0.298820837296779">
                <text:p>0.298820837296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1.50970464135">
                <text:p>481.50970464135</text:p>
              </table:table-cell>
              <table:table-cell office:value-type="float" office:value="0.317521929949883">
                <text:p>0.317521929949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8.785232067511">
                <text:p>508.785232067511</text:p>
              </table:table-cell>
              <table:table-cell office:value-type="float" office:value="0.294290551136086">
                <text:p>0.294290551136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6.060759493671">
                <text:p>536.060759493671</text:p>
              </table:table-cell>
              <table:table-cell office:value-type="float" office:value="0.299777496654496">
                <text:p>0.299777496654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3.336286919831">
                <text:p>563.336286919831</text:p>
              </table:table-cell>
              <table:table-cell office:value-type="float" office:value="0.289423328488118">
                <text:p>0.289423328488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0.611814345992">
                <text:p>590.611814345992</text:p>
              </table:table-cell>
              <table:table-cell office:value-type="float" office:value="0.279085830722005">
                <text:p>0.279085830722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7.887341772152">
                <text:p>617.887341772152</text:p>
              </table:table-cell>
              <table:table-cell office:value-type="float" office:value="0.279686792740532">
                <text:p>0.279686792740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5.162869198312">
                <text:p>645.162869198312</text:p>
              </table:table-cell>
              <table:table-cell office:value-type="float" office:value="0.256013447826976">
                <text:p>0.2560134478269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2.438396624473">
                <text:p>672.438396624473</text:p>
              </table:table-cell>
              <table:table-cell office:value-type="float" office:value="0.247908357622454">
                <text:p>0.2479083576224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9.713924050633">
                <text:p>699.713924050633</text:p>
              </table:table-cell>
              <table:table-cell office:value-type="float" office:value="0.214160651507969">
                <text:p>0.2141606515079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6.989451476793">
                <text:p>726.989451476793</text:p>
              </table:table-cell>
              <table:table-cell office:value-type="float" office:value="0.214381949530381">
                <text:p>0.2143819495303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4.264978902954">
                <text:p>754.264978902954</text:p>
              </table:table-cell>
              <table:table-cell office:value-type="float" office:value="0.205247591270437">
                <text:p>0.2052475912704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1.540506329114">
                <text:p>781.540506329114</text:p>
              </table:table-cell>
              <table:table-cell office:value-type="float" office:value="0.198448008307647">
                <text:p>0.1984480083076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8.816033755274">
                <text:p>808.816033755274</text:p>
              </table:table-cell>
              <table:table-cell office:value-type="float" office:value="0.186182516370517">
                <text:p>0.1861825163705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6.091561181435">
                <text:p>836.091561181435</text:p>
              </table:table-cell>
              <table:table-cell office:value-type="float" office:value="0.177770245853023">
                <text:p>0.177770245853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3.367088607595">
                <text:p>863.367088607595</text:p>
              </table:table-cell>
              <table:table-cell office:value-type="float" office:value="0.167940637850527">
                <text:p>0.167940637850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7.918143459916">
                <text:p>917.918143459916</text:p>
              </table:table-cell>
              <table:table-cell office:value-type="float" office:value="0.141194305958635">
                <text:p>0.1411943059586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2.469198312236">
                <text:p>972.469198312236</text:p>
              </table:table-cell>
              <table:table-cell office:value-type="float" office:value="0.127040204180234">
                <text:p>0.127040204180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7.02025316456">
                <text:p>1027.02025316456</text:p>
              </table:table-cell>
              <table:table-cell office:value-type="float" office:value="0.123888963178407">
                <text:p>0.123888963178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1.57130801688">
                <text:p>1081.57130801688</text:p>
              </table:table-cell>
              <table:table-cell office:value-type="float" office:value="0.110150513954178">
                <text:p>0.1101505139541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6.1223628692">
                <text:p>1136.1223628692</text:p>
              </table:table-cell>
              <table:table-cell office:value-type="float" office:value="0.0961946985500671">
                <text:p>0.0961946985500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2.5">
                <text:p>1272.5</text:p>
              </table:table-cell>
              <table:table-cell office:value-type="float" office:value="0.0838122605363985">
                <text:p>0.0838122605363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8.8776371308">
                <text:p>1408.8776371308</text:p>
              </table:table-cell>
              <table:table-cell office:value-type="float" office:value="0.0564893626328629">
                <text:p>0.05648936263286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1.63291139241">
                <text:p>1681.63291139241</text:p>
              </table:table-cell>
              <table:table-cell office:value-type="float" office:value="0.0470718081294536">
                <text:p>0.0470718081294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4.38818565401">
                <text:p>1954.38818565401</text:p>
              </table:table-cell>
              <table:table-cell office:value-type="float" office:value="0.0445041016397818">
                <text:p>0.0445041016397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27.14345991561">
                <text:p>2227.14345991561</text:p>
              </table:table-cell>
              <table:table-cell office:value-type="float" office:value="0.0357454069651427">
                <text:p>0.0357454069651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99.89873417722">
                <text:p>2499.89873417722</text:p>
              </table:table-cell>
              <table:table-cell office:value-type="float" office:value="0.031005636654975">
                <text:p>0.03100563665497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88cm" svg:stroke-color="#00b0f0" draw:fill-color="#00b0f0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7030a0" draw:fill-color="#7030a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145cm" svg:height="10.423cm" xlink:href=".." xlink:type="simple" chart:class="chart:scatter" chart:style-name="ch1">
        <chart:title svg:x="6.829cm" svg:y="0.343cm" chart:style-name="ch2">
          <text:p>0.3 -0.5-0.2 100</text:p>
        </chart:title>
        <chart:legend svg:x="10.928cm" svg:y="2.421cm" style:legend-expansion="custom" chartooo:width="1.599cm" chartooo:height="2.126cm" style:legend-expansion-aspect-ratio="0.75211665098777" chart:style-name="ch3"/>
        <chart:plot-area chart:style-name="ch4" table:cell-range-address="'0.2 (100)'.H1:'0.2 (100)'.I41 '0.3 (100)'.I1:'0.3 (100)'.I20 '0.5 (100)'.I1:'0.5 (100)'.I22" chart:data-source-has-labels="row" svg:x="0.63cm" svg:y="1.289cm" svg:width="16.221cm" svg:height="8.715cm">
          <chartooo:coordinate-region svg:x="1.445cm" svg:y="1.449cm" svg:width="15.087cm" svg:height="8.137cm"/>
          <chart:axis chart:dimension="x" chart:name="primary-x" chart:style-name="ch5"/>
          <chart:axis chart:dimension="y" chart:name="primary-y" chart:style-name="ch6"/>
          <chart:series chart:style-name="ch7" chart:values-cell-range-address="'0.2 (100)'.I1:'0.2 (100)'.I41" loext:label-string="&quot;0.2&quot;" chart:class="chart:scatter">
            <chart:domain table:cell-range-address="'0.2 (100)'.H1:'0.2 (100)'.H41"/>
            <chart:data-point chart:repeated="41"/>
          </chart:series>
          <chart:series chart:style-name="ch8" chart:values-cell-range-address="'0.3 (100)'.I1:'0.3 (100)'.I20" loext:label-string="&quot;0.3&quot;" chart:class="chart:scatter">
            <chart:domain table:cell-range-address="'0.3 (100)'.H1:'0.3 (100)'.H20"/>
            <chart:data-point chart:repeated="20"/>
          </chart:series>
          <chart:series chart:style-name="ch9" chart:values-cell-range-address="'0.5 (100)'.I1:'0.5 (100)'.I22" loext:label-string="&quot;0.5&quot;" chart:class="chart:scatter">
            <chart:domain table:cell-range-address="'0.5 (100)'.H1:'0.5 (100)'.H22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0.2</text:p>
              </table:table-cell>
              <table:table-cell office:value-type="string">
                <text:p>Column H</text:p>
              </table:table-cell>
              <table:table-cell office:value-type="string">
                <text:p>0.3</text:p>
              </table:table-cell>
              <table:table-cell office:value-type="string">
                <text:p>Column H</text:p>
              </table:table-cell>
              <table:table-cell office:value-type="string">
                <text:p>0.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.3767932489452">
                <text:p>72.3767932489452</text:p>
                <draw:g>
                  <svg:desc>'0.2 (100)'.H1:'0.2 (100)'.H41</svg:desc>
                </draw:g>
              </table:table-cell>
              <table:table-cell office:value-type="float" office:value="0.170792708774905">
                <text:p>0.170792708774905</text:p>
                <draw:g>
                  <svg:desc>'0.2 (100)'.I1:'0.2 (100)'.I41</svg:desc>
                </draw:g>
              </table:table-cell>
              <table:table-cell office:value-type="float" office:value="21.4767932489451">
                <text:p>21.4767932489451</text:p>
                <draw:g>
                  <svg:desc>'0.3 (100)'.H1:'0.3 (100)'.H20</svg:desc>
                </draw:g>
              </table:table-cell>
              <table:table-cell office:value-type="float" office:value="0.148971428571429">
                <text:p>0.148971428571429</text:p>
                <draw:g>
                  <svg:desc>'0.3 (100)'.I1:'0.3 (100)'.I20</svg:desc>
                </draw:g>
              </table:table-cell>
              <table:table-cell office:value-type="float" office:value="21.4767932489451">
                <text:p>21.4767932489451</text:p>
                <draw:g>
                  <svg:desc>'0.5 (100)'.H1:'0.5 (100)'.H22</svg:desc>
                </draw:g>
              </table:table-cell>
              <table:table-cell office:value-type="float" office:value="0.541714285714286">
                <text:p>0.541714285714286</text:p>
                <draw:g>
                  <svg:desc>'0.5 (100)'.I1:'0.5 (100)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6523206751055">
                <text:p>99.6523206751055</text:p>
              </table:table-cell>
              <table:table-cell office:value-type="float" office:value="0.226200738916256">
                <text:p>0.226200738916256</text:p>
              </table:table-cell>
              <table:table-cell office:value-type="float" office:value="45.1012658227848">
                <text:p>45.1012658227848</text:p>
              </table:table-cell>
              <table:table-cell office:value-type="float" office:value="0.327608163265306">
                <text:p>0.327608163265306</text:p>
              </table:table-cell>
              <table:table-cell office:value-type="float" office:value="32.2151898734177">
                <text:p>32.2151898734177</text:p>
              </table:table-cell>
              <table:table-cell office:value-type="float" office:value="1.05634285714286">
                <text:p>1.0563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927848101266">
                <text:p>126.927848101266</text:p>
              </table:table-cell>
              <table:table-cell office:value-type="float" office:value="0.217693981145758">
                <text:p>0.217693981145758</text:p>
              </table:table-cell>
              <table:table-cell office:value-type="float" office:value="72.3767932489452">
                <text:p>72.3767932489452</text:p>
              </table:table-cell>
              <table:table-cell office:value-type="float" office:value="2.3227808393387">
                <text:p>2.3227808393387</text:p>
              </table:table-cell>
              <table:table-cell office:value-type="float" office:value="45.1012658227848">
                <text:p>45.1012658227848</text:p>
              </table:table-cell>
              <table:table-cell office:value-type="float" office:value="15.3808163265306">
                <text:p>15.3808163265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.203375527426">
                <text:p>154.203375527426</text:p>
              </table:table-cell>
              <table:table-cell office:value-type="float" office:value="0.278213290887386">
                <text:p>0.278213290887386</text:p>
              </table:table-cell>
              <table:table-cell office:value-type="float" office:value="99.6523206751055">
                <text:p>99.6523206751055</text:p>
              </table:table-cell>
              <table:table-cell office:value-type="float" office:value="8.85101600985222">
                <text:p>8.85101600985222</text:p>
              </table:table-cell>
              <table:table-cell office:value-type="float" office:value="58.739029535865">
                <text:p>58.739029535865</text:p>
              </table:table-cell>
              <table:table-cell office:value-type="float" office:value="20.3514233481327">
                <text:p>20.3514233481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.478902953587">
                <text:p>181.478902953587</text:p>
              </table:table-cell>
              <table:table-cell office:value-type="float" office:value="0.320540997464074">
                <text:p>0.320540997464074</text:p>
              </table:table-cell>
              <table:table-cell office:value-type="float" office:value="126.927848101266">
                <text:p>126.927848101266</text:p>
              </table:table-cell>
              <table:table-cell office:value-type="float" office:value="9.6243654822335">
                <text:p>9.6243654822335</text:p>
              </table:table-cell>
              <table:table-cell office:value-type="float" office:value="72.3767932489452">
                <text:p>72.3767932489452</text:p>
              </table:table-cell>
              <table:table-cell office:value-type="float" office:value="18.3250529885545">
                <text:p>18.3250529885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.754430379747">
                <text:p>208.754430379747</text:p>
              </table:table-cell>
              <table:table-cell office:value-type="float" office:value="0.411022927689594">
                <text:p>0.411022927689594</text:p>
              </table:table-cell>
              <table:table-cell office:value-type="float" office:value="154.203375527426">
                <text:p>154.203375527426</text:p>
              </table:table-cell>
              <table:table-cell office:value-type="float" office:value="8.37469160366096">
                <text:p>8.37469160366096</text:p>
              </table:table-cell>
              <table:table-cell office:value-type="float" office:value="99.6523206751055">
                <text:p>99.6523206751055</text:p>
              </table:table-cell>
              <table:table-cell office:value-type="float" office:value="14.1557881773399">
                <text:p>14.1557881773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6.029957805907">
                <text:p>236.029957805907</text:p>
              </table:table-cell>
              <table:table-cell office:value-type="float" office:value="0.43130118289354">
                <text:p>0.43130118289354</text:p>
              </table:table-cell>
              <table:table-cell office:value-type="float" office:value="181.478902953587">
                <text:p>181.478902953587</text:p>
              </table:table-cell>
              <table:table-cell office:value-type="float" office:value="6.8756043956044">
                <text:p>6.8756043956044</text:p>
              </table:table-cell>
              <table:table-cell office:value-type="float" office:value="126.927848101266">
                <text:p>126.927848101266</text:p>
              </table:table-cell>
              <table:table-cell office:value-type="float" office:value="10.3118201595359">
                <text:p>10.3118201595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.305485232067">
                <text:p>263.305485232067</text:p>
              </table:table-cell>
              <table:table-cell office:value-type="float" office:value="0.474994178602191">
                <text:p>0.474994178602191</text:p>
              </table:table-cell>
              <table:table-cell office:value-type="float" office:value="208.754430379747">
                <text:p>208.754430379747</text:p>
              </table:table-cell>
              <table:table-cell office:value-type="float" office:value="5.82398589065256">
                <text:p>5.82398589065256</text:p>
              </table:table-cell>
              <table:table-cell office:value-type="float" office:value="154.203375527426">
                <text:p>154.203375527426</text:p>
              </table:table-cell>
              <table:table-cell office:value-type="float" office:value="8.31810584958217">
                <text:p>8.31810584958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.581012658228">
                <text:p>290.581012658228</text:p>
              </table:table-cell>
              <table:table-cell office:value-type="float" office:value="0.467946590604033">
                <text:p>0.467946590604033</text:p>
              </table:table-cell>
              <table:table-cell office:value-type="float" office:value="236.029957805907">
                <text:p>236.029957805907</text:p>
              </table:table-cell>
              <table:table-cell office:value-type="float" office:value="4.53482386585207">
                <text:p>4.53482386585207</text:p>
              </table:table-cell>
              <table:table-cell office:value-type="float" office:value="181.478902953587">
                <text:p>181.478902953587</text:p>
              </table:table-cell>
              <table:table-cell office:value-type="float" office:value="5.6094674556213">
                <text:p>5.6094674556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7.856540084388">
                <text:p>317.856540084388</text:p>
              </table:table-cell>
              <table:table-cell office:value-type="float" office:value="0.420939690057033">
                <text:p>0.420939690057033</text:p>
              </table:table-cell>
              <table:table-cell office:value-type="float" office:value="263.305485232067">
                <text:p>263.305485232067</text:p>
              </table:table-cell>
              <table:table-cell office:value-type="float" office:value="3.75577164204524">
                <text:p>3.75577164204524</text:p>
              </table:table-cell>
              <table:table-cell office:value-type="float" office:value="208.754430379747">
                <text:p>208.754430379747</text:p>
              </table:table-cell>
              <table:table-cell office:value-type="float" office:value="4.24955908289242">
                <text:p>4.24955908289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5.132067510548">
                <text:p>345.132067510548</text:p>
              </table:table-cell>
              <table:table-cell office:value-type="float" office:value="0.375067260252728">
                <text:p>0.375067260252728</text:p>
              </table:table-cell>
              <table:table-cell office:value-type="float" office:value="290.581012658228">
                <text:p>290.581012658228</text:p>
              </table:table-cell>
              <table:table-cell office:value-type="float" office:value="3.2430950878226">
                <text:p>3.2430950878226</text:p>
              </table:table-cell>
              <table:table-cell office:value-type="float" office:value="236.029957805907">
                <text:p>236.029957805907</text:p>
              </table:table-cell>
              <table:table-cell office:value-type="float" office:value="2.79421552060315">
                <text:p>2.79421552060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2.407594936709">
                <text:p>372.407594936709</text:p>
              </table:table-cell>
              <table:table-cell office:value-type="float" office:value="0.343779027263663">
                <text:p>0.343779027263663</text:p>
              </table:table-cell>
              <table:table-cell office:value-type="float" office:value="317.856540084388">
                <text:p>317.856540084388</text:p>
              </table:table-cell>
              <table:table-cell office:value-type="float" office:value="2.74525884819804">
                <text:p>2.74525884819804</text:p>
              </table:table-cell>
              <table:table-cell office:value-type="float" office:value="263.305485232067">
                <text:p>263.305485232067</text:p>
              </table:table-cell>
              <table:table-cell office:value-type="float" office:value="2.19270785572347">
                <text:p>2.19270785572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.683122362869">
                <text:p>399.683122362869</text:p>
              </table:table-cell>
              <table:table-cell office:value-type="float" office:value="0.331421189761109">
                <text:p>0.331421189761109</text:p>
              </table:table-cell>
              <table:table-cell office:value-type="float" office:value="590.611814345992">
                <text:p>590.611814345992</text:p>
              </table:table-cell>
              <table:table-cell office:value-type="float" office:value="0.737493778921496">
                <text:p>0.737493778921496</text:p>
              </table:table-cell>
              <table:table-cell office:value-type="float" office:value="290.581012658228">
                <text:p>290.581012658228</text:p>
              </table:table-cell>
              <table:table-cell office:value-type="float" office:value="1.66909291942722">
                <text:p>1.66909291942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6.958649789029">
                <text:p>426.958649789029</text:p>
              </table:table-cell>
              <table:table-cell office:value-type="float" office:value="0.327626765694644">
                <text:p>0.327626765694644</text:p>
              </table:table-cell>
              <table:table-cell office:value-type="float" office:value="863.367088607595">
                <text:p>863.367088607595</text:p>
              </table:table-cell>
              <table:table-cell office:value-type="float" office:value="0.288888711898843">
                <text:p>0.288888711898843</text:p>
              </table:table-cell>
              <table:table-cell office:value-type="float" office:value="317.856540084388">
                <text:p>317.856540084388</text:p>
              </table:table-cell>
              <table:table-cell office:value-type="float" office:value="1.28569622723942">
                <text:p>1.28569622723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4.23417721519">
                <text:p>454.23417721519</text:p>
              </table:table-cell>
              <table:table-cell office:value-type="float" office:value="0.298820837296779">
                <text:p>0.298820837296779</text:p>
              </table:table-cell>
              <table:table-cell office:value-type="float" office:value="1136.1223628692">
                <text:p>1136.1223628692</text:p>
              </table:table-cell>
              <table:table-cell office:value-type="float" office:value="0.186292550008933">
                <text:p>0.186292550008933</text:p>
              </table:table-cell>
              <table:table-cell office:value-type="float" office:value="590.611814345992">
                <text:p>590.611814345992</text:p>
              </table:table-cell>
              <table:table-cell office:value-type="float" office:value="0.194476099236148">
                <text:p>0.194476099236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1.50970464135">
                <text:p>481.50970464135</text:p>
              </table:table-cell>
              <table:table-cell office:value-type="float" office:value="0.317521929949883">
                <text:p>0.317521929949883</text:p>
              </table:table-cell>
              <table:table-cell office:value-type="float" office:value="1408.8776371308">
                <text:p>1408.8776371308</text:p>
              </table:table-cell>
              <table:table-cell office:value-type="float" office:value="0.104434115791847">
                <text:p>0.104434115791847</text:p>
              </table:table-cell>
              <table:table-cell office:value-type="float" office:value="863.367088607595">
                <text:p>863.367088607595</text:p>
              </table:table-cell>
              <table:table-cell office:value-type="float" office:value="0.0810814318062752">
                <text:p>0.0810814318062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8.785232067511">
                <text:p>508.785232067511</text:p>
              </table:table-cell>
              <table:table-cell office:value-type="float" office:value="0.294290551136086">
                <text:p>0.294290551136086</text:p>
              </table:table-cell>
              <table:table-cell office:value-type="float" office:value="1681.63291139241">
                <text:p>1681.63291139241</text:p>
              </table:table-cell>
              <table:table-cell office:value-type="float" office:value="0.0681362521550735">
                <text:p>0.0681362521550735</text:p>
              </table:table-cell>
              <table:table-cell office:value-type="float" office:value="1136.1223628692">
                <text:p>1136.1223628692</text:p>
              </table:table-cell>
              <table:table-cell office:value-type="float" office:value="0.0464884590704109">
                <text:p>0.0464884590704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6.060759493671">
                <text:p>536.060759493671</text:p>
              </table:table-cell>
              <table:table-cell office:value-type="float" office:value="0.299777496654496">
                <text:p>0.299777496654496</text:p>
              </table:table-cell>
              <table:table-cell office:value-type="float" office:value="1954.38818565401">
                <text:p>1954.38818565401</text:p>
              </table:table-cell>
              <table:table-cell office:value-type="float" office:value="0.0575586381207844">
                <text:p>0.0575586381207844</text:p>
              </table:table-cell>
              <table:table-cell office:value-type="float" office:value="1408.8776371308">
                <text:p>1408.8776371308</text:p>
              </table:table-cell>
              <table:table-cell office:value-type="float" office:value="0.0262667624567374">
                <text:p>0.0262667624567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3.336286919831">
                <text:p>563.336286919831</text:p>
              </table:table-cell>
              <table:table-cell office:value-type="float" office:value="0.289423328488118">
                <text:p>0.289423328488118</text:p>
              </table:table-cell>
              <table:table-cell office:value-type="float" office:value="2227.14345991561">
                <text:p>2227.14345991561</text:p>
              </table:table-cell>
              <table:table-cell office:value-type="float" office:value="0.052377963675454">
                <text:p>0.052377963675454</text:p>
              </table:table-cell>
              <table:table-cell office:value-type="float" office:value="1681.63291139241">
                <text:p>1681.63291139241</text:p>
              </table:table-cell>
              <table:table-cell office:value-type="float" office:value="0.0210644440256198">
                <text:p>0.0210644440256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0.611814345992">
                <text:p>590.611814345992</text:p>
              </table:table-cell>
              <table:table-cell office:value-type="float" office:value="0.279085830722005">
                <text:p>0.279085830722005</text:p>
              </table:table-cell>
              <table:table-cell office:value-type="float" office:value="2499.89873417722">
                <text:p>2499.89873417722</text:p>
              </table:table-cell>
              <table:table-cell office:value-type="float" office:value="0.0263043168644997">
                <text:p>0.0263043168644997</text:p>
              </table:table-cell>
              <table:table-cell office:value-type="float" office:value="1954.38818565401">
                <text:p>1954.38818565401</text:p>
              </table:table-cell>
              <table:table-cell office:value-type="float" office:value="0.0116452399290762">
                <text:p>0.0116452399290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7.887341772152">
                <text:p>617.887341772152</text:p>
              </table:table-cell>
              <table:table-cell office:value-type="float" office:value="0.279686792740532">
                <text:p>0.279686792740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7.14345991561">
                <text:p>2227.14345991561</text:p>
              </table:table-cell>
              <table:table-cell office:value-type="float" office:value="0.00548582572199742">
                <text:p>0.00548582572199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5.162869198312">
                <text:p>645.162869198312</text:p>
              </table:table-cell>
              <table:table-cell office:value-type="float" office:value="0.256013447826976">
                <text:p>0.25601344782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9.89873417722">
                <text:p>2499.89873417722</text:p>
              </table:table-cell>
              <table:table-cell office:value-type="float" office:value="0.00305729998644405">
                <text:p>0.00305729998644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2.438396624473">
                <text:p>672.438396624473</text:p>
              </table:table-cell>
              <table:table-cell office:value-type="float" office:value="0.247908357622454">
                <text:p>0.24790835762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9.713924050633">
                <text:p>699.713924050633</text:p>
              </table:table-cell>
              <table:table-cell office:value-type="float" office:value="0.214160651507969">
                <text:p>0.21416065150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6.989451476793">
                <text:p>726.989451476793</text:p>
              </table:table-cell>
              <table:table-cell office:value-type="float" office:value="0.214381949530381">
                <text:p>0.21438194953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4.264978902954">
                <text:p>754.264978902954</text:p>
              </table:table-cell>
              <table:table-cell office:value-type="float" office:value="0.205247591270437">
                <text:p>0.205247591270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1.540506329114">
                <text:p>781.540506329114</text:p>
              </table:table-cell>
              <table:table-cell office:value-type="float" office:value="0.198448008307647">
                <text:p>0.19844800830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8.816033755274">
                <text:p>808.816033755274</text:p>
              </table:table-cell>
              <table:table-cell office:value-type="float" office:value="0.186182516370517">
                <text:p>0.18618251637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6.091561181435">
                <text:p>836.091561181435</text:p>
              </table:table-cell>
              <table:table-cell office:value-type="float" office:value="0.177770245853023">
                <text:p>0.17777024585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3.367088607595">
                <text:p>863.367088607595</text:p>
              </table:table-cell>
              <table:table-cell office:value-type="float" office:value="0.167940637850527">
                <text:p>0.167940637850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7.918143459916">
                <text:p>917.918143459916</text:p>
              </table:table-cell>
              <table:table-cell office:value-type="float" office:value="0.141194305958635">
                <text:p>0.14119430595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2.469198312236">
                <text:p>972.469198312236</text:p>
              </table:table-cell>
              <table:table-cell office:value-type="float" office:value="0.127040204180234">
                <text:p>0.12704020418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7.02025316456">
                <text:p>1027.02025316456</text:p>
              </table:table-cell>
              <table:table-cell office:value-type="float" office:value="0.123888963178407">
                <text:p>0.123888963178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1.57130801688">
                <text:p>1081.57130801688</text:p>
              </table:table-cell>
              <table:table-cell office:value-type="float" office:value="0.110150513954178">
                <text:p>0.11015051395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6.1223628692">
                <text:p>1136.1223628692</text:p>
              </table:table-cell>
              <table:table-cell office:value-type="float" office:value="0.0961946985500671">
                <text:p>0.0961946985500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2.5">
                <text:p>1272.5</text:p>
              </table:table-cell>
              <table:table-cell office:value-type="float" office:value="0.0838122605363985">
                <text:p>0.083812260536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8.8776371308">
                <text:p>1408.8776371308</text:p>
              </table:table-cell>
              <table:table-cell office:value-type="float" office:value="0.0564893626328629">
                <text:p>0.0564893626328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1.63291139241">
                <text:p>1681.63291139241</text:p>
              </table:table-cell>
              <table:table-cell office:value-type="float" office:value="0.0470718081294536">
                <text:p>0.047071808129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4.38818565401">
                <text:p>1954.38818565401</text:p>
              </table:table-cell>
              <table:table-cell office:value-type="float" office:value="0.0445041016397818">
                <text:p>0.0445041016397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27.14345991561">
                <text:p>2227.14345991561</text:p>
              </table:table-cell>
              <table:table-cell office:value-type="float" office:value="0.0357454069651427">
                <text:p>0.035745406965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99.89873417722">
                <text:p>2499.89873417722</text:p>
              </table:table-cell>
              <table:table-cell office:value-type="float" office:value="0.031005636654975">
                <text:p>0.03100563665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true" loext:regression-intercept-value="0" chart:regression-type="linear"/>
      <style:graphic-properties svg:stroke-width="0.053cm" svg:stroke-color="#5b9bd5"/>
    </style:style>
    <style:style style:name="ch7" style:family="chart">
      <style:text-properties fo:color="#000000" style:text-position="0% 100%" fo:font-family="Calibri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809cm" svg:height="9.629cm" xlink:href=".." xlink:type="simple" chart:class="chart:scatter" chart:style-name="ch1">
        <chart:title svg:x="4.32cm" svg:y="0.327cm" chart:style-name="ch2">
          <text:p>width against distance optical fibre 100 </text:p>
        </chart:title>
        <chart:plot-area chart:style-name="ch3" table:cell-range-address="'width (100)'.C2:'width (100)'.D11" svg:x="0.336cm" svg:y="1.292cm" svg:width="16.137cm" svg:height="8.145cm">
          <chartooo:coordinate-region svg:x="0.755cm" svg:y="1.452cm" svg:width="15.399cm" svg:height="7.567cm"/>
          <chart:axis chart:dimension="x" chart:name="primary-x" chart:style-name="ch4"/>
          <chart:axis chart:dimension="y" chart:name="primary-y" chart:style-name="ch4"/>
          <chart:series chart:style-name="ch5" chart:values-cell-range-address="'width (100)'.D2:'width (100)'.D11" chart:class="chart:scatter">
            <chart:domain table:cell-range-address="'width (100)'.C2:'width (100)'.C11"/>
            <chart:regression-curve chart:style-name="ch6">
              <chart:equation chart:display-equation="true" chart:display-r-square="false" chart:style-name="ch7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5.2">
                <text:p>245.2</text:p>
                <draw:g>
                  <svg:desc>'width (100)'.C2:'width (100)'.C11</svg:desc>
                </draw:g>
              </table:table-cell>
              <table:table-cell office:value-type="float" office:value="4">
                <text:p>4</text:p>
                <draw:g>
                  <svg:desc>'width (100)'.D2:'width (100)'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6">
                <text:p>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4">
                <text:p>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8">
                <text:p>10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2">
                <text:p>13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6">
                <text:p>15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0">
                <text:p>18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74">
                <text:p>20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28">
                <text:p>232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aj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601cm" svg:height="9.523cm" xlink:href=".." xlink:type="simple" chart:class="chart:scatter" chart:style-name="ch1">
        <chart:title svg:x="5.372cm" svg:y="0.494cm" chart:style-name="ch2">
          <text:p>Intensity measurements for UV laser with 0.5 offfset </text:p>
        </chart:title>
        <chart:plot-area chart:style-name="ch3" table:cell-range-address="'0.5'.B2:'0.5'.B17 '0.5'.D2:'0.5'.F17" svg:x="1.393cm" svg:y="1.288cm" svg:width="18.796cm" svg:height="7.094cm">
          <chartooo:coordinate-region svg:x="1.97cm" svg:y="1.448cm" svg:width="18.058cm" svg:height="6.516cm"/>
          <chart:axis chart:dimension="x" chart:name="primary-x" chart:style-name="ch4">
            <chart:title svg:x="9.801cm" svg:y="8.572cm" chart:style-name="ch5">
              <text:p>Distance (cm)</text:p>
            </chart:title>
          </chart:axis>
          <chart:axis chart:dimension="y" chart:name="primary-y" chart:style-name="ch6">
            <chart:title svg:x="0.451cm" svg:y="5.786cm" chart:style-name="ch7">
              <text:p>Voltage (mV)</text:p>
            </chart:title>
          </chart:axis>
          <chart:series chart:style-name="ch8" chart:values-cell-range-address="'0.5'.D2:'0.5'.D17" chart:class="chart:scatter">
            <chart:domain table:cell-range-address="'0.5'.B2:'0.5'.B17"/>
            <chart:data-point chart:repeated="16"/>
          </chart:series>
          <chart:series chart:style-name="ch9" chart:values-cell-range-address="'0.5'.E2:'0.5'.E17" chart:class="chart:scatter">
            <chart:data-point chart:repeated="16"/>
          </chart:series>
          <chart:series chart:style-name="ch10" chart:values-cell-range-address="'0.5'.F2:'0.5'.F17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.5'.B2:'0.5'.B17</svg:desc>
                </draw:g>
              </table:table-cell>
              <table:table-cell office:value-type="float" office:value="30.97">
                <text:p>30.97</text:p>
                <draw:g>
                  <svg:desc>'0.5'.D2:'0.5'.D17</svg:desc>
                </draw:g>
              </table:table-cell>
              <table:table-cell office:value-type="float" office:value="20.05">
                <text:p>20.05</text:p>
                <draw:g>
                  <svg:desc>'0.5'.E2:'0.5'.E17</svg:desc>
                </draw:g>
              </table:table-cell>
              <table:table-cell office:value-type="float" office:value="24.4103462266703">
                <text:p>24.4103462266703</text:p>
                <draw:g>
                  <svg:desc>'0.5'.F2:'0.5'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49.27">
                <text:p>249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56.13">
                <text:p>356.13</text:p>
              </table:table-cell>
              <table:table-cell office:value-type="float" office:value="299.24">
                <text:p>299.24</text:p>
              </table:table-cell>
              <table:table-cell office:value-type="float" office:value="364.316808222883">
                <text:p>364.316808222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335.6">
                <text:p>335.6</text:p>
              </table:table-cell>
              <table:table-cell office:value-type="float" office:value="408.584149310252">
                <text:p>408.584149310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50.1">
                <text:p>450.1</text:p>
              </table:table-cell>
              <table:table-cell office:value-type="float" office:value="369.7">
                <text:p>369.7</text:p>
              </table:table-cell>
              <table:table-cell office:value-type="float" office:value="450.1">
                <text:p>45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349.92">
                <text:p>349.92</text:p>
              </table:table-cell>
              <table:table-cell office:value-type="float" office:value="426.018371652691">
                <text:p>426.018371652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09.7">
                <text:p>409.7</text:p>
              </table:table-cell>
              <table:table-cell office:value-type="float" office:value="350.07">
                <text:p>350.07</text:p>
              </table:table-cell>
              <table:table-cell office:value-type="float" office:value="426.200992696781">
                <text:p>426.200992696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33.87">
                <text:p>333.87</text:p>
              </table:table-cell>
              <table:table-cell office:value-type="float" office:value="406.477919935083">
                <text:p>406.477919935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83.87">
                <text:p>383.87</text:p>
              </table:table-cell>
              <table:table-cell office:value-type="float" office:value="320.5">
                <text:p>320.5</text:p>
              </table:table-cell>
              <table:table-cell office:value-type="float" office:value="390.200297538545">
                <text:p>390.200297538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41.87">
                <text:p>341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17.27">
                <text:p>317.27</text:p>
              </table:table-cell>
              <table:table-cell office:value-type="float" office:value="248.33">
                <text:p>248.33</text:p>
              </table:table-cell>
              <table:table-cell office:value-type="float" office:value="302.335225858804">
                <text:p>302.335225858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58.78">
                <text:p>258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96.66">
                <text:p>196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37.67">
                <text:p>237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75.53">
                <text:p>175.53</text:p>
              </table:table-cell>
              <table:table-cell office:value-type="float" office:value="118.4">
                <text:p>118.4</text:p>
              </table:table-cell>
              <table:table-cell office:value-type="float" office:value="144.148877468217">
                <text:p>144.148877468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78.99">
                <text:p>78.99</text:p>
              </table:table-cell>
              <table:table-cell office:value-type="float" office:value="53.39">
                <text:p>53.39</text:p>
              </table:table-cell>
              <table:table-cell office:value-type="float" office:value="65.0009169596971">
                <text:p>65.0009169596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00b0f0" draw:fill-color="#00b0f0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176cm" chart:symbol-height="0.176cm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7030a0" draw:fill-color="#7030a0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moving-average"/>
      <style:graphic-properties draw:stroke="none" svg:stroke-width="0.053cm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954cm" svg:height="10.617cm" xlink:href=".." xlink:type="simple" chart:class="chart:scatter" chart:style-name="ch1">
        <chart:title svg:x="5.91cm" svg:y="0.56cm" chart:style-name="ch2">
          <text:p>Intensity Profile 0.5 offset Fibre 100 </text:p>
        </chart:title>
        <chart:legend chart:legend-position="end" svg:x="10.63cm" svg:y="3.079cm" style:legend-expansion="high" chart:style-name="ch3"/>
        <chart:plot-area chart:style-name="ch4" table:cell-range-address="'0.5 (100)_scaled'.C1:'0.5 (100)_scaled'.C22 '0.5 (100)_scaled'.E1:'0.5 (100)_scaled'.E22 '0.5 (100)_scaled'.G1:'0.5 (100)_scaled'.G22" svg:x="1.48cm" svg:y="0.869cm" svg:width="18.522cm" svg:height="8.86cm">
          <chartooo:coordinate-region svg:x="2.057cm" svg:y="1.029cm" svg:width="17.626cm" svg:height="8.282cm"/>
          <chart:axis chart:dimension="x" chart:name="primary-x" chart:style-name="ch5"/>
          <chart:axis chart:dimension="y" chart:name="primary-y" chart:style-name="ch5">
            <chart:title svg:x="0.531cm" svg:y="5.985cm" chart:style-name="ch6">
              <text:p>Axis Title</text:p>
            </chart:title>
          </chart:axis>
          <chart:series chart:style-name="ch7" chart:values-cell-range-address="'0.5 (100)_scaled'.E1:'0.5 (100)_scaled'.E22" chart:class="chart:scatter">
            <chart:domain table:cell-range-address="'0.5 (100)_scaled'.C1:'0.5 (100)_scaled'.C22"/>
            <chart:data-point chart:repeated="11"/>
            <chart:data-point chart:style-name="ch8"/>
            <chart:data-point chart:repeated="10"/>
          </chart:series>
          <chart:series chart:style-name="ch9" chart:values-cell-range-address="'0.5 (100)_scaled'.G1:'0.5 (100)_scaled'.G22" chart:class="chart:scatter">
            <chart:regression-curve chart:style-name="ch10"/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0.5 (100)_scaled'.C1:'0.5 (100)_scaled'.C22</svg:desc>
                </draw:g>
              </table:table-cell>
              <table:table-cell office:value-type="float" office:value="1.6">
                <text:p>1.6</text:p>
                <draw:g>
                  <svg:desc>'0.5 (100)_scaled'.E1:'0.5 (100)_scaled'.E22</svg:desc>
                </draw:g>
              </table:table-cell>
              <table:table-cell office:value-type="float" office:value="1">
                <text:p>1</text:p>
                <draw:g>
                  <svg:desc>'0.5 (100)_scaled'.G1:'0.5 (100)_scaled'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.68">
                <text:p>4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95.4">
                <text:p>9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7">
                <text:p>54.7</text:p>
              </table:table-cell>
              <table:table-cell office:value-type="float" office:value="164.4">
                <text:p>16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4">
                <text:p>67.4</text:p>
              </table:table-cell>
              <table:table-cell office:value-type="float" office:value="182.4">
                <text:p>18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.8">
                <text:p>92.8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.2">
                <text:p>118.2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.6">
                <text:p>143.6</text:p>
              </table:table-cell>
              <table:table-cell office:value-type="float" office:value="176.4">
                <text:p>17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">
                <text:p>169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.4">
                <text:p>194.4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.8">
                <text:p>219.8</text:p>
              </table:table-cell>
              <table:table-cell office:value-type="float" office:value="90.7">
                <text:p>9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5.2">
                <text:p>245.2</text:p>
              </table:table-cell>
              <table:table-cell office:value-type="float" office:value="79.4">
                <text:p>79.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.6">
                <text:p>270.6</text:p>
              </table:table-cell>
              <table:table-cell office:value-type="float" office:value="66.7">
                <text:p>66.7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6">
                <text:p>296</text:p>
              </table:table-cell>
              <table:table-cell office:value-type="float" office:value="56.2">
                <text:p>56.2</text:p>
              </table:table-cell>
              <table:table-cell office:value-type="float" office:value="0.999969">
                <text:p>0.999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0">
                <text:p>550</text:p>
              </table:table-cell>
              <table:table-cell office:value-type="float" office:value="15.4">
                <text:p>15.4</text:p>
              </table:table-cell>
              <table:table-cell office:value-type="float" office:value="0.974927">
                <text:p>0.974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4">
                <text:p>804</text:p>
              </table:table-cell>
              <table:table-cell office:value-type="float" office:value="8.42">
                <text:p>8.42</text:p>
              </table:table-cell>
              <table:table-cell office:value-type="float" office:value="0.874611">
                <text:p>0.874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8">
                <text:p>1058</text:p>
              </table:table-cell>
              <table:table-cell office:value-type="float" office:value="5.49">
                <text:p>5.49</text:p>
              </table:table-cell>
              <table:table-cell office:value-type="float" office:value="0.755826">
                <text:p>0.755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2">
                <text:p>1312</text:p>
              </table:table-cell>
              <table:table-cell office:value-type="float" office:value="3.32">
                <text:p>3.32</text:p>
              </table:table-cell>
              <table:table-cell office:value-type="float" office:value="0.652346">
                <text:p>0.6523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6">
                <text:p>1566</text:p>
              </table:table-cell>
              <table:table-cell office:value-type="float" office:value="2.77">
                <text:p>2.77</text:p>
              </table:table-cell>
              <table:table-cell office:value-type="float" office:value="0.568615">
                <text:p>0.568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0">
                <text:p>1820</text:p>
              </table:table-cell>
              <table:table-cell office:value-type="float" office:value="1.57">
                <text:p>1.57</text:p>
              </table:table-cell>
              <table:table-cell office:value-type="float" office:value="0.501603">
                <text:p>0.501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74">
                <text:p>2074</text:p>
              </table:table-cell>
              <table:table-cell office:value-type="float" office:value="0.752">
                <text:p>0.752</text:p>
              </table:table-cell>
              <table:table-cell office:value-type="float" office:value="0.447556">
                <text:p>0.447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28">
                <text:p>2328</text:p>
              </table:table-cell>
              <table:table-cell office:value-type="float" office:value="0.424">
                <text:p>0.424</text:p>
              </table:table-cell>
              <table:table-cell office:value-type="float" office:value="0.40339">
                <text:p>0.4033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88cm" svg:stroke-color="#00b0f0" draw:fill-color="#00b0f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459cm" svg:height="10.529cm" xlink:href=".." xlink:type="simple" chart:class="chart:scatter" chart:style-name="ch1">
        <chart:title svg:x="8.097cm" svg:y="0.231cm" chart:style-name="ch2">
          <text:p>0.5 100</text:p>
        </chart:title>
        <chart:plot-area chart:style-name="ch3" table:cell-range-address="'0.5 (100)_scaled'.J1:'0.5 (100)_scaled'.K22" svg:x="1.35cm" svg:y="1.328cm" svg:width="16.74cm" svg:height="8.04cm">
          <chartooo:coordinate-region svg:x="2.086cm" svg:y="1.488cm" svg:width="15.605cm" svg:height="7.462cm"/>
          <chart:axis chart:dimension="x" chart:name="primary-x" chart:style-name="ch4">
            <chart:title svg:x="8.769cm" svg:y="9.578cm" chart:style-name="ch5">
              <text:p>Distance mm</text:p>
            </chart:title>
          </chart:axis>
          <chart:axis chart:dimension="y" chart:name="primary-y" chart:style-name="ch6">
            <chart:title svg:x="0.395cm" svg:y="4.597cm" chart:style-name="ch7">
              <text:p>Light intensity </text:p>
            </chart:title>
          </chart:axis>
          <chart:series chart:style-name="ch8" chart:values-cell-range-address="'0.5 (100)_scaled'.K1:'0.5 (100)_scaled'.K22" chart:class="chart:scatter">
            <chart:domain table:cell-range-address="'0.5 (100)_scaled'.J1:'0.5 (100)_scaled'.J22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535864978903">
                <text:p>2.9535864978903</text:p>
                <draw:g>
                  <svg:desc>'0.5 (100)_scaled'.J1:'0.5 (100)_scaled'.J22</svg:desc>
                </draw:g>
              </table:table-cell>
              <table:table-cell office:value-type="float" office:value="21.4767932489451">
                <text:p>21.4767932489451</text:p>
                <draw:g>
                  <svg:desc>'0.5 (100)_scaled'.K1:'0.5 (100)_scaled'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3037974683544">
                <text:p>4.43037974683544</text:p>
              </table:table-cell>
              <table:table-cell office:value-type="float" office:value="32.2151898734177">
                <text:p>32.2151898734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0253164556962">
                <text:p>6.20253164556962</text:p>
              </table:table-cell>
              <table:table-cell office:value-type="float" office:value="45.1012658227848">
                <text:p>45.1012658227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07805907172996">
                <text:p>8.07805907172996</text:p>
              </table:table-cell>
              <table:table-cell office:value-type="float" office:value="58.739029535865">
                <text:p>58.739029535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535864978903">
                <text:p>9.9535864978903</text:p>
              </table:table-cell>
              <table:table-cell office:value-type="float" office:value="72.3767932489452">
                <text:p>72.3767932489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04641350211">
                <text:p>13.704641350211</text:p>
              </table:table-cell>
              <table:table-cell office:value-type="float" office:value="99.6523206751055">
                <text:p>99.6523206751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56962025316">
                <text:p>17.4556962025316</text:p>
              </table:table-cell>
              <table:table-cell office:value-type="float" office:value="126.927848101266">
                <text:p>126.927848101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2067510548523">
                <text:p>21.2067510548523</text:p>
              </table:table-cell>
              <table:table-cell office:value-type="float" office:value="154.203375527426">
                <text:p>154.203375527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957805907173">
                <text:p>24.957805907173</text:p>
              </table:table-cell>
              <table:table-cell office:value-type="float" office:value="181.478902953587">
                <text:p>181.478902953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7088607594937">
                <text:p>28.7088607594937</text:p>
              </table:table-cell>
              <table:table-cell office:value-type="float" office:value="208.754430379747">
                <text:p>208.754430379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4599156118143">
                <text:p>32.4599156118143</text:p>
              </table:table-cell>
              <table:table-cell office:value-type="float" office:value="236.029957805907">
                <text:p>236.029957805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210970464135">
                <text:p>36.210970464135</text:p>
              </table:table-cell>
              <table:table-cell office:value-type="float" office:value="263.305485232067">
                <text:p>263.305485232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9620253164557">
                <text:p>39.9620253164557</text:p>
              </table:table-cell>
              <table:table-cell office:value-type="float" office:value="290.581012658228">
                <text:p>290.581012658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7130801687764">
                <text:p>43.7130801687764</text:p>
              </table:table-cell>
              <table:table-cell office:value-type="float" office:value="317.856540084388">
                <text:p>317.856540084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2236286919831">
                <text:p>81.2236286919831</text:p>
              </table:table-cell>
              <table:table-cell office:value-type="float" office:value="590.611814345992">
                <text:p>590.611814345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.73417721519">
                <text:p>118.73417721519</text:p>
              </table:table-cell>
              <table:table-cell office:value-type="float" office:value="863.367088607595">
                <text:p>863.367088607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6.244725738397">
                <text:p>156.244725738397</text:p>
              </table:table-cell>
              <table:table-cell office:value-type="float" office:value="1136.1223628692">
                <text:p>1136.1223628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.755274261603">
                <text:p>193.755274261603</text:p>
              </table:table-cell>
              <table:table-cell office:value-type="float" office:value="1408.8776371308">
                <text:p>1408.8776371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.26582278481">
                <text:p>231.26582278481</text:p>
              </table:table-cell>
              <table:table-cell office:value-type="float" office:value="1681.63291139241">
                <text:p>1681.63291139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.776371308017">
                <text:p>268.776371308017</text:p>
              </table:table-cell>
              <table:table-cell office:value-type="float" office:value="1954.38818565401">
                <text:p>1954.38818565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.286919831224">
                <text:p>306.286919831224</text:p>
              </table:table-cell>
              <table:table-cell office:value-type="float" office:value="2227.14345991561">
                <text:p>2227.143459915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3.79746835443">
                <text:p>343.79746835443</text:p>
              </table:table-cell>
              <table:table-cell office:value-type="float" office:value="2499.89873417722">
                <text:p>2499.8987341772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6cm" xlink:href=".." xlink:type="simple" chart:class="chart:scatter" chart:style-name="ch1">
        <chart:legend chart:legend-position="end" svg:x="13.704cm" svg:y="4.003cm" style:legend-expansion="high" chart:style-name="ch2"/>
        <chart:plot-area chart:style-name="ch3" table:cell-range-address="'0.5 (100)_scaled'.N1:'0.5 (100)_scaled'.N22 '0.5 (100)_scaled'.I1:'0.5 (100)_scaled'.I22 '0.5 (100)_scaled'.O1:'0.5 (100)_scaled'.O9" svg:x="0.319cm" svg:y="0.179cm" svg:width="13.066cm" svg:height="8.638cm">
          <chartooo:coordinate-region svg:x="0.65cm" svg:y="0.352cm" svg:width="12.455cm" svg:height="7.8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5 (100)_scaled'.I1:'0.5 (100)_scaled'.I22" chart:class="chart:scatter">
            <chart:domain table:cell-range-address="'0.5 (100)_scaled'.N1:'0.5 (100)_scaled'.N22"/>
            <chart:data-point chart:repeated="22"/>
          </chart:series>
          <chart:series chart:style-name="ch7" chart:values-cell-range-address="'0.5 (100)_scaled'.O1:'0.5 (100)_scaled'.O9" chart:class="chart:scatter">
            <chart:domain table:cell-range-address="'0.5 (100)_scaled'.D1:'0.5 (100)_scaled'.D22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0.5 (100)_scaled'.N1:'0.5 (100)_scaled'.N22</svg:desc>
                </draw:g>
              </table:table-cell>
              <table:table-cell office:value-type="float" office:value="256">
                <text:p>256</text:p>
                <draw:g>
                  <svg:desc>'0.5 (100)_scaled'.I1:'0.5 (100)_scaled'.I22</svg:desc>
                </draw:g>
              </table:table-cell>
              <table:table-cell office:value-type="float" office:value="5">
                <text:p>5</text:p>
                <draw:g>
                  <svg:desc>'0.5 (100)_scaled'.D1:'0.5 (100)_scaled'.D22</svg:desc>
                </draw:g>
              </table:table-cell>
              <table:table-cell office:value-type="float" office:value="168.17471925432">
                <text:p>168.17471925432</text:p>
                <draw:g>
                  <svg:desc>'0.5 (100)_scaled'.O1:'0.5 (100)_scaled'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5">
                <text:p>-7.5</text:p>
              </table:table-cell>
              <table:table-cell office:value-type="float" office:value="748.8">
                <text:p>748.8</text:p>
              </table:table-cell>
              <table:table-cell office:value-type="float" office:value="7.5">
                <text:p>7.5</text:p>
              </table:table-cell>
              <table:table-cell office:value-type="float" office:value="268.837866099438">
                <text:p>268.837866099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.5">
                <text:p>-10.5</text:p>
              </table:table-cell>
              <table:table-cell office:value-type="float" office:value="15264">
                <text:p>15264</text:p>
              </table:table-cell>
              <table:table-cell office:value-type="float" office:value="10.5">
                <text:p>10.5</text:p>
              </table:table-cell>
              <table:table-cell office:value-type="float" office:value="500.794452983734">
                <text:p>500.794452983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.675">
                <text:p>-13.675</text:p>
              </table:table-cell>
              <table:table-cell office:value-type="float" office:value="26304">
                <text:p>26304</text:p>
              </table:table-cell>
              <table:table-cell office:value-type="float" office:value="13.675">
                <text:p>13.675</text:p>
              </table:table-cell>
              <table:table-cell office:value-type="float" office:value="779.437756654327">
                <text:p>779.437756654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.85">
                <text:p>-16.85</text:p>
              </table:table-cell>
              <table:table-cell office:value-type="float" office:value="29184">
                <text:p>29184</text:p>
              </table:table-cell>
              <table:table-cell office:value-type="float" office:value="16.85">
                <text:p>16.85</text:p>
              </table:table-cell>
              <table:table-cell office:value-type="float" office:value="814.291802203125">
                <text:p>814.29180220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3.2">
                <text:p>-23.2</text:p>
              </table:table-cell>
              <table:table-cell office:value-type="float" office:value="31040">
                <text:p>31040</text:p>
              </table:table-cell>
              <table:table-cell office:value-type="float" office:value="23.2">
                <text:p>23.2</text:p>
              </table:table-cell>
              <table:table-cell office:value-type="float" office:value="1162.17224599313">
                <text:p>1162.17224599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9.55">
                <text:p>-29.55</text:p>
              </table:table-cell>
              <table:table-cell office:value-type="float" office:value="28800">
                <text:p>28800</text:p>
              </table:table-cell>
              <table:table-cell office:value-type="float" office:value="29.55">
                <text:p>29.55</text:p>
              </table:table-cell>
              <table:table-cell office:value-type="float" office:value="1540.34193487162">
                <text:p>1540.34193487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5.9">
                <text:p>-35.9</text:p>
              </table:table-cell>
              <table:table-cell office:value-type="float" office:value="28224">
                <text:p>28224</text:p>
              </table:table-cell>
              <table:table-cell office:value-type="float" office:value="35.9">
                <text:p>35.9</text:p>
              </table:table-cell>
              <table:table-cell office:value-type="float" office:value="2527.36871581154">
                <text:p>2527.36871581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2.25">
                <text:p>-42.25</text:p>
              </table:table-cell>
              <table:table-cell office:value-type="float" office:value="22400">
                <text:p>22400</text:p>
              </table:table-cell>
              <table:table-cell office:value-type="float" office:value="42.25">
                <text:p>42.25</text:p>
              </table:table-cell>
              <table:table-cell office:value-type="float" office:value="8992.27876064158">
                <text:p>8992.27876064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.6">
                <text:p>-48.6</text:p>
              </table:table-cell>
              <table:table-cell office:value-type="float" office:value="19520">
                <text:p>19520</text:p>
              </table:table-cell>
              <table:table-cell office:value-type="float" office:value="48.6">
                <text:p>4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4.95">
                <text:p>-54.95</text:p>
              </table:table-cell>
              <table:table-cell office:value-type="float" office:value="14512">
                <text:p>14512</text:p>
              </table:table-cell>
              <table:table-cell office:value-type="float" office:value="54.95">
                <text:p>54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1.3">
                <text:p>-61.3</text:p>
              </table:table-cell>
              <table:table-cell office:value-type="float" office:value="12704.0127040127">
                <text:p>12704.0127040127</text:p>
              </table:table-cell>
              <table:table-cell office:value-type="float" office:value="61.3">
                <text:p>6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7.65">
                <text:p>-67.65</text:p>
              </table:table-cell>
              <table:table-cell office:value-type="float" office:value="10672.0533602668">
                <text:p>10672.0533602668</text:p>
              </table:table-cell>
              <table:table-cell office:value-type="float" office:value="67.65">
                <text:p>67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4">
                <text:p>-74</text:p>
              </table:table-cell>
              <table:table-cell office:value-type="float" office:value="8992.27876064158">
                <text:p>8992.27876064158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7.5">
                <text:p>-137.5</text:p>
              </table:table-cell>
              <table:table-cell office:value-type="float" office:value="2527.36871581154">
                <text:p>2527.36871581154</text:p>
              </table:table-cell>
              <table:table-cell office:value-type="float" office:value="137.5">
                <text:p>13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1">
                <text:p>-201</text:p>
              </table:table-cell>
              <table:table-cell office:value-type="float" office:value="1540.34193487162">
                <text:p>1540.34193487162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4.5">
                <text:p>-264.5</text:p>
              </table:table-cell>
              <table:table-cell office:value-type="float" office:value="1162.17224599313">
                <text:p>1162.17224599313</text:p>
              </table:table-cell>
              <table:table-cell office:value-type="float" office:value="264.5">
                <text:p>26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28">
                <text:p>-328</text:p>
              </table:table-cell>
              <table:table-cell office:value-type="float" office:value="814.291802203125">
                <text:p>814.291802203125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1.5">
                <text:p>-391.5</text:p>
              </table:table-cell>
              <table:table-cell office:value-type="float" office:value="779.437756654327">
                <text:p>779.437756654327</text:p>
              </table:table-cell>
              <table:table-cell office:value-type="float" office:value="391.5">
                <text:p>39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55">
                <text:p>-455</text:p>
              </table:table-cell>
              <table:table-cell office:value-type="float" office:value="500.794452983734">
                <text:p>500.794452983734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18.5">
                <text:p>-518.5</text:p>
              </table:table-cell>
              <table:table-cell office:value-type="float" office:value="268.837866099438">
                <text:p>268.837866099438</text:p>
              </table:table-cell>
              <table:table-cell office:value-type="float" office:value="518.5">
                <text:p>51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82">
                <text:p>-582</text:p>
              </table:table-cell>
              <table:table-cell office:value-type="float" office:value="168.17471925432">
                <text:p>168.17471925432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308cm" svg:height="11.781cm" xlink:href=".." xlink:type="simple" chart:class="chart:scatter" chart:style-name="ch1">
        <chart:title svg:x="3.899cm" svg:y="0.705cm" chart:style-name="ch2">
          <text:p>Intensity measurements for UV laser with 0.3 offfset </text:p>
        </chart:title>
        <chart:plot-area chart:style-name="ch3" table:cell-range-address="'0.3'.C3:'0.3'.D26" svg:x="0.636cm" svg:y="1.197cm" svg:width="17.081cm" svg:height="9.53cm">
          <chartooo:coordinate-region svg:x="1.213cm" svg:y="1.357cm" svg:width="16.264cm" svg:height="8.952cm"/>
          <chart:axis chart:dimension="x" chart:name="primary-x" chart:style-name="ch4">
            <chart:title svg:x="8.186cm" svg:y="10.962cm" chart:style-name="ch5">
              <text:p>Distance (cm)</text:p>
            </chart:title>
          </chart:axis>
          <chart:axis chart:dimension="y" chart:name="primary-y" chart:style-name="ch4">
            <chart:title svg:x="0cm" svg:y="6.913cm" chart:style-name="ch6">
              <text:p>Voltage( mV)</text:p>
            </chart:title>
          </chart:axis>
          <chart:series chart:style-name="ch7" chart:values-cell-range-address="'0.3'.D3:'0.3'.D26" chart:class="chart:scatter">
            <chart:domain table:cell-range-address="'0.3'.C3:'0.3'.C26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'0.3'.C3:'0.3'.C26</svg:desc>
                </draw:g>
              </table:table-cell>
              <table:table-cell office:value-type="float" office:value="7">
                <text:p>7</text:p>
                <draw:g>
                  <svg:desc>'0.3'.D3:'0.3'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27">
                <text:p>43.27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54">
                <text:p>44.54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81">
                <text:p>45.8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08">
                <text:p>47.08</text:p>
              </table:table-cell>
              <table:table-cell office:value-type="float" office:value="336.8">
                <text:p>33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35">
                <text:p>48.35</text:p>
              </table:table-cell>
              <table:table-cell office:value-type="float" office:value="352.8">
                <text:p>35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62">
                <text:p>49.6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89">
                <text:p>50.89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16">
                <text:p>52.16</text:p>
              </table:table-cell>
              <table:table-cell office:value-type="float" office:value="317.2">
                <text:p>31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43">
                <text:p>53.4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7">
                <text:p>54.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24">
                <text:p>57.24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78">
                <text:p>59.78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32">
                <text:p>62.32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86">
                <text:p>64.86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4">
                <text:p>67.4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.8">
                <text:p>92.8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.2">
                <text:p>118.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.6">
                <text:p>143.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9">
                <text:p>16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.4">
                <text:p>194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9.8">
                <text:p>219.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5.2">
                <text:p>245.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0.6">
                <text:p>270.6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308cm" svg:height="11.781cm" xlink:href=".." xlink:type="simple" chart:class="chart:scatter" chart:style-name="ch1">
        <chart:title svg:x="3.786cm" svg:y="0.37cm" chart:style-name="ch2">
          <text:p>Intensity measurements for UV laser with 0.3 offfset </text:p>
        </chart:title>
        <chart:plot-area chart:style-name="ch3" table:cell-range-address="'0.3'.C3:'0.3'.D18" svg:x="0.636cm" svg:y="1.197cm" svg:width="17.002cm" svg:height="9.53cm">
          <chartooo:coordinate-region svg:x="1.213cm" svg:y="1.357cm" svg:width="16.264cm" svg:height="8.952cm"/>
          <chart:axis chart:dimension="x" chart:name="primary-x" chart:style-name="ch4">
            <chart:title svg:x="8.147cm" svg:y="10.962cm" chart:style-name="ch5">
              <text:p>Distance (cm)</text:p>
            </chart:title>
          </chart:axis>
          <chart:axis chart:dimension="y" chart:name="primary-y" chart:style-name="ch4">
            <chart:title svg:x="0cm" svg:y="6.913cm" chart:style-name="ch6">
              <text:p>Voltage( mV)</text:p>
            </chart:title>
          </chart:axis>
          <chart:series chart:style-name="ch7" chart:values-cell-range-address="'0.3'.D3:'0.3'.D18" chart:class="chart:scatter">
            <chart:domain table:cell-range-address="'0.3'.C3:'0.3'.C18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'0.3'.C3:'0.3'.C18</svg:desc>
                </draw:g>
              </table:table-cell>
              <table:table-cell office:value-type="float" office:value="7">
                <text:p>7</text:p>
                <draw:g>
                  <svg:desc>'0.3'.D3:'0.3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27">
                <text:p>43.27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54">
                <text:p>44.54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81">
                <text:p>45.8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08">
                <text:p>47.08</text:p>
              </table:table-cell>
              <table:table-cell office:value-type="float" office:value="336.8">
                <text:p>33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35">
                <text:p>48.35</text:p>
              </table:table-cell>
              <table:table-cell office:value-type="float" office:value="352.8">
                <text:p>35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62">
                <text:p>49.6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89">
                <text:p>50.89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16">
                <text:p>52.16</text:p>
              </table:table-cell>
              <table:table-cell office:value-type="float" office:value="317.2">
                <text:p>31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43">
                <text:p>53.4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7">
                <text:p>54.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24">
                <text:p>57.24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78">
                <text:p>59.78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32">
                <text:p>62.32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86">
                <text:p>64.86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4">
                <text:p>67.4</text:p>
              </table:table-cell>
              <table:table-cell office:value-type="float" office:value="101.4">
                <text:p>101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inimum="4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309cm" svg:height="11.782cm" xlink:href=".." xlink:type="simple" chart:class="chart:scatter" chart:column-mapping="0" chart:style-name="ch1">
        <chart:title svg:x="3.786cm" svg:y="0.37cm" chart:style-name="ch2">
          <text:p>Intensity measurements for UV laser with 0.3 offfset </text:p>
        </chart:title>
        <chart:plot-area chart:style-name="ch3" table:cell-range-address="'0.3'.C3:'0.3'.D18 '0.2'.D3:'0.2'.D18 '0.5'.E2:'0.5'.E16" svg:x="0.636cm" svg:y="1.197cm" svg:width="17.003cm" svg:height="9.531cm">
          <chartooo:coordinate-region svg:x="1.213cm" svg:y="1.357cm" svg:width="16.265cm" svg:height="8.953cm"/>
          <chart:axis chart:dimension="x" chart:name="primary-x" chart:style-name="ch4">
            <chart:title svg:x="8.147cm" svg:y="10.963cm" chart:style-name="ch5">
              <text:p>Distance (cm)</text:p>
            </chart:title>
          </chart:axis>
          <chart:axis chart:dimension="y" chart:name="primary-y" chart:style-name="ch6">
            <chart:title svg:x="0cm" svg:y="6.913cm" chart:style-name="ch7">
              <text:p>Voltage( mV)</text:p>
            </chart:title>
          </chart:axis>
          <chart:series chart:style-name="ch8" chart:values-cell-range-address="'0.3'.D3:'0.3'.D18" chart:class="chart:scatter">
            <chart:domain table:cell-range-address="'0.3'.C3:'0.3'.C18"/>
            <chart:data-point chart:repeated="16"/>
          </chart:series>
          <chart:series chart:style-name="ch9" chart:values-cell-range-address="'0.2'.D3:'0.2'.D18" chart:class="chart:scatter">
            <chart:domain table:cell-range-address="'0.2'.C3:'0.2'.C18"/>
            <chart:data-point chart:repeated="16"/>
          </chart:series>
          <chart:series chart:style-name="ch10" chart:values-cell-range-address="'0.5'.E2:'0.5'.E16" chart:class="chart:scatter">
            <chart:domain table:cell-range-address="'0.5'.C2:'0.5'.C16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'0.3'.C3:'0.3'.C18</svg:desc>
                </draw:g>
              </table:table-cell>
              <table:table-cell office:value-type="float" office:value="7">
                <text:p>7</text:p>
                <draw:g>
                  <svg:desc>'0.3'.D3:'0.3'.D18</svg:desc>
                </draw:g>
              </table:table-cell>
              <table:table-cell office:value-type="float" office:value="42">
                <text:p>42</text:p>
                <draw:g>
                  <svg:desc>'0.2'.C3:'0.2'.C18</svg:desc>
                </draw:g>
              </table:table-cell>
              <table:table-cell office:value-type="float" office:value="0.8">
                <text:p>0.8</text:p>
                <draw:g>
                  <svg:desc>'0.2'.D3:'0.2'.D18</svg:desc>
                </draw:g>
              </table:table-cell>
              <table:table-cell office:value-type="float" office:value="42">
                <text:p>42</text:p>
                <draw:g>
                  <svg:desc>'0.5'.C2:'0.5'.C16</svg:desc>
                </draw:g>
              </table:table-cell>
              <table:table-cell office:value-type="float" office:value="20.05">
                <text:p>20.05</text:p>
                <draw:g>
                  <svg:desc>'0.5'.E2:'0.5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27">
                <text:p>43.27</text:p>
              </table:table-cell>
              <table:table-cell office:value-type="float" office:value="69.4">
                <text:p>69.4</text:p>
              </table:table-cell>
              <table:table-cell office:value-type="float" office:value="43.27">
                <text:p>43.27</text:p>
              </table:table-cell>
              <table:table-cell office:value-type="float" office:value="2.1">
                <text:p>2.1</text:p>
              </table:table-cell>
              <table:table-cell office:value-type="float" office:value="43.27">
                <text:p>43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54">
                <text:p>44.54</text:p>
              </table:table-cell>
              <table:table-cell office:value-type="float" office:value="249.6">
                <text:p>249.6</text:p>
              </table:table-cell>
              <table:table-cell office:value-type="float" office:value="44.54">
                <text:p>44.54</text:p>
              </table:table-cell>
              <table:table-cell office:value-type="float" office:value="21.2">
                <text:p>21.2</text:p>
              </table:table-cell>
              <table:table-cell office:value-type="float" office:value="44.54">
                <text:p>44.54</text:p>
              </table:table-cell>
              <table:table-cell office:value-type="float" office:value="299.24">
                <text:p>299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81">
                <text:p>45.81</text:p>
              </table:table-cell>
              <table:table-cell office:value-type="float" office:value="336">
                <text:p>336</text:p>
              </table:table-cell>
              <table:table-cell office:value-type="float" office:value="45.81">
                <text:p>45.81</text:p>
              </table:table-cell>
              <table:table-cell office:value-type="float" office:value="117.1">
                <text:p>117.1</text:p>
              </table:table-cell>
              <table:table-cell office:value-type="float" office:value="45.81">
                <text:p>45.81</text:p>
              </table:table-cell>
              <table:table-cell office:value-type="float" office:value="335.6">
                <text:p>33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08">
                <text:p>47.08</text:p>
              </table:table-cell>
              <table:table-cell office:value-type="float" office:value="336.8">
                <text:p>336.8</text:p>
              </table:table-cell>
              <table:table-cell office:value-type="float" office:value="47.08">
                <text:p>47.08</text:p>
              </table:table-cell>
              <table:table-cell office:value-type="float" office:value="210.4">
                <text:p>210.4</text:p>
              </table:table-cell>
              <table:table-cell office:value-type="float" office:value="47.08">
                <text:p>47.08</text:p>
              </table:table-cell>
              <table:table-cell office:value-type="float" office:value="369.7">
                <text:p>36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35">
                <text:p>48.35</text:p>
              </table:table-cell>
              <table:table-cell office:value-type="float" office:value="352.8">
                <text:p>352.8</text:p>
              </table:table-cell>
              <table:table-cell office:value-type="float" office:value="48.35">
                <text:p>48.35</text:p>
              </table:table-cell>
              <table:table-cell office:value-type="float" office:value="242">
                <text:p>242</text:p>
              </table:table-cell>
              <table:table-cell office:value-type="float" office:value="48.35">
                <text:p>48.35</text:p>
              </table:table-cell>
              <table:table-cell office:value-type="float" office:value="349.92">
                <text:p>34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62">
                <text:p>49.62</text:p>
              </table:table-cell>
              <table:table-cell office:value-type="float" office:value="344">
                <text:p>344</text:p>
              </table:table-cell>
              <table:table-cell office:value-type="float" office:value="49.62">
                <text:p>49.62</text:p>
              </table:table-cell>
              <table:table-cell office:value-type="float" office:value="267.2">
                <text:p>267.2</text:p>
              </table:table-cell>
              <table:table-cell office:value-type="float" office:value="49.62">
                <text:p>49.62</text:p>
              </table:table-cell>
              <table:table-cell office:value-type="float" office:value="350.07">
                <text:p>35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89">
                <text:p>50.89</text:p>
              </table:table-cell>
              <table:table-cell office:value-type="float" office:value="341.6">
                <text:p>341.6</text:p>
              </table:table-cell>
              <table:table-cell office:value-type="float" office:value="50.89">
                <text:p>50.89</text:p>
              </table:table-cell>
              <table:table-cell office:value-type="float" office:value="266">
                <text:p>266</text:p>
              </table:table-cell>
              <table:table-cell office:value-type="float" office:value="50.89">
                <text:p>50.89</text:p>
              </table:table-cell>
              <table:table-cell office:value-type="float" office:value="333.87">
                <text:p>333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16">
                <text:p>52.16</text:p>
              </table:table-cell>
              <table:table-cell office:value-type="float" office:value="317.2">
                <text:p>317.2</text:p>
              </table:table-cell>
              <table:table-cell office:value-type="float" office:value="52.16">
                <text:p>52.16</text:p>
              </table:table-cell>
              <table:table-cell office:value-type="float" office:value="273.6">
                <text:p>273.6</text:p>
              </table:table-cell>
              <table:table-cell office:value-type="float" office:value="52.16">
                <text:p>52.16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43">
                <text:p>53.43</text:p>
              </table:table-cell>
              <table:table-cell office:value-type="float" office:value="302">
                <text:p>302</text:p>
              </table:table-cell>
              <table:table-cell office:value-type="float" office:value="53.43">
                <text:p>53.43</text:p>
              </table:table-cell>
              <table:table-cell office:value-type="float" office:value="260.4">
                <text:p>260.4</text:p>
              </table:table-cell>
              <table:table-cell office:value-type="float" office:value="54.7">
                <text:p>5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7">
                <text:p>54.7</text:p>
              </table:table-cell>
              <table:table-cell office:value-type="float" office:value="282">
                <text:p>282</text:p>
              </table:table-cell>
              <table:table-cell office:value-type="float" office:value="54.7">
                <text:p>54.7</text:p>
              </table:table-cell>
              <table:table-cell office:value-type="float" office:value="261.6">
                <text:p>261.6</text:p>
              </table:table-cell>
              <table:table-cell office:value-type="float" office:value="57.24">
                <text:p>57.24</text:p>
              </table:table-cell>
              <table:table-cell office:value-type="float" office:value="248.33">
                <text:p>248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24">
                <text:p>57.24</text:p>
              </table:table-cell>
              <table:table-cell office:value-type="float" office:value="249.6">
                <text:p>249.6</text:p>
              </table:table-cell>
              <table:table-cell office:value-type="float" office:value="57.24">
                <text:p>57.24</text:p>
              </table:table-cell>
              <table:table-cell office:value-type="float" office:value="261.2">
                <text:p>261.2</text:p>
              </table:table-cell>
              <table:table-cell office:value-type="float" office:value="59.78">
                <text:p>59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78">
                <text:p>59.78</text:p>
              </table:table-cell>
              <table:table-cell office:value-type="float" office:value="201.6">
                <text:p>201.6</text:p>
              </table:table-cell>
              <table:table-cell office:value-type="float" office:value="59.78">
                <text:p>59.78</text:p>
              </table:table-cell>
              <table:table-cell office:value-type="float" office:value="256">
                <text:p>256</text:p>
              </table:table-cell>
              <table:table-cell office:value-type="float" office:value="62.32">
                <text:p>62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32">
                <text:p>62.32</text:p>
              </table:table-cell>
              <table:table-cell office:value-type="float" office:value="163.6">
                <text:p>163.6</text:p>
              </table:table-cell>
              <table:table-cell office:value-type="float" office:value="62.32">
                <text:p>62.32</text:p>
              </table:table-cell>
              <table:table-cell office:value-type="float" office:value="214">
                <text:p>214</text:p>
              </table:table-cell>
              <table:table-cell office:value-type="float" office:value="64.86">
                <text:p>64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86">
                <text:p>64.86</text:p>
              </table:table-cell>
              <table:table-cell office:value-type="float" office:value="139.6">
                <text:p>139.6</text:p>
              </table:table-cell>
              <table:table-cell office:value-type="float" office:value="64.86">
                <text:p>64.86</text:p>
              </table:table-cell>
              <table:table-cell office:value-type="float" office:value="190">
                <text:p>190</text:p>
              </table:table-cell>
              <table:table-cell office:value-type="float" office:value="67.4">
                <text:p>67.4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4">
                <text:p>67.4</text:p>
              </table:table-cell>
              <table:table-cell office:value-type="float" office:value="101.4">
                <text:p>101.4</text:p>
              </table:table-cell>
              <table:table-cell office:value-type="float" office:value="67.4">
                <text:p>67.4</text:p>
              </table:table-cell>
              <table:table-cell office:value-type="float" office:value="164.4">
                <text:p>16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true" chart:minimum="1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414cm" svg:height="11.076cm" xlink:href=".." xlink:type="simple" chart:class="chart:scatter" chart:style-name="ch1">
        <chart:title svg:x="3.834cm" svg:y="0.529cm" chart:style-name="ch2">
          <text:p>Intensity measurements for UV laser with 0.2 offfset </text:p>
        </chart:title>
        <chart:plot-area chart:style-name="ch3" table:cell-range-address="'0.2'.C3:'0.2'.D26" svg:x="0.605cm" svg:y="0.228cm" svg:width="17.611cm" svg:height="10.358cm">
          <chartooo:coordinate-region svg:x="1.182cm" svg:y="0.388cm" svg:width="16.715cm" svg:height="9.78cm"/>
          <chart:axis chart:dimension="x" chart:name="primary-x" chart:style-name="ch4">
            <chart:title svg:x="8.42cm" svg:y="10.546cm" chart:style-name="ch5">
              <text:p>Distance (cm)</text:p>
            </chart:title>
          </chart:axis>
          <chart:axis chart:dimension="y" chart:name="primary-y" chart:style-name="ch6">
            <chart:title svg:x="0.036cm" svg:y="5.117cm" chart:style-name="ch7">
              <text:p>Voltage  (mV)</text:p>
            </chart:title>
          </chart:axis>
          <chart:series chart:style-name="ch8" chart:values-cell-range-address="'0.2'.D3:'0.2'.D26" chart:class="chart:scatter">
            <chart:domain table:cell-range-address="'0.2'.C3:'0.2'.C26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'0.2'.C3:'0.2'.C26</svg:desc>
                </draw:g>
              </table:table-cell>
              <table:table-cell office:value-type="float" office:value="0.8">
                <text:p>0.8</text:p>
                <draw:g>
                  <svg:desc>'0.2'.D3:'0.2'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27">
                <text:p>43.2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54">
                <text:p>44.54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81">
                <text:p>45.81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08">
                <text:p>47.08</text:p>
              </table:table-cell>
              <table:table-cell office:value-type="float" office:value="210.4">
                <text:p>21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35">
                <text:p>48.3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62">
                <text:p>49.62</text:p>
              </table:table-cell>
              <table:table-cell office:value-type="float" office:value="267.2">
                <text:p>26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89">
                <text:p>50.8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16">
                <text:p>52.16</text:p>
              </table:table-cell>
              <table:table-cell office:value-type="float" office:value="273.6">
                <text:p>273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43">
                <text:p>53.43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7">
                <text:p>54.7</text:p>
              </table:table-cell>
              <table:table-cell office:value-type="float" office:value="261.6">
                <text:p>26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24">
                <text:p>57.24</text:p>
              </table:table-cell>
              <table:table-cell office:value-type="float" office:value="261.2">
                <text:p>26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78">
                <text:p>59.7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32">
                <text:p>62.3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86">
                <text:p>64.8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4">
                <text:p>67.4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.8">
                <text:p>92.8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.2">
                <text:p>118.2</text:p>
              </table:table-cell>
              <table:table-cell office:value-type="float" office:value="29.36">
                <text:p>29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.6">
                <text:p>143.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9">
                <text:p>169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.4">
                <text:p>194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9.8">
                <text:p>219.8</text:p>
              </table:table-cell>
              <table:table-cell office:value-type="float" office:value="3.752">
                <text:p>3.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5.2">
                <text:p>245.2</text:p>
              </table:table-cell>
              <table:table-cell office:value-type="float" office:value="3.664">
                <text:p>3.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0.6">
                <text:p>270.6</text:p>
              </table:table-cell>
              <table:table-cell office:value-type="float" office:value="3.264">
                <text:p>3.2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379cm" svg:height="11.076cm" xlink:href=".." xlink:type="simple" chart:class="chart:scatter" chart:style-name="ch1">
        <chart:title svg:x="4.416cm" svg:y="0.247cm" chart:style-name="ch2">
          <text:p>Intensity measurements for UV laser with 0.2 offfset </text:p>
        </chart:title>
        <chart:plot-area chart:style-name="ch3" table:cell-range-address="'0.2'.C3:'0.2'.D19" svg:x="0.602cm" svg:y="0.228cm" svg:width="17.5cm" svg:height="10.358cm">
          <chartooo:coordinate-region svg:x="1.179cm" svg:y="0.388cm" svg:width="16.683cm" svg:height="9.78cm"/>
          <chart:axis chart:dimension="x" chart:name="primary-x" chart:style-name="ch4">
            <chart:title svg:x="8.362cm" svg:y="10.546cm" chart:style-name="ch5">
              <text:p>Distance (cm)</text:p>
            </chart:title>
          </chart:axis>
          <chart:axis chart:dimension="y" chart:name="primary-y" chart:style-name="ch4">
            <chart:title svg:x="0.036cm" svg:y="5.117cm" chart:style-name="ch6">
              <text:p>Voltage  (mV)</text:p>
            </chart:title>
          </chart:axis>
          <chart:series chart:style-name="ch7" chart:values-cell-range-address="'0.2'.D3:'0.2'.D19" chart:class="chart:scatter">
            <chart:domain table:cell-range-address="'0.2'.C3:'0.2'.C19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'0.2'.C3:'0.2'.C19</svg:desc>
                </draw:g>
              </table:table-cell>
              <table:table-cell office:value-type="float" office:value="0.8">
                <text:p>0.8</text:p>
                <draw:g>
                  <svg:desc>'0.2'.D3:'0.2'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27">
                <text:p>43.2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54">
                <text:p>44.54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81">
                <text:p>45.81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08">
                <text:p>47.08</text:p>
              </table:table-cell>
              <table:table-cell office:value-type="float" office:value="210.4">
                <text:p>21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35">
                <text:p>48.3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62">
                <text:p>49.62</text:p>
              </table:table-cell>
              <table:table-cell office:value-type="float" office:value="267.2">
                <text:p>26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89">
                <text:p>50.8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16">
                <text:p>52.16</text:p>
              </table:table-cell>
              <table:table-cell office:value-type="float" office:value="273.6">
                <text:p>273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43">
                <text:p>53.43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7">
                <text:p>54.7</text:p>
              </table:table-cell>
              <table:table-cell office:value-type="float" office:value="261.6">
                <text:p>26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24">
                <text:p>57.24</text:p>
              </table:table-cell>
              <table:table-cell office:value-type="float" office:value="261.2">
                <text:p>26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78">
                <text:p>59.7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32">
                <text:p>62.3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86">
                <text:p>64.8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4">
                <text:p>67.4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.8">
                <text:p>92.8</text:p>
              </table:table-cell>
              <table:table-cell office:value-type="float" office:value="63.6">
                <text:p>63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88cm" svg:stroke-color="#7030a0" draw:fill-color="#7030a0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6.351cm" svg:height="11.853cm" xlink:href=".." xlink:type="simple" chart:class="chart:scatter" chart:style-name="ch1">
        <chart:title svg:x="10.704cm" svg:y="0.372cm" chart:style-name="ch2">
          <text:p>lntensity profile along x </text:p>
        </chart:title>
        <chart:legend chart:legend-position="end" svg:x="22.135cm" svg:y="3.764cm" style:legend-expansion="high" chart:style-name="ch3"/>
        <chart:plot-area chart:style-name="ch4" table:cell-range-address="Sheet6.B1:Sheet6.C19 Sheet6.D2:Sheet6.D12 Sheet6.F2:Sheet6.F12" chart:data-source-has-labels="row" svg:x="0.377cm" svg:y="1.219cm" svg:width="25.454cm" svg:height="10.143cm">
          <chartooo:coordinate-region svg:x="0.589cm" svg:y="1.379cm" svg:width="25.081cm" svg:height="9.565cm"/>
          <chart:axis chart:dimension="x" chart:name="primary-x" chart:style-name="ch5"/>
          <chart:axis chart:dimension="y" chart:name="primary-y" chart:style-name="ch5"/>
          <chart:series chart:style-name="ch6" chart:values-cell-range-address="Sheet6.C1:Sheet6.C19" loext:label-string="&quot;60 inches &quot;" chart:class="chart:scatter">
            <chart:domain table:cell-range-address="Sheet6.B1:Sheet6.B19"/>
            <chart:data-point chart:repeated="19"/>
          </chart:series>
          <chart:series chart:style-name="ch7" chart:values-cell-range-address="Sheet6.D2:Sheet6.D12" loext:label-string="&quot;80 inches&quot;" chart:class="chart:scatter">
            <chart:domain table:cell-range-address="Sheet6.B2:Sheet6.B12"/>
            <chart:data-point chart:repeated="11"/>
          </chart:series>
          <chart:series chart:style-name="ch8" chart:values-cell-range-address="Sheet6.F2:Sheet6.F12" chart:class="chart:scatter">
            <chart:domain table:cell-range-address="Sheet6.B2:Sheet6.B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60 inches </text:p>
              </table:table-cell>
              <table:table-cell office:value-type="string">
                <text:p>Column B</text:p>
              </table:table-cell>
              <table:table-cell office:value-type="string">
                <text:p>80 inches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6.B1:Sheet6.B19</svg:desc>
                </draw:g>
              </table:table-cell>
              <table:table-cell office:value-type="float" office:value="NaN">
                <text:p>NaN</text:p>
                <draw:g>
                  <svg:desc>Sheet6.C1:Sheet6.C19</svg:desc>
                </draw:g>
              </table:table-cell>
              <table:table-cell office:value-type="float" office:value="-8">
                <text:p>-8</text:p>
                <draw:g>
                  <svg:desc>Sheet6.B2:Sheet6.B12</svg:desc>
                </draw:g>
              </table:table-cell>
              <table:table-cell office:value-type="float" office:value="NaN">
                <text:p>NaN</text:p>
                <draw:g>
                  <svg:desc>Sheet6.D2:Sheet6.D12</svg:desc>
                </draw:g>
              </table:table-cell>
              <table:table-cell office:value-type="float" office:value="-8">
                <text:p>-8</text:p>
                <draw:g>
                  <svg:desc>Sheet6.B2:Sheet6.B12</svg:desc>
                </draw:g>
              </table:table-cell>
              <table:table-cell office:value-type="float" office:value="NaN">
                <text:p>NaN</text:p>
                <draw:g>
                  <svg:desc>Sheet6.F2:Sheet6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0.16">
                <text:p>0.16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0.2">
                <text:p>0.2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0.4">
                <text:p>0.4</text:p>
              </table:table-cell>
              <table:table-cell office:value-type="float" office:value="-2">
                <text:p>-2</text:p>
              </table:table-cell>
              <table:table-cell office:value-type="float" office:value="0.152">
                <text:p>0.152</text:p>
              </table:table-cell>
              <table:table-cell office:value-type="float" office:value="-2">
                <text:p>-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2.152">
                <text:p>2.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352">
                <text:p>0.352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4">
                <text:p>4</text:p>
              </table:table-cell>
              <table:table-cell office:value-type="float" office:value="1.04">
                <text:p>1.04</text:p>
              </table:table-cell>
              <table:table-cell office:value-type="float" office:value="4">
                <text:p>4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.6">
                <text:p>3.6</text:p>
              </table:table-cell>
              <table:table-cell office:value-type="float" office:value="6">
                <text:p>6</text:p>
              </table:table-cell>
              <table:table-cell office:value-type="float" office:value="0.216">
                <text:p>0.2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14">
                <text:p>1.1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ogarithmic"/>
      <style:graphic-properties svg:stroke-width="0.053cm" svg:stroke-color="#5b9bd5"/>
    </style:style>
    <style:style style:name="ch7" style:family="chart">
      <style:chart-properties loext:regression-name="" loext:regression-max-degree="5" loext:regression-period="2" loext:regression-force-intercept="false" chart:regression-type="polynomial"/>
      <style:graphic-properties svg:stroke-width="0.053cm" svg:stroke-color="#5b9bd5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9.878cm" svg:height="11.288cm" xlink:href=".." xlink:type="simple" chart:class="chart:scatter" chart:style-name="ch1">
        <chart:title svg:x="6.397cm" svg:y="0.36cm" chart:style-name="ch2">
          <text:p>Intensity Profile along x 0.5 offset  </text:p>
        </chart:title>
        <chart:plot-area chart:style-name="ch3" table:cell-range-address="'0.5 UV 01.csv'.B2:'0.5 UV 01.csv'.B17 '0.5 UV 01.csv'.E2:'0.5 UV 01.csv'.E17" svg:x="0.397cm" svg:y="1.358cm" svg:width="19.084cm" svg:height="9.705cm">
          <chartooo:coordinate-region svg:x="0.609cm" svg:y="1.518cm" svg:width="18.711cm" svg:height="9.127cm"/>
          <chart:axis chart:dimension="x" chart:name="primary-x" chart:style-name="ch4"/>
          <chart:axis chart:dimension="y" chart:name="primary-y" chart:style-name="ch4"/>
          <chart:series chart:style-name="ch5" chart:values-cell-range-address="'0.5 UV 01.csv'.E2:'0.5 UV 01.csv'.E17" chart:class="chart:scatter">
            <chart:domain table:cell-range-address="'0.5 UV 01.csv'.B2:'0.5 UV 01.csv'.B17"/>
            <chart:regression-curve chart:style-name="ch6"/>
            <chart:regression-curve chart:style-name="ch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859">
                <text:p>-9.859</text:p>
                <draw:g>
                  <svg:desc>'0.5 UV 01.csv'.B2:'0.5 UV 01.csv'.B17</svg:desc>
                </draw:g>
              </table:table-cell>
              <table:table-cell office:value-type="float" office:value="0.52">
                <text:p>0.52</text:p>
                <draw:g>
                  <svg:desc>'0.5 UV 01.csv'.E2:'0.5 UV 01.csv'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859">
                <text:p>-7.859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.859">
                <text:p>-5.859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859">
                <text:p>-3.859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59">
                <text:p>-2.859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859">
                <text:p>-1.859</text:p>
              </table:table-cell>
              <table:table-cell office:value-type="float" office:value="3.872">
                <text:p>3.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59">
                <text:p>-1.859</text:p>
              </table:table-cell>
              <table:table-cell office:value-type="float" office:value="3.264">
                <text:p>3.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59">
                <text:p>-1.859</text:p>
              </table:table-cell>
              <table:table-cell office:value-type="float" office:value="3.608">
                <text:p>3.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59">
                <text:p>-0.859</text:p>
              </table:table-cell>
              <table:table-cell office:value-type="float" office:value="2.992">
                <text:p>2.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1">
                <text:p>0.141</text:p>
              </table:table-cell>
              <table:table-cell office:value-type="float" office:value="2.144">
                <text:p>2.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1">
                <text:p>0.141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41">
                <text:p>1.141</text:p>
              </table:table-cell>
              <table:table-cell office:value-type="float" office:value="3.024">
                <text:p>3.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41">
                <text:p>2.141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41">
                <text:p>4.141</text:p>
              </table:table-cell>
              <table:table-cell office:value-type="float" office:value="2.232">
                <text:p>2.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41">
                <text:p>6.141</text:p>
              </table:table-cell>
              <table:table-cell office:value-type="float" office:value="1.464">
                <text:p>1.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141">
                <text:p>8.141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